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fo:color="#345a8a"/>
    </style:style>
    <style:style style:name="T2" style:family="text">
      <style:text-properties fo:font-size="24.00pt" fo:font-weight="bold" fo:font-family="Calibri" style:font-family-asian="Calibri" style:font-family-complex="Calibri" fo:background-color="transparent" fo:color="#345a8a"/>
    </style:style>
    <style:style style:name="T3" style:family="text">
      <style:text-properties fo:font-size="24.00pt" fo:font-weight="bold" fo:font-family="Calibri" style:font-family-asian="Calibri" style:font-family-complex="Calibri" fo:background-color="transparent" fo:color="#345a8a"/>
    </style:style>
    <style:style style:name="T4" style:family="text">
      <style:text-properties fo:font-size="16.00pt" fo:font-weight="bold" fo:font-family="Calibri" style:font-family-asian="Calibri" style:font-family-complex="Calibri" fo:background-color="transparent" fo:color="#345a8a"/>
    </style:style>
    <style:style style:name="T5" style:family="text">
      <style:text-properties fo:font-size="12.00pt" fo:font-weight="normal" fo:font-family="Cambria" style:font-family-asian="Cambria" style:font-family-complex="Cambria" fo:background-color="transparent" style:use-window-font-color="true"/>
    </style:style>
    <style:style style:name="T6" style:family="text">
      <style:text-properties fo:font-size="12.00pt" fo:font-weight="normal" fo:font-family="Times" style:font-family-asian="Times" style:font-family-complex="Time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style:text-underline-mode="continuous" style:text-underline-type="single" style:text-underline-style="solid" style:text-underline-width="normal" fo:font-family="'Helvetica Neue'" style:font-family-asian="'Helvetica Neue'" style:font-family-complex="'Helvetica Neue'" fo:background-color="transparent" fo:color="#262626"/>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style:text-underline-mode="continuous" style:text-underline-type="single" style:text-underline-style="solid" style:text-underline-width="normal" fo:font-family="'Helvetica Neue'" style:font-family-asian="'Helvetica Neue'" style:font-family-complex="'Helvetica Neue'" fo:background-color="transparent" fo:color="#262626"/>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Helvetica Neue'" style:font-family-asian="'Helvetica Neue'" style:font-family-complex="'Helvetica Neue'" fo:background-color="transparent" fo:color="#262626"/>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Helvetica Neue'" style:font-family-asian="'Helvetica Neue'" style:font-family-complex="'Helvetica Neue'" fo:background-color="transparent" fo:color="#262626"/>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normal" fo:font-family="'Helvetica Neue'" style:font-family-asian="'Helvetica Neue'" style:font-family-complex="'Helvetica Neue'" fo:background-color="transparent" fo:color="#262626"/>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Helvetica Neue'" style:font-family-asian="'Helvetica Neue'" style:font-family-complex="'Helvetica Neue'" fo:background-color="transparent" fo:color="#262626"/>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normal" fo:font-family="'Helvetica Neue'" style:font-family-asian="'Helvetica Neue'" style:font-family-complex="'Helvetica Neue'" fo:background-color="transparent" fo:color="#262626"/>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normal" fo:font-family="'Helvetica Neue'" style:font-family-asian="'Helvetica Neue'" style:font-family-complex="'Helvetica Neue'" fo:background-color="transparent" fo:color="#262626"/>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Helvetica Neue'" style:font-family-asian="'Helvetica Neue'" style:font-family-complex="'Helvetica Neue'" fo:background-color="transparent" fo:color="#262626"/>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normal" fo:font-family="'Helvetica Neue'" style:font-family-asian="'Helvetica Neue'" style:font-family-complex="'Helvetica Neue'" fo:background-color="transparent" fo:color="#262626"/>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Helvetica Neue'" style:font-family-asian="'Helvetica Neue'" style:font-family-complex="'Helvetica Neue'" fo:background-color="transparent" fo:color="#262626"/>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normal" fo:font-family="'Helvetica Neue'" style:font-family-asian="'Helvetica Neue'" style:font-family-complex="'Helvetica Neue'" fo:background-color="transparent" fo:color="#262626"/>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normal" fo:font-family="'Helvetica Neue'" style:font-family-asian="'Helvetica Neue'" style:font-family-complex="'Helvetica Neue'" fo:background-color="transparent" fo:color="#262626"/>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normal" fo:font-family="'Helvetica Neue'" style:font-family-asian="'Helvetica Neue'" style:font-family-complex="'Helvetica Neue'" fo:background-color="transparent" fo:color="#262626"/>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normal" fo:font-family="'Helvetica Neue'" style:font-family-asian="'Helvetica Neue'" style:font-family-complex="'Helvetica Neue'" fo:background-color="transparent" fo:color="#262626"/>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normal" fo:font-family="'Helvetica Neue'" style:font-family-asian="'Helvetica Neue'" style:font-family-complex="'Helvetica Neue'" fo:background-color="transparent" fo:color="#262626"/>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normal" fo:font-family="'Helvetica Neue'" style:font-family-asian="'Helvetica Neue'" style:font-family-complex="'Helvetica Neue'" fo:background-color="transparent" fo:color="#262626"/>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normal" fo:font-family="'Helvetica Neue'" style:font-family-asian="'Helvetica Neue'" style:font-family-complex="'Helvetica Neue'" fo:background-color="transparent" fo:color="#262626"/>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normal" fo:font-family="'Helvetica Neue'" style:font-family-asian="'Helvetica Neue'" style:font-family-complex="'Helvetica Neue'" fo:background-color="transparent" fo:color="#262626"/>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Helvetica Neue'" style:font-family-asian="'Helvetica Neue'" style:font-family-complex="'Helvetica Neue'" fo:background-color="transparent" fo:color="#262626"/>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normal" fo:font-family="'Helvetica Neue'" style:font-family-asian="'Helvetica Neue'" style:font-family-complex="'Helvetica Neue'" fo:background-color="transparent" fo:color="#262626"/>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normal" fo:font-family="'Helvetica Neue'" style:font-family-asian="'Helvetica Neue'" style:font-family-complex="'Helvetica Neue'" fo:background-color="transparent" fo:color="#262626"/>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4.00pt" fo:font-weight="normal" fo:font-family="'Helvetica Neue'" style:font-family-asian="'Helvetica Neue'" style:font-family-complex="'Helvetica Neue'" fo:background-color="transparent" fo:color="#262626"/>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Helvetica Neue'" style:font-family-asian="'Helvetica Neue'" style:font-family-complex="'Helvetica Neue'" fo:background-color="transparent" fo:color="#262626"/>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normal" fo:font-family="'Helvetica Neue'" style:font-family-asian="'Helvetica Neue'" style:font-family-complex="'Helvetica Neue'" fo:background-color="transparent" fo:color="#262626"/>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Helvetica Neue'" style:font-family-asian="'Helvetica Neue'" style:font-family-complex="'Helvetica Neue'" fo:background-color="transparent" fo:color="#262626"/>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fo:font-family="'Helvetica Neue'" style:font-family-asian="'Helvetica Neue'" style:font-family-complex="'Helvetica Neue'" fo:background-color="transparent" fo:color="#262626"/>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Helvetica Neue'" style:font-family-asian="'Helvetica Neue'" style:font-family-complex="'Helvetica Neue'" fo:background-color="transparent" fo:color="#262626"/>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Helvetica Neue'" style:font-family-asian="'Helvetica Neue'" style:font-family-complex="'Helvetica Neue'" fo:background-color="transparent" fo:color="#262626"/>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Helvetica Neue'" style:font-family-asian="'Helvetica Neue'" style:font-family-complex="'Helvetica Neue'" fo:background-color="transparent" fo:color="#262626"/>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Helvetica Neue'" style:font-family-asian="'Helvetica Neue'" style:font-family-complex="'Helvetica Neue'" fo:background-color="transparent" fo:color="#262626"/>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normal" fo:font-family="'Helvetica Neue'" style:font-family-asian="'Helvetica Neue'" style:font-family-complex="'Helvetica Neue'" fo:background-color="transparent" fo:color="#262626"/>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Helvetica Neue'" style:font-family-asian="'Helvetica Neue'" style:font-family-complex="'Helvetica Neue'" fo:background-color="transparent" fo:color="#262626"/>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Helvetica Neue'" style:font-family-asian="'Helvetica Neue'" style:font-family-complex="'Helvetica Neue'" fo:background-color="transparent" fo:color="#262626"/>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Helvetica Neue'" style:font-family-asian="'Helvetica Neue'" style:font-family-complex="'Helvetica Neue'" fo:background-color="transparent" fo:color="#262626"/>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Helvetica Neue'" style:font-family-asian="'Helvetica Neue'" style:font-family-complex="'Helvetica Neue'" fo:background-color="transparent" fo:color="#262626"/>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Helvetica Neue'" style:font-family-asian="'Helvetica Neue'" style:font-family-complex="'Helvetica Neue'" fo:background-color="transparent" fo:color="#262626"/>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normal" fo:font-family="'Helvetica Neue'" style:font-family-asian="'Helvetica Neue'" style:font-family-complex="'Helvetica Neue'" fo:background-color="transparent" fo:color="#262626"/>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Helvetica Neue'" style:font-family-asian="'Helvetica Neue'" style:font-family-complex="'Helvetica Neue'" fo:background-color="transparent" fo:color="#262626"/>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4.00pt" fo:font-weight="normal" fo:font-family="'Helvetica Neue'" style:font-family-asian="'Helvetica Neue'" style:font-family-complex="'Helvetica Neue'" fo:background-color="transparent" fo:color="#262626"/>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Helvetica Neue'" style:font-family-asian="'Helvetica Neue'" style:font-family-complex="'Helvetica Neue'" fo:background-color="transparent" fo:color="#262626"/>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normal" fo:font-family="'Helvetica Neue'" style:font-family-asian="'Helvetica Neue'" style:font-family-complex="'Helvetica Neue'" fo:background-color="transparent" fo:color="#262626"/>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style:font-family-asian="Times" style:font-family-complex="Times" fo:background-color="transparent" style:use-window-font-color="true"/>
    </style:style>
    <style:style style:name="T93" style:family="text">
      <style:text-properties fo:font-size="12.00pt" fo:font-weight="normal" fo:font-family="Helvetica" style:font-family-asian="Helvetica" style:font-family-complex="Helvetica" fo:background-color="transparent" style:use-window-font-color="true"/>
    </style:style>
    <style:style style:name="T94" style:family="text">
      <style:text-properties fo:font-size="12.00pt" fo:font-weight="normal" fo:font-family="Times" style:font-family-asian="Times" style:font-family-complex="Times" fo:background-color="transparent" style:use-window-font-color="true"/>
    </style:style>
    <style:style style:name="T95" style:family="text">
      <style:text-properties fo:font-size="12.00pt" fo:font-weight="normal" fo:font-family="Helvetica" style:font-family-asian="Helvetica" style:font-family-complex="Helvetica" fo:background-color="transparent" style:use-window-font-color="true"/>
    </style:style>
    <style:style style:name="T96" style:family="text">
      <style:text-properties fo:font-size="12.00pt" fo:font-weight="normal" fo:font-family="Times" style:font-family-asian="Times" style:font-family-complex="Times" fo:background-color="transparent" style:use-window-font-color="true"/>
    </style:style>
    <style:style style:name="T97" style:family="text">
      <style:text-properties fo:font-size="12.00pt" fo:font-weight="normal" fo:font-family="Helvetica" style:font-family-asian="Helvetica" style:font-family-complex="Helvetica" fo:background-color="transparent" style:use-window-font-color="true"/>
    </style:style>
    <style:style style:name="T98" style:family="text">
      <style:text-properties fo:font-size="12.00pt" fo:font-weight="normal" fo:font-family="Times" style:font-family-asian="Times" style:font-family-complex="Times" fo:background-color="transparent" style:use-window-font-color="true"/>
    </style:style>
    <style:style style:name="T99" style:family="text">
      <style:text-properties fo:font-size="12.00pt" fo:font-weight="normal" fo:font-family="Helvetica" style:font-family-asian="Helvetica" style:font-family-complex="Helvetica" fo:background-color="transparent" style:use-window-font-color="true"/>
    </style:style>
    <style:style style:name="T100" style:family="text">
      <style:text-properties fo:font-size="12.00pt" fo:font-weight="normal" fo:font-family="Times" style:font-family-asian="Times" style:font-family-complex="Times" fo:background-color="transparent" style:use-window-font-color="true"/>
    </style:style>
    <style:style style:name="T101" style:family="text">
      <style:text-properties fo:font-size="12.00pt" fo:font-weight="normal" fo:font-family="Helvetica" style:font-family-asian="Helvetica" style:font-family-complex="Helvetica" fo:background-color="transparent" style:use-window-font-color="true"/>
    </style:style>
    <style:style style:name="T102"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style:use-window-font-color="true"/>
    </style:style>
    <style:style style:name="T103" style:family="text">
      <style:text-properties fo:font-size="12.00pt" fo:font-weight="bold" style:text-underline-mode="continuous" style:text-underline-type="single" style:text-underline-style="solid" style:text-underline-width="normal" fo:font-family="Helvetica" style:font-family-asian="Helvetica" style:font-family-complex="Helvetica" fo:background-color="transparent" style:use-window-font-color="true"/>
    </style:style>
    <style:style style:name="T104" style:family="text">
      <style:text-properties fo:font-size="12.00pt" fo:font-weight="normal" fo:font-family="Times" style:font-family-asian="Times" style:font-family-complex="Times" fo:background-color="transparent" style:use-window-font-color="true"/>
    </style:style>
    <style:style style:name="T105" style:family="text">
      <style:text-properties fo:font-size="12.00pt" fo:font-weight="normal" fo:font-family="Helvetica" style:font-family-asian="Helvetica" style:font-family-complex="Helvetica" fo:background-color="transparent" style:use-window-font-color="true"/>
    </style:style>
    <style:style style:name="T106" style:family="text">
      <style:text-properties fo:font-size="12.00pt" fo:font-weight="normal" fo:font-family="Times" style:font-family-asian="Times" style:font-family-complex="Times" fo:background-color="transparent" style:use-window-font-color="true"/>
    </style:style>
    <style:style style:name="T107" style:family="text">
      <style:text-properties fo:font-size="12.00pt" fo:font-weight="normal" fo:font-family="Helvetica" style:font-family-asian="Helvetica" style:font-family-complex="Helvetica" fo:background-color="transparent" style:use-window-font-color="true"/>
    </style:style>
    <style:style style:name="T108" style:family="text">
      <style:text-properties fo:font-size="12.00pt" fo:font-weight="normal" fo:font-family="Times" style:font-family-asian="Times" style:font-family-complex="Times" fo:background-color="transparent" style:use-window-font-color="true"/>
    </style:style>
    <style:style style:name="T109" style:family="text">
      <style:text-properties fo:font-size="12.00pt" fo:font-weight="normal" fo:font-family="Helvetica" style:font-family-asian="Helvetica" style:font-family-complex="Helvetica" fo:background-color="transparent" style:use-window-font-color="true"/>
    </style:style>
    <style:style style:name="T110"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style:use-window-font-color="true"/>
    </style:style>
    <style:style style:name="T111" style:family="text">
      <style:text-properties fo:font-size="12.00pt" fo:font-weight="bold" style:text-underline-mode="continuous" style:text-underline-type="single" style:text-underline-style="solid" style:text-underline-width="normal" fo:font-family="Helvetica" style:font-family-asian="Helvetica" style:font-family-complex="Helvetica" fo:background-color="transparent" style:use-window-font-color="true"/>
    </style:style>
    <style:style style:name="T112" style:family="text">
      <style:text-properties fo:font-size="12.00pt" fo:font-weight="normal" fo:font-family="Times" style:font-family-asian="Times" style:font-family-complex="Times" fo:background-color="transparent" style:use-window-font-color="true"/>
    </style:style>
    <style:style style:name="T113" style:family="text">
      <style:text-properties fo:font-size="14.00pt" fo:font-weight="normal" fo:font-family="Times" style:font-family-asian="Times" style:font-family-complex="Times" fo:background-color="transparent" style:use-window-font-color="true"/>
    </style:style>
    <style:style style:name="T114" style:family="text">
      <style:text-properties fo:font-size="11.00pt" fo:font-weight="normal" fo:font-family="Helvetica" style:font-family-asian="Helvetica" style:font-family-complex="Helvetica" fo:background-color="transparent" style:use-window-font-color="true"/>
    </style:style>
    <style:style style:name="T115" style:family="text">
      <style:text-properties fo:font-size="12.00pt" fo:font-weight="normal" fo:font-family="Times" style:font-family-asian="Times" style:font-family-complex="Times" fo:background-color="transparent" style:use-window-font-color="true"/>
    </style:style>
    <style:style style:name="T116"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style:use-window-font-color="true"/>
    </style:style>
    <style:style style:name="T117" style:family="text">
      <style:text-properties fo:font-size="12.00pt" fo:font-weight="normal" fo:font-family="Times" style:font-family-asian="Times" style:font-family-complex="Times" fo:background-color="transparent" style:use-window-font-color="true"/>
    </style:style>
    <style:style style:name="T118"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style:use-window-font-color="true"/>
    </style:style>
    <style:style style:name="T119" style:family="text">
      <style:text-properties fo:font-size="12.00pt" fo:font-weight="normal" fo:font-family="Times" style:font-family-asian="Times" style:font-family-complex="Times" fo:background-color="transparent" style:use-window-font-color="true"/>
    </style:style>
    <style:style style:name="T120" style:family="text">
      <style:text-properties fo:font-size="12.00pt" fo:font-weight="normal" fo:font-family="Times" style:font-family-asian="Times" style:font-family-complex="Times" fo:background-color="transparent" fo:color="#000000"/>
    </style:style>
    <style:style style:name="T121" style:family="text">
      <style:text-properties fo:font-size="12.00pt" fo:font-weight="normal" fo:font-family="Times" style:font-family-asian="Times" style:font-family-complex="Times" fo:background-color="transparent" style:use-window-font-color="true"/>
    </style:style>
    <style:style style:name="T122"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style:use-window-font-color="true"/>
    </style:style>
    <style:style style:name="T123" style:family="text">
      <style:text-properties fo:font-size="12.00pt" fo:font-weight="normal" fo:font-family="Times" style:font-family-asian="Times" style:font-family-complex="Times" fo:background-color="transparent" style:use-window-font-color="true"/>
    </style:style>
    <style:style style:name="T124" style:family="text">
      <style:text-properties fo:font-size="12.00pt" fo:font-weight="bold" fo:font-family="Times" style:font-family-asian="Times" style:font-family-complex="Times" fo:background-color="transparent" style:use-window-font-color="true"/>
    </style:style>
    <style:style style:name="T125" style:family="text">
      <style:text-properties fo:font-size="12.00pt" fo:font-weight="normal" fo:font-family="Times" style:font-family-asian="Times" style:font-family-complex="Times" fo:background-color="transparent" style:use-window-font-color="true"/>
    </style:style>
    <style:style style:name="T126" style:family="text">
      <style:text-properties fo:font-size="12.00pt" fo:font-weight="bold" fo:font-family="Times" style:font-family-asian="Times" style:font-family-complex="Times" fo:background-color="transparent" style:use-window-font-color="true"/>
    </style:style>
    <style:style style:name="T127" style:family="text">
      <style:text-properties fo:font-size="12.00pt" fo:font-weight="normal" fo:font-family="Times" style:font-family-asian="Times" style:font-family-complex="Times" fo:background-color="transparent" style:use-window-font-color="true"/>
    </style:style>
    <style:style style:name="T128" style:family="text">
      <style:text-properties fo:font-size="12.00pt" fo:font-weight="bold" fo:font-family="'Arial Black'" style:font-family-asian="'Arial Black'" style:font-family-complex="'Arial Black'" fo:background-color="transparent" style:use-window-font-color="true"/>
    </style:style>
    <style:style style:name="T129" style:family="text">
      <style:text-properties fo:font-size="13.00pt" fo:font-weight="bold" fo:font-family="'Arial Black'" style:font-family-asian="'Arial Black'" style:font-family-complex="'Arial Black'" fo:background-color="transparent" style:use-window-font-color="true"/>
    </style:style>
    <style:style style:name="T130" style:family="text">
      <style:text-properties fo:font-size="13.00pt" fo:font-weight="bold" style:text-underline-mode="continuous" style:text-underline-type="single" style:text-underline-style="solid" style:text-underline-width="normal" fo:font-family="Courier" style:font-family-asian="Courier" style:font-family-complex="Courier" fo:background-color="transparent" style:use-window-font-color="true"/>
    </style:style>
    <style:style style:name="T131" style:family="text">
      <style:text-properties fo:font-size="13.00pt" fo:font-weight="bold" fo:font-family="'Arial Black'" style:font-family-asian="'Arial Black'" style:font-family-complex="'Arial Black'" fo:background-color="transparent" style:use-window-font-color="true"/>
    </style:style>
    <style:style style:name="T132" style:family="text">
      <style:text-properties fo:font-size="16.00pt" fo:font-weight="normal" fo:font-family="Cambria" style:font-family-asian="Cambria" style:font-family-complex="Cambria" fo:background-color="transparent" style:use-window-font-color="true"/>
    </style:style>
    <style:style style:name="T133" style:family="text">
      <style:text-properties fo:font-size="12.00pt" fo:font-weight="normal" fo:font-family="Times" style:font-family-asian="Times" style:font-family-complex="Times" fo:background-color="transparent" style:use-window-font-color="true"/>
    </style:style>
    <style:style style:name="T134" style:family="text">
      <style:text-properties fo:font-size="12.00pt" fo:font-weight="bold" fo:font-family="'Arial Black'" style:font-family-asian="'Arial Black'" style:font-family-complex="'Arial Black'" fo:background-color="transparent" style:use-window-font-color="true"/>
    </style:style>
    <style:style style:name="T135" style:family="text">
      <style:text-properties fo:font-size="12.00pt" fo:font-weight="normal" fo:font-family="Times" style:font-family-asian="Times" style:font-family-complex="Times" fo:background-color="transparent" style:use-window-font-color="true"/>
    </style:style>
    <style:style style:name="T136" style:family="text">
      <style:text-properties fo:font-size="12.00pt" fo:font-weight="bold" fo:font-family="'Arial Black'" style:font-family-asian="'Arial Black'" style:font-family-complex="'Arial Black'" fo:background-color="transparent" style:use-window-font-color="true"/>
    </style:style>
    <style:style style:name="T137" style:family="text">
      <style:text-properties fo:font-size="12.00pt" fo:font-weight="normal" fo:font-family="Times" style:font-family-asian="Times" style:font-family-complex="Times" fo:background-color="transparent" style:use-window-font-color="true"/>
    </style:style>
    <style:style style:name="T138" style:family="text">
      <style:text-properties fo:font-size="12.00pt" fo:font-weight="bold" fo:font-family="'Arial Black'" style:font-family-asian="'Arial Black'" style:font-family-complex="'Arial Black'" fo:background-color="transparent" style:use-window-font-color="true"/>
    </style:style>
    <style:style style:name="T139" style:family="text">
      <style:text-properties fo:font-size="12.00pt" fo:font-weight="normal" fo:font-family="Times" style:font-family-asian="Times" style:font-family-complex="Times" fo:background-color="transparent" style:use-window-font-color="true"/>
    </style:style>
    <style:style style:name="T140" style:family="text">
      <style:text-properties fo:font-size="12.00pt" fo:font-weight="bold" fo:font-family="'Arial Black'" style:font-family-asian="'Arial Black'" style:font-family-complex="'Arial Black'" fo:background-color="transparent" style:use-window-font-color="true"/>
    </style:style>
    <style:style style:name="T141" style:family="text">
      <style:text-properties fo:font-size="12.00pt" fo:font-weight="normal" fo:font-family="Times" style:font-family-asian="Times" style:font-family-complex="Times" fo:background-color="transparent" style:use-window-font-color="true"/>
    </style:style>
    <style:style style:name="T142" style:family="text">
      <style:text-properties fo:font-size="12.00pt" fo:font-weight="normal" fo:font-family="Helvetica" style:font-family-asian="Helvetica" style:font-family-complex="Helvetica" fo:background-color="transparent" style:use-window-font-color="true"/>
    </style:style>
    <style:style style:name="T143" style:family="text">
      <style:text-properties fo:font-size="12.00pt" fo:font-weight="normal" fo:font-family="Times" style:font-family-asian="Times" style:font-family-complex="Times" fo:background-color="transparent" style:use-window-font-color="true"/>
    </style:style>
    <style:style style:name="T144" style:family="text">
      <style:text-properties fo:font-size="12.00pt" fo:font-weight="bold" fo:font-family="'Arial Black'" style:font-family-asian="'Arial Black'" style:font-family-complex="'Arial Black'" fo:background-color="transparent" style:use-window-font-color="true"/>
    </style:style>
    <style:style style:name="T145" style:family="text">
      <style:text-properties fo:font-size="12.00pt" fo:font-weight="normal" fo:font-family="Times" style:font-family-asian="Times" style:font-family-complex="Times" fo:background-color="transparent" style:use-window-font-color="true"/>
    </style:style>
    <style:style style:name="T146" style:family="text">
      <style:text-properties fo:font-size="13.00pt" fo:font-weight="normal" fo:font-family="Courier" style:font-family-asian="Courier" style:font-family-complex="Courier" fo:background-color="transparent" style:use-window-font-color="true"/>
    </style:style>
    <style:style style:name="T147" style:family="text">
      <style:text-properties fo:font-size="12.00pt" fo:font-weight="normal" fo:font-family="Times" style:font-family-asian="Times" style:font-family-complex="Times" fo:background-color="transparent" style:use-window-font-color="true"/>
    </style:style>
    <style:style style:name="T148" style:family="text">
      <style:text-properties fo:font-size="12.00pt" fo:font-weight="bold" fo:font-family="'Arial Black'" style:font-family-asian="'Arial Black'" style:font-family-complex="'Arial Black'" fo:background-color="transparent" style:use-window-font-color="true"/>
    </style:style>
    <style:style style:name="T149" style:family="text">
      <style:text-properties fo:font-size="12.00pt" fo:font-weight="normal" fo:font-family="Times" style:font-family-asian="Times" style:font-family-complex="Times" fo:background-color="transparent" style:use-window-font-color="true"/>
    </style:style>
    <style:style style:name="T150" style:family="text">
      <style:text-properties fo:font-size="12.00pt" fo:font-weight="bold" fo:font-family="'Arial Black'" style:font-family-asian="'Arial Black'" style:font-family-complex="'Arial Black'" fo:background-color="transparent" style:use-window-font-color="true"/>
    </style:style>
    <style:style style:name="T151" style:family="text">
      <style:text-properties fo:font-size="12.00pt" fo:font-weight="normal" fo:font-family="Times" style:font-family-asian="Times" style:font-family-complex="Times" fo:background-color="transparent" style:use-window-font-color="true"/>
    </style:style>
    <style:style style:name="T152" style:family="text">
      <style:text-properties fo:font-size="12.00pt" fo:font-weight="bold" fo:font-family="'Arial Black'" style:font-family-asian="'Arial Black'" style:font-family-complex="'Arial Black'" fo:background-color="transparent" style:use-window-font-color="true"/>
    </style:style>
    <style:style style:name="T153" style:family="text">
      <style:text-properties fo:font-size="12.00pt" fo:font-weight="normal" fo:font-family="Times" style:font-family-asian="Times" style:font-family-complex="Times" fo:background-color="transparent" style:use-window-font-color="true"/>
    </style:style>
    <style:style style:name="T154" style:family="text">
      <style:text-properties fo:font-size="12.00pt" fo:font-weight="bold" fo:font-family="'Arial Black'" style:font-family-asian="'Arial Black'" style:font-family-complex="'Arial Black'" fo:background-color="transparent" style:use-window-font-color="true"/>
    </style:style>
    <style:style style:name="T155" style:family="text">
      <style:text-properties fo:font-size="12.00pt" fo:font-weight="normal" fo:font-family="Times" style:font-family-asian="Times" style:font-family-complex="Times" fo:background-color="transparent" style:use-window-font-color="true"/>
    </style:style>
    <style:style style:name="T156" style:family="text">
      <style:text-properties fo:font-size="12.00pt" fo:font-weight="bold" fo:font-family="'Arial Black'" style:font-family-asian="'Arial Black'" style:font-family-complex="'Arial Black'" fo:background-color="transparent" style:use-window-font-color="true"/>
    </style:style>
    <style:style style:name="T157" style:family="text">
      <style:text-properties fo:font-size="12.00pt" fo:font-weight="bold" fo:font-family="'Arial Black'" style:font-family-asian="'Arial Black'" style:font-family-complex="'Arial Black'" fo:background-color="transparent" style:use-window-font-color="true"/>
    </style:style>
    <style:style style:name="T158" style:family="text">
      <style:text-properties fo:font-size="12.00pt" fo:font-weight="bold" fo:font-family="'Arial Black'" style:font-family-asian="'Arial Black'" style:font-family-complex="'Arial Black'" fo:background-color="transparent" style:use-window-font-color="true"/>
    </style:style>
    <style:style style:name="T159" style:family="text">
      <style:text-properties fo:font-size="12.00pt" fo:font-weight="bold" fo:font-family="'Arial Black'" style:font-family-asian="'Arial Black'" style:font-family-complex="'Arial Black'" fo:background-color="transparent" style:use-window-font-color="true"/>
    </style:style>
    <style:style style:name="T160" style:family="text">
      <style:text-properties fo:font-size="12.00pt" fo:font-weight="normal" fo:font-family="Times" style:font-family-asian="Times" style:font-family-complex="Times" fo:background-color="transparent" style:use-window-font-color="true"/>
    </style:style>
    <style:style style:name="T161" style:family="text">
      <style:text-properties fo:font-size="12.00pt" fo:font-weight="bold" fo:font-family="'Arial Black'" style:font-family-asian="'Arial Black'" style:font-family-complex="'Arial Black'" fo:background-color="transparent" style:use-window-font-color="true"/>
    </style:style>
    <style:style style:name="T162" style:family="text">
      <style:text-properties fo:font-size="12.00pt" fo:font-weight="normal" fo:font-family="Times" style:font-family-asian="Times" style:font-family-complex="Times" fo:background-color="transparent" style:use-window-font-color="true"/>
    </style:style>
    <style:style style:name="T163" style:family="text">
      <style:text-properties fo:font-size="12.00pt" fo:font-weight="bold" fo:font-family="'Arial Black'" style:font-family-asian="'Arial Black'" style:font-family-complex="'Arial Black'" fo:background-color="transparent" style:use-window-font-color="true"/>
    </style:style>
    <style:style style:name="T164" style:family="text">
      <style:text-properties fo:font-size="12.00pt" fo:font-weight="normal" fo:font-family="Times" style:font-family-asian="Times" style:font-family-complex="Times" fo:background-color="transparent" style:use-window-font-color="true"/>
    </style:style>
    <style:style style:name="T165" style:family="text">
      <style:text-properties fo:font-size="12.00pt" fo:font-weight="bold" fo:font-family="'Arial Black'" style:font-family-asian="'Arial Black'" style:font-family-complex="'Arial Black'" fo:background-color="transparent" style:use-window-font-color="true"/>
    </style:style>
    <style:style style:name="T166" style:family="text">
      <style:text-properties fo:font-size="12.00pt" fo:font-weight="normal" fo:font-family="Times" style:font-family-asian="Times" style:font-family-complex="Times" fo:background-color="transparent" style:use-window-font-color="true"/>
    </style:style>
    <style:style style:name="T167" style:family="text">
      <style:text-properties fo:font-size="12.00pt" fo:font-weight="bold" fo:font-family="'Arial Black'" style:font-family-asian="'Arial Black'" style:font-family-complex="'Arial Black'" fo:background-color="transparent" style:use-window-font-color="true"/>
    </style:style>
    <style:style style:name="T168" style:family="text">
      <style:text-properties fo:font-size="12.00pt" fo:font-weight="normal" fo:font-family="Times" style:font-family-asian="Times" style:font-family-complex="Times" fo:background-color="transparent" style:use-window-font-color="true"/>
    </style:style>
    <style:style style:name="T169" style:family="text">
      <style:text-properties fo:font-size="12.00pt" fo:font-weight="bold" fo:font-family="'Arial Black'" style:font-family-asian="'Arial Black'" style:font-family-complex="'Arial Black'" fo:background-color="transparent" style:use-window-font-color="true"/>
    </style:style>
    <style:style style:name="T170" style:family="text">
      <style:text-properties fo:font-size="12.00pt" fo:font-weight="normal" fo:font-family="Times" style:font-family-asian="Times" style:font-family-complex="Times" fo:background-color="transparent" style:use-window-font-color="true"/>
    </style:style>
    <style:style style:name="T171" style:family="text">
      <style:text-properties fo:font-size="13.00pt" fo:font-weight="normal" fo:font-family="Courier" style:font-family-asian="Courier" style:font-family-complex="Courier" fo:background-color="transparent" style:use-window-font-color="true"/>
    </style:style>
    <style:style style:name="T172" style:family="text">
      <style:text-properties fo:font-size="12.00pt" fo:font-weight="normal" fo:font-family="Times" style:font-family-asian="Times" style:font-family-complex="Times" fo:background-color="transparent" style:use-window-font-color="true"/>
    </style:style>
    <style:style style:name="T173" style:family="text">
      <style:text-properties fo:font-size="12.00pt" fo:font-weight="bold" fo:font-family="'Arial Black'" style:font-family-asian="'Arial Black'" style:font-family-complex="'Arial Black'" fo:background-color="transparent" style:use-window-font-color="true"/>
    </style:style>
    <style:style style:name="T174" style:family="text">
      <style:text-properties fo:font-size="12.00pt" fo:font-weight="normal" fo:font-family="Times" style:font-family-asian="Times" style:font-family-complex="Times" fo:background-color="transparent" style:use-window-font-color="true"/>
    </style:style>
    <style:style style:name="T175" style:family="text">
      <style:text-properties fo:font-size="12.00pt" fo:font-weight="bold" fo:font-family="'Arial Black'" style:font-family-asian="'Arial Black'" style:font-family-complex="'Arial Black'" fo:background-color="transparent" style:use-window-font-color="true"/>
    </style:style>
    <style:style style:name="T176" style:family="text">
      <style:text-properties fo:font-size="12.00pt" fo:font-weight="normal" fo:font-family="Times" style:font-family-asian="Times" style:font-family-complex="Times" fo:background-color="transparent" style:use-window-font-color="true"/>
    </style:style>
    <style:style style:name="T177" style:family="text">
      <style:text-properties fo:font-size="12.00pt" fo:font-weight="bold" fo:font-family="'Arial Black'" style:font-family-asian="'Arial Black'" style:font-family-complex="'Arial Black'" fo:background-color="transparent" style:use-window-font-color="true"/>
    </style:style>
    <style:style style:name="T178" style:family="text">
      <style:text-properties fo:font-size="12.00pt" fo:font-weight="normal" fo:font-family="Times" style:font-family-asian="Times" style:font-family-complex="Times" fo:background-color="transparent" style:use-window-font-color="true"/>
    </style:style>
    <style:style style:name="T179" style:family="text">
      <style:text-properties fo:font-size="16.00pt" fo:font-weight="normal" fo:font-family="Times" style:font-family-asian="Times" style:font-family-complex="Times" fo:background-color="transparent" style:use-window-font-color="true"/>
    </style:style>
    <style:style style:name="T180" style:family="text">
      <style:text-properties fo:font-size="12.00pt" fo:font-weight="normal" fo:font-family="Times" style:font-family-asian="Times" style:font-family-complex="Times" fo:background-color="transparent" style:use-window-font-color="true"/>
    </style:style>
    <style:style style:name="T181" style:family="text">
      <style:text-properties fo:font-size="12.00pt" fo:font-weight="bold" fo:font-family="'Arial Black'" style:font-family-asian="'Arial Black'" style:font-family-complex="'Arial Black'" fo:background-color="transparent" style:use-window-font-color="true"/>
    </style:style>
    <style:style style:name="T182" style:family="text">
      <style:text-properties fo:font-size="12.00pt" fo:font-weight="normal" fo:font-family="Times" style:font-family-asian="Times" style:font-family-complex="Times" fo:background-color="transparent" style:use-window-font-color="true"/>
    </style:style>
    <style:style style:name="T183" style:family="text">
      <style:text-properties fo:font-size="13.00pt" fo:font-weight="normal" fo:font-family="Courier" style:font-family-asian="Courier" style:font-family-complex="Courier" fo:background-color="transparent" style:use-window-font-color="true"/>
    </style:style>
    <style:style style:name="T184" style:family="text">
      <style:text-properties fo:font-size="12.00pt" fo:font-weight="normal" fo:font-family="Times" style:font-family-asian="Times" style:font-family-complex="Times" fo:background-color="transparent" style:use-window-font-color="true"/>
    </style:style>
    <style:style style:name="T185" style:family="text">
      <style:text-properties fo:font-size="12.00pt" fo:font-weight="bold" fo:font-family="'Arial Black'" style:font-family-asian="'Arial Black'" style:font-family-complex="'Arial Black'" fo:background-color="transparent" style:use-window-font-color="true"/>
    </style:style>
    <style:style style:name="T186" style:family="text">
      <style:text-properties fo:font-size="12.00pt" fo:font-weight="normal" fo:font-family="Times" style:font-family-asian="Times" style:font-family-complex="Times" fo:background-color="transparent" style:use-window-font-color="true"/>
    </style:style>
    <style:style style:name="T187" style:family="text">
      <style:text-properties fo:font-size="12.00pt" fo:font-weight="bold" fo:font-family="'Arial Black'" style:font-family-asian="'Arial Black'" style:font-family-complex="'Arial Black'" fo:background-color="transparent" style:use-window-font-color="true"/>
    </style:style>
    <style:style style:name="T188" style:family="text">
      <style:text-properties fo:font-size="12.00pt" fo:font-weight="normal" fo:font-family="Times" style:font-family-asian="Times" style:font-family-complex="Times" fo:background-color="transparent" style:use-window-font-color="true"/>
    </style:style>
    <style:style style:name="T189" style:family="text">
      <style:text-properties fo:font-size="12.00pt" fo:font-weight="bold" fo:font-family="'Arial Black'" style:font-family-asian="'Arial Black'" style:font-family-complex="'Arial Black'" fo:background-color="transparent" style:use-window-font-color="true"/>
    </style:style>
    <style:style style:name="T190" style:family="text">
      <style:text-properties fo:font-size="12.00pt" fo:font-weight="normal" fo:font-family="Times" style:font-family-asian="Times" style:font-family-complex="Times" fo:background-color="transparent" style:use-window-font-color="true"/>
    </style:style>
    <style:style style:name="T191" style:family="text">
      <style:text-properties fo:font-size="12.00pt" fo:font-weight="bold" fo:font-family="'Arial Black'" style:font-family-asian="'Arial Black'" style:font-family-complex="'Arial Black'" fo:background-color="transparent" style:use-window-font-color="true"/>
    </style:style>
    <style:style style:name="T192" style:family="text">
      <style:text-properties fo:font-size="12.00pt" fo:font-weight="normal" fo:font-family="Times" style:font-family-asian="Times" style:font-family-complex="Times" fo:background-color="transparent" style:use-window-font-color="true"/>
    </style:style>
    <style:style style:name="T193" style:family="text">
      <style:text-properties fo:font-size="12.00pt" fo:font-weight="normal" fo:font-family="Courier" style:font-family-asian="Courier" style:font-family-complex="Courier" fo:background-color="transparent" style:use-window-font-color="true"/>
    </style:style>
    <style:style style:name="T194" style:family="text">
      <style:text-properties fo:font-size="12.00pt" fo:font-weight="normal" fo:font-family="Times" style:font-family-asian="Times" style:font-family-complex="Times" fo:background-color="transparent" style:use-window-font-color="true"/>
    </style:style>
    <style:style style:name="T195" style:family="text">
      <style:text-properties fo:font-size="12.00pt" fo:font-weight="bold" fo:font-family="'Arial Black'" style:font-family-asian="'Arial Black'" style:font-family-complex="'Arial Black'" fo:background-color="transparent" style:use-window-font-color="true"/>
    </style:style>
    <style:style style:name="T196" style:family="text">
      <style:text-properties fo:font-size="12.00pt" fo:font-weight="normal" fo:font-family="Times" style:font-family-asian="Times" style:font-family-complex="Times" fo:background-color="transparent" style:use-window-font-color="true"/>
    </style:style>
    <style:style style:name="T197" style:family="text">
      <style:text-properties fo:font-size="13.00pt" fo:font-weight="normal" fo:font-family="Courier" style:font-family-asian="Courier" style:font-family-complex="Courier" fo:background-color="transparent" style:use-window-font-color="true"/>
    </style:style>
    <style:style style:name="T198" style:family="text">
      <style:text-properties fo:font-size="12.00pt" fo:font-weight="normal" fo:font-family="Courier" style:font-family-asian="Courier" style:font-family-complex="Courier" fo:background-color="transparent" style:use-window-font-color="true"/>
    </style:style>
    <style:style style:name="T199" style:family="text">
      <style:text-properties fo:font-size="12.00pt" fo:font-weight="normal" fo:font-family="Times" style:font-family-asian="Times" style:font-family-complex="Times" fo:background-color="transparent" style:use-window-font-color="true"/>
    </style:style>
    <style:style style:name="T200" style:family="text">
      <style:text-properties fo:font-size="12.00pt" fo:font-weight="normal" fo:font-family="Courier" style:font-family-asian="Courier" style:font-family-complex="Courier" fo:background-color="transparent" style:use-window-font-color="true"/>
    </style:style>
    <style:style style:name="T201" style:family="text">
      <style:text-properties fo:font-size="12.00pt" fo:font-weight="normal" fo:font-family="Times" style:font-family-asian="Times" style:font-family-complex="Times" fo:background-color="transparent" style:use-window-font-color="true"/>
    </style:style>
    <style:style style:name="T202" style:family="text">
      <style:text-properties fo:font-size="12.00pt" fo:font-weight="normal" fo:font-family="Courier" style:font-family-asian="Courier" style:font-family-complex="Courier" fo:background-color="transparent" style:use-window-font-color="true"/>
    </style:style>
    <style:style style:name="T203" style:family="text">
      <style:text-properties fo:font-size="12.00pt" fo:font-weight="normal" fo:font-family="Times" style:font-family-asian="Times" style:font-family-complex="Times" fo:background-color="transparent" style:use-window-font-color="true"/>
    </style:style>
    <style:style style:name="T204" style:family="text">
      <style:text-properties fo:font-size="12.00pt" fo:font-weight="normal" fo:font-family="Courier" style:font-family-asian="Courier" style:font-family-complex="Courier" fo:background-color="transparent" style:use-window-font-color="true"/>
    </style:style>
    <style:style style:name="T205" style:family="text">
      <style:text-properties fo:font-size="12.00pt" fo:font-weight="normal" fo:font-family="Times" style:font-family-asian="Times" style:font-family-complex="Times" fo:background-color="transparent" style:use-window-font-color="true"/>
    </style:style>
    <style:style style:name="T206" style:family="text">
      <style:text-properties fo:font-size="12.00pt" fo:font-weight="normal" fo:font-family="Courier" style:font-family-asian="Courier" style:font-family-complex="Courier" fo:background-color="transparent" style:use-window-font-color="true"/>
    </style:style>
    <style:style style:name="T207" style:family="text">
      <style:text-properties fo:font-size="12.00pt" fo:font-weight="normal" fo:font-family="Times" style:font-family-asian="Times" style:font-family-complex="Times" fo:background-color="transparent" style:use-window-font-color="true"/>
    </style:style>
    <style:style style:name="T208" style:family="text">
      <style:text-properties fo:font-size="12.00pt" fo:font-weight="bold" fo:font-family="'Arial Black'" style:font-family-asian="'Arial Black'" style:font-family-complex="'Arial Black'" fo:background-color="transparent" style:use-window-font-color="true"/>
    </style:style>
    <style:style style:name="T209" style:family="text">
      <style:text-properties fo:font-size="12.00pt" fo:font-weight="normal" fo:font-family="Times" style:font-family-asian="Times" style:font-family-complex="Times" fo:background-color="transparent" style:use-window-font-color="true"/>
    </style:style>
    <style:style style:name="T210" style:family="text">
      <style:text-properties fo:font-size="12.00pt" fo:font-weight="normal" fo:font-family="Courier" style:font-family-asian="Courier" style:font-family-complex="Courier" fo:background-color="transparent" style:use-window-font-color="true"/>
    </style:style>
    <style:style style:name="T211" style:family="text">
      <style:text-properties fo:font-size="13.00pt" fo:font-weight="normal" fo:font-family="Courier" style:font-family-asian="Courier" style:font-family-complex="Courier" fo:background-color="transparent" style:use-window-font-color="true"/>
    </style:style>
    <style:style style:name="T212" style:family="text">
      <style:text-properties fo:font-size="12.00pt" fo:font-weight="normal" fo:font-family="Courier" style:font-family-asian="Courier" style:font-family-complex="Courier" fo:background-color="transparent" style:use-window-font-color="true"/>
    </style:style>
    <style:style style:name="T213" style:family="text">
      <style:text-properties fo:font-size="12.00pt" fo:font-weight="bold" fo:font-family="'Arial Black'" style:font-family-asian="'Arial Black'" style:font-family-complex="'Arial Black'" fo:background-color="transparent" style:use-window-font-color="true"/>
    </style:style>
    <style:style style:name="T214" style:family="text">
      <style:text-properties fo:font-size="12.00pt" fo:font-weight="normal" fo:font-family="Courier" style:font-family-asian="Courier" style:font-family-complex="Courier" fo:background-color="transparent" style:use-window-font-color="true"/>
    </style:style>
    <style:style style:name="T215" style:family="text">
      <style:text-properties fo:font-size="12.00pt" fo:font-weight="normal" fo:font-family="Times" style:font-family-asian="Times" style:font-family-complex="Times" fo:background-color="transparent" style:use-window-font-color="true"/>
    </style:style>
    <style:style style:name="T216" style:family="text">
      <style:text-properties fo:font-size="12.00pt" fo:font-weight="bold" fo:font-family="'Arial Black'" style:font-family-asian="'Arial Black'" style:font-family-complex="'Arial Black'" fo:background-color="transparent" style:use-window-font-color="true"/>
    </style:style>
    <style:style style:name="T217" style:family="text">
      <style:text-properties fo:font-size="12.00pt" fo:font-weight="normal" fo:font-family="Times" style:font-family-asian="Times" style:font-family-complex="Times" fo:background-color="transparent" style:use-window-font-color="true"/>
    </style:style>
    <style:style style:name="T218" style:family="text">
      <style:text-properties fo:font-size="12.00pt" fo:font-weight="bold" fo:font-family="'Arial Black'" style:font-family-asian="'Arial Black'" style:font-family-complex="'Arial Black'" fo:background-color="transparent" style:use-window-font-color="true"/>
    </style:style>
    <style:style style:name="T219" style:family="text">
      <style:text-properties fo:font-size="10.00pt" fo:font-weight="bold" fo:font-family="Cambria" style:font-family-asian="Cambria" style:font-family-complex="Cambria" fo:background-color="transparent" style:use-window-font-color="true"/>
    </style:style>
    <style:style style:name="T220" style:family="text">
      <style:text-properties fo:font-size="10.00pt" fo:font-weight="normal" fo:font-family="Cambria" style:font-family-asian="Cambria" style:font-family-complex="Cambria" fo:background-color="transparent" style:use-window-font-color="true"/>
    </style:style>
    <style:style style:name="T221" style:family="text">
      <style:text-properties fo:font-size="12.00pt" fo:font-weight="bold" fo:font-family="'Arial Black'" style:font-family-asian="'Arial Black'" style:font-family-complex="'Arial Black'" fo:background-color="transparent" style:use-window-font-color="true"/>
    </style:style>
    <style:style style:name="T222" style:family="text">
      <style:text-properties fo:font-size="10.00pt" fo:font-weight="normal" fo:font-family="Cambria" style:font-family-asian="Cambria" style:font-family-complex="Cambria" fo:background-color="transparent" style:use-window-font-color="true"/>
    </style:style>
    <style:style style:name="T223" style:family="text">
      <style:text-properties fo:font-size="10.00pt" fo:font-weight="bold" fo:font-family="'Arial Black'" style:font-family-asian="'Arial Black'" style:font-family-complex="'Arial Black'" fo:background-color="transparent" style:use-window-font-color="true"/>
    </style:style>
    <style:style style:name="T224" style:family="text">
      <style:text-properties fo:font-size="12.00pt" fo:font-weight="normal" fo:font-family="Calibri" style:font-family-asian="Calibri" style:font-family-complex="Calibri" fo:background-color="transparent" style:use-window-font-color="true"/>
    </style:style>
    <style:style style:name="T225" style:family="text">
      <style:text-properties fo:font-size="10.00pt" fo:font-weight="bold" fo:font-family="'Arial Black'" style:font-family-asian="'Arial Black'" style:font-family-complex="'Arial Black'" fo:background-color="transparent" style:use-window-font-color="true"/>
    </style:style>
    <style:style style:name="T226" style:family="text">
      <style:text-properties fo:font-size="10.00pt" fo:font-weight="normal" fo:font-family="Cambria" style:font-family-asian="Cambria" style:font-family-complex="Cambria" fo:background-color="transparent" style:use-window-font-color="true"/>
    </style:style>
    <style:style style:name="T227" style:family="text">
      <style:text-properties fo:font-size="12.00pt" fo:font-weight="bold" fo:font-family="'Arial Black'" style:font-family-asian="'Arial Black'" style:font-family-complex="'Arial Black'" fo:background-color="transparent" style:use-window-font-color="true"/>
    </style:style>
    <style:style style:name="T228" style:family="text">
      <style:text-properties fo:font-size="10.00pt" fo:font-weight="normal" fo:font-family="Cambria" style:font-family-asian="Cambria" style:font-family-complex="Cambria" fo:background-color="transparent" style:use-window-font-color="true"/>
    </style:style>
    <style:style style:name="T229" style:family="text">
      <style:text-properties fo:font-size="12.00pt" fo:font-weight="bold" fo:font-family="'Arial Black'" style:font-family-asian="'Arial Black'" style:font-family-complex="'Arial Black'" fo:background-color="transparent" style:use-window-font-color="true"/>
    </style:style>
    <style:style style:name="T230" style:family="text">
      <style:text-properties fo:font-size="10.00pt" fo:font-weight="normal" fo:font-family="Cambria" style:font-family-asian="Cambria" style:font-family-complex="Cambria" fo:background-color="transparent" style:use-window-font-color="true"/>
    </style:style>
    <style:style style:name="T231" style:family="text">
      <style:text-properties fo:font-size="10.00pt" fo:font-weight="normal" fo:font-family="Cambria" style:font-family-asian="Cambria" style:font-family-complex="Cambria" fo:background-color="transparent" style:use-window-font-color="true" fo:font-style="italic"/>
    </style:style>
    <style:style style:name="T232" style:family="text">
      <style:text-properties fo:font-size="10.00pt" fo:font-weight="normal" fo:font-family="Cambria" style:font-family-asian="Cambria" style:font-family-complex="Cambria" fo:background-color="transparent" style:use-window-font-color="true"/>
    </style:style>
    <style:style style:name="T233" style:family="text">
      <style:text-properties fo:font-size="10.00pt" fo:font-weight="normal" fo:font-family="'Courier New'" style:font-family-asian="'Courier New'" style:font-family-complex="'Courier New'" fo:background-color="transparent" style:use-window-font-color="true"/>
    </style:style>
    <style:style style:name="T234" style:family="text">
      <style:text-properties fo:font-size="10.00pt" fo:font-weight="normal" fo:font-family="Cambria" style:font-family-asian="Cambria" style:font-family-complex="Cambria" fo:background-color="transparent" style:use-window-font-color="true"/>
    </style:style>
    <style:style style:name="T235" style:family="text">
      <style:text-properties fo:font-size="12.00pt" fo:font-weight="bold" fo:font-family="'Arial Black'" style:font-family-asian="'Arial Black'" style:font-family-complex="'Arial Black'" fo:background-color="transparent" style:use-window-font-color="true" fo:font-style="italic"/>
    </style:style>
    <style:style style:name="T236" style:family="text">
      <style:text-properties fo:font-size="10.00pt" fo:font-weight="normal" fo:font-family="Cambria" style:font-family-asian="Cambria" style:font-family-complex="Cambria" fo:background-color="transparent" style:use-window-font-color="true"/>
    </style:style>
    <style:style style:name="T237" style:family="text">
      <style:text-properties fo:font-size="10.00pt" fo:font-weight="normal" fo:font-family="Cambria" style:font-family-asian="Cambria" style:font-family-complex="Cambria" fo:background-color="transparent" style:use-window-font-color="true" fo:font-style="italic"/>
    </style:style>
    <style:style style:name="T238" style:family="text">
      <style:text-properties fo:font-size="10.00pt" fo:font-weight="normal" fo:font-family="Cambria" style:font-family-asian="Cambria" style:font-family-complex="Cambria" fo:background-color="transparent" style:use-window-font-color="true"/>
    </style:style>
    <style:style style:name="T239" style:family="text">
      <style:text-properties fo:font-size="10.00pt" fo:font-weight="normal" fo:font-family="Cambria" style:font-family-asian="Cambria" style:font-family-complex="Cambria" fo:background-color="transparent" style:use-window-font-color="true"/>
    </style:style>
    <style:style style:name="T240" style:family="text">
      <style:text-properties fo:font-size="10.00pt" fo:font-weight="normal" fo:font-family="Cambria" style:font-family-asian="Cambria" style:font-family-complex="Cambria" fo:background-color="transparent" style:use-window-font-color="true"/>
    </style:style>
    <style:style style:name="T241" style:family="text">
      <style:text-properties fo:font-size="10.00pt" fo:font-weight="normal" fo:font-family="Cambria" style:font-family-asian="Cambria" style:font-family-complex="Cambria" fo:background-color="transparent" style:use-window-font-color="true" fo:font-style="italic"/>
    </style:style>
    <style:style style:name="T242" style:family="text">
      <style:text-properties fo:font-size="10.00pt" fo:font-weight="normal" fo:font-family="Cambria" style:font-family-asian="Cambria" style:font-family-complex="Cambria" fo:background-color="transparent" style:use-window-font-color="true"/>
    </style:style>
    <style:style style:name="T243" style:family="text">
      <style:text-properties fo:font-size="10.00pt" fo:font-weight="normal" fo:font-family="Cambria" style:font-family-asian="Cambria" style:font-family-complex="Cambria" fo:background-color="transparent" style:use-window-font-color="true" fo:font-style="italic"/>
    </style:style>
    <style:style style:name="T244" style:family="text">
      <style:text-properties fo:font-size="10.00pt" fo:font-weight="normal" fo:font-family="Cambria" style:font-family-asian="Cambria" style:font-family-complex="Cambria" fo:background-color="transparent" style:use-window-font-color="true"/>
    </style:style>
    <style:style style:name="T245" style:family="text">
      <style:text-properties fo:font-size="10.00pt" fo:font-weight="normal" fo:font-family="'Courier New'" style:font-family-asian="'Courier New'" style:font-family-complex="'Courier New'" fo:background-color="transparent" style:use-window-font-color="true"/>
    </style:style>
    <style:style style:name="T246" style:family="text">
      <style:text-properties fo:font-size="10.00pt" fo:font-weight="normal" fo:font-family="Cambria" style:font-family-asian="Cambria" style:font-family-complex="Cambria" fo:background-color="transparent" style:use-window-font-color="true"/>
    </style:style>
    <style:style style:name="T247" style:family="text">
      <style:text-properties fo:font-size="10.00pt" fo:font-weight="normal" fo:font-family="Arial" style:font-family-asian="Arial" style:font-family-complex="Arial" fo:background-color="transparent" style:use-window-font-color="true" fo:font-style="italic"/>
    </style:style>
    <style:style style:name="T248" style:family="text">
      <style:text-properties fo:font-size="12.00pt" fo:font-weight="bold" fo:font-family="'Arial Black'" style:font-family-asian="'Arial Black'" style:font-family-complex="'Arial Black'" fo:background-color="transparent" style:use-window-font-color="true"/>
    </style:style>
    <style:style style:name="T249" style:family="text">
      <style:text-properties fo:font-size="10.00pt" fo:font-weight="normal" fo:font-family="Cambria" style:font-family-asian="Cambria" style:font-family-complex="Cambria" fo:background-color="transparent" style:use-window-font-color="true" fo:font-style="italic"/>
    </style:style>
    <style:style style:name="T250" style:family="text">
      <style:text-properties fo:font-size="10.00pt" fo:font-weight="normal" fo:font-family="Cambria" style:font-family-asian="Cambria" style:font-family-complex="Cambria" fo:background-color="transparent" style:use-window-font-color="true"/>
    </style:style>
    <style:style style:name="T251" style:family="text">
      <style:text-properties fo:font-size="10.00pt" fo:font-weight="normal" fo:font-family="Cambria" style:font-family-asian="Cambria" style:font-family-complex="Cambria" fo:background-color="transparent" style:use-window-font-color="true"/>
    </style:style>
    <style:style style:name="T252" style:family="text">
      <style:text-properties fo:font-size="10.00pt" fo:font-weight="normal" fo:font-family="Cambria" style:font-family-asian="Cambria" style:font-family-complex="Cambria" fo:background-color="transparent" style:use-window-font-color="true"/>
    </style:style>
    <style:style style:name="T253" style:family="text">
      <style:text-properties fo:font-size="10.00pt" fo:font-weight="bold" fo:font-family="'Arial Black'" style:font-family-asian="'Arial Black'" style:font-family-complex="'Arial Black'" fo:background-color="transparent" style:use-window-font-color="true" fo:font-style="italic"/>
    </style:style>
    <style:style style:name="T254" style:family="text">
      <style:text-properties fo:font-size="10.00pt" fo:font-weight="bold" fo:font-family="'Arial Black'" style:font-family-asian="'Arial Black'" style:font-family-complex="'Arial Black'" fo:background-color="transparent" style:use-window-font-color="true"/>
    </style:style>
    <style:style style:name="T255" style:family="text">
      <style:text-properties fo:font-size="10.00pt" fo:font-weight="normal" fo:font-family="Cambria" style:font-family-asian="Cambria" style:font-family-complex="Cambria" fo:background-color="transparent" style:use-window-font-color="true"/>
    </style:style>
    <style:style style:name="T256" style:family="text">
      <style:text-properties fo:font-size="10.00pt" fo:font-weight="normal" fo:font-family="Cambria" style:font-family-asian="Cambria" style:font-family-complex="Cambria" fo:background-color="transparent" style:use-window-font-color="true" fo:font-style="italic"/>
    </style:style>
    <style:style style:name="T257" style:family="text">
      <style:text-properties fo:font-size="10.00pt" fo:font-weight="normal" fo:font-family="Cambria" style:font-family-asian="Cambria" style:font-family-complex="Cambria" fo:background-color="transparent" style:use-window-font-color="true"/>
    </style:style>
    <style:style style:name="T258" style:family="text">
      <style:text-properties fo:font-size="10.00pt" fo:font-weight="normal" fo:font-family="'Courier New'" style:font-family-asian="'Courier New'" style:font-family-complex="'Courier New'" fo:background-color="transparent" style:use-window-font-color="true"/>
    </style:style>
    <style:style style:name="T259" style:family="text">
      <style:text-properties fo:font-size="10.00pt" fo:font-weight="normal" fo:font-family="Cambria" style:font-family-asian="Cambria" style:font-family-complex="Cambria" fo:background-color="transparent" style:use-window-font-color="true"/>
    </style:style>
    <style:style style:name="T260" style:family="text">
      <style:text-properties fo:font-size="12.00pt" fo:font-weight="bold" fo:font-family="'Arial Black'" style:font-family-asian="'Arial Black'" style:font-family-complex="'Arial Black'" fo:background-color="transparent" style:use-window-font-color="true" fo:font-style="italic"/>
    </style:style>
    <style:style style:name="T261" style:family="text">
      <style:text-properties fo:font-size="10.00pt" fo:font-weight="normal" fo:font-family="Cambria" style:font-family-asian="Cambria" style:font-family-complex="Cambria" fo:background-color="transparent" style:use-window-font-color="true"/>
    </style:style>
    <style:style style:name="T262" style:family="text">
      <style:text-properties fo:font-size="12.00pt" fo:font-weight="normal" fo:font-family="Calibri" style:font-family-asian="Calibri" style:font-family-complex="Calibri" fo:background-color="transparent" style:use-window-font-color="true" fo:font-style="italic"/>
    </style:style>
    <style:style style:name="T263" style:family="text">
      <style:text-properties fo:font-size="12.00pt" fo:font-weight="normal" fo:font-family="Calibri" style:font-family-asian="Calibri" style:font-family-complex="Calibri" fo:background-color="transparent" style:use-window-font-color="true"/>
    </style:style>
    <style:style style:name="T264" style:family="text">
      <style:text-properties fo:font-size="12.00pt" fo:font-weight="normal" fo:font-family="Calibri" style:font-family-asian="Calibri" style:font-family-complex="Calibri" fo:background-color="transparent" style:use-window-font-color="true"/>
    </style:style>
    <style:style style:name="T265" style:family="text">
      <style:text-properties fo:font-size="12.00pt" fo:font-weight="normal" fo:font-family="Calibri" style:font-family-asian="Calibri" style:font-family-complex="Calibri" fo:background-color="transparent" style:use-window-font-color="true"/>
    </style:style>
    <style:style style:name="T266" style:family="text">
      <style:text-properties fo:font-size="10.00pt" fo:font-weight="normal" fo:font-family="Cambria" style:font-family-asian="Cambria" style:font-family-complex="Cambria" fo:background-color="transparent" style:use-window-font-color="true"/>
    </style:style>
    <style:style style:name="T267" style:family="text">
      <style:text-properties fo:font-size="10.00pt" fo:font-weight="bold" fo:font-family="Calibri" style:font-family-asian="Calibri" style:font-family-complex="Calibri" fo:background-color="transparent" style:use-window-font-color="true" fo:font-style="italic"/>
    </style:style>
    <style:style style:name="T268" style:family="text">
      <style:text-properties fo:font-size="10.00pt" fo:font-weight="bold" fo:font-family="Calibri" style:font-family-asian="Calibri" style:font-family-complex="Calibri" fo:background-color="transparent" style:use-window-font-color="true"/>
    </style:style>
    <style:style style:name="T269" style:family="text">
      <style:text-properties fo:font-size="10.00pt" fo:font-weight="normal" fo:font-family="Cambria" style:font-family-asian="Cambria" style:font-family-complex="Cambria" fo:background-color="transparent" style:use-window-font-color="true"/>
    </style:style>
    <style:style style:name="T270" style:family="text">
      <style:text-properties fo:font-size="10.00pt" fo:font-weight="normal" fo:font-family="Cambria" style:font-family-asian="Cambria" style:font-family-complex="Cambria" fo:background-color="transparent" style:use-window-font-color="true" fo:font-style="italic"/>
    </style:style>
    <style:style style:name="T271" style:family="text">
      <style:text-properties fo:font-size="10.00pt" fo:font-weight="normal" fo:font-family="Cambria" style:font-family-asian="Cambria" style:font-family-complex="Cambria" fo:background-color="transparent" style:use-window-font-color="true"/>
    </style:style>
    <style:style style:name="T272"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273" style:family="text">
      <style:text-properties fo:font-size="10.00pt" fo:font-weight="normal" fo:font-family="Cambria" style:font-family-asian="Cambria" style:font-family-complex="Cambria" fo:background-color="transparent" style:use-window-font-color="true"/>
    </style:style>
    <style:style style:name="T274" style:family="text">
      <style:text-properties fo:font-size="10.00pt" fo:font-weight="normal" fo:font-family="Cambria" style:font-family-asian="Cambria" style:font-family-complex="Cambria" fo:background-color="transparent" style:use-window-font-color="true"/>
    </style:style>
    <style:style style:name="T275" style:family="text">
      <style:text-properties fo:font-size="10.00pt" fo:font-weight="normal" fo:font-family="Cambria" style:font-family-asian="Cambria" style:font-family-complex="Cambria" fo:background-color="transparent" style:use-window-font-color="true"/>
    </style:style>
    <style:style style:name="T276" style:family="text">
      <style:text-properties fo:font-size="10.00pt" fo:font-weight="normal" fo:font-family="Cambria" style:font-family-asian="Cambria" style:font-family-complex="Cambria" fo:background-color="transparent" style:use-window-font-color="true" fo:font-style="italic"/>
    </style:style>
    <style:style style:name="T277" style:family="text">
      <style:text-properties fo:font-size="10.00pt" fo:font-weight="normal" fo:font-family="Cambria" style:font-family-asian="Cambria" style:font-family-complex="Cambria" fo:background-color="transparent" style:use-window-font-color="true"/>
    </style:style>
    <style:style style:name="T278" style:family="text">
      <style:text-properties fo:font-size="10.00pt" fo:font-weight="normal" fo:font-family="Cambria" style:font-family-asian="Cambria" style:font-family-complex="Cambria" fo:background-color="transparent" style:use-window-font-color="true"/>
    </style:style>
    <style:style style:name="T279"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280" style:family="text">
      <style:text-properties fo:font-size="10.00pt" fo:font-weight="normal" fo:font-family="Cambria" style:font-family-asian="Cambria" style:font-family-complex="Cambria" fo:background-color="transparent" style:use-window-font-color="true"/>
    </style:style>
    <style:style style:name="T281" style:family="text">
      <style:text-properties fo:font-size="10.00pt" fo:font-weight="normal" fo:font-family="Cambria" style:font-family-asian="Cambria" style:font-family-complex="Cambria" fo:background-color="transparent" style:use-window-font-color="true"/>
    </style:style>
    <style:style style:name="T282" style:family="text">
      <style:text-properties fo:font-size="10.00pt" fo:font-weight="normal" fo:font-family="Cambria" style:font-family-asian="Cambria" style:font-family-complex="Cambria" fo:background-color="transparent" style:use-window-font-color="true"/>
    </style:style>
    <style:style style:name="T283" style:family="text">
      <style:text-properties fo:font-size="10.00pt" fo:font-weight="normal" fo:font-family="Cambria" style:font-family-asian="Cambria" style:font-family-complex="Cambria" fo:background-color="transparent" style:use-window-font-color="true"/>
    </style:style>
    <style:style style:name="T284"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285" style:family="text">
      <style:text-properties fo:font-size="10.00pt" fo:font-weight="normal" fo:font-family="Cambria" style:font-family-asian="Cambria" style:font-family-complex="Cambria" fo:background-color="transparent" style:use-window-font-color="true"/>
    </style:style>
    <style:style style:name="T286" style:family="text">
      <style:text-properties fo:font-size="10.00pt" fo:font-weight="normal" fo:font-family="Cambria" style:font-family-asian="Cambria" style:font-family-complex="Cambria" fo:background-color="transparent" style:use-window-font-color="true"/>
    </style:style>
    <style:style style:name="T287" style:family="text">
      <style:text-properties fo:font-size="10.00pt" fo:font-weight="normal" fo:font-family="Cambria" style:font-family-asian="Cambria" style:font-family-complex="Cambria" fo:background-color="transparent" style:use-window-font-color="true"/>
    </style:style>
    <style:style style:name="T288" style:family="text">
      <style:text-properties fo:font-size="10.00pt" fo:font-weight="normal" fo:font-family="Cambria" style:font-family-asian="Cambria" style:font-family-complex="Cambria" fo:background-color="transparent" style:use-window-font-color="true" fo:font-style="italic"/>
    </style:style>
    <style:style style:name="T289" style:family="text">
      <style:text-properties fo:font-size="10.00pt" fo:font-weight="normal" fo:font-family="Cambria" style:font-family-asian="Cambria" style:font-family-complex="Cambria" fo:background-color="transparent" style:use-window-font-color="true"/>
    </style:style>
    <style:style style:name="T290" style:family="text">
      <style:text-properties fo:font-size="10.00pt" fo:font-weight="normal" fo:font-family="Cambria" style:font-family-asian="Cambria" style:font-family-complex="Cambria" fo:background-color="transparent" style:use-window-font-color="true"/>
    </style:style>
    <style:style style:name="T291" style:family="text">
      <style:text-properties fo:font-size="10.00pt" fo:font-weight="normal" fo:font-family="Cambria" style:font-family-asian="Cambria" style:font-family-complex="Cambria" fo:background-color="transparent" style:use-window-font-color="true" fo:font-style="italic"/>
    </style:style>
    <style:style style:name="T292"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293" style:family="text">
      <style:text-properties fo:font-size="10.00pt" fo:font-weight="normal" fo:font-family="Cambria" style:font-family-asian="Cambria" style:font-family-complex="Cambria" fo:background-color="transparent" style:use-window-font-color="true"/>
    </style:style>
    <style:style style:name="T294" style:family="text">
      <style:text-properties fo:font-size="10.00pt" fo:font-weight="normal" fo:font-family="Cambria" style:font-family-asian="Cambria" style:font-family-complex="Cambria" fo:background-color="transparent" style:use-window-font-color="true"/>
    </style:style>
    <style:style style:name="T295" style:family="text">
      <style:text-properties fo:font-size="10.00pt" fo:font-weight="normal" fo:font-family="Cambria" style:font-family-asian="Cambria" style:font-family-complex="Cambria" fo:background-color="transparent" style:use-window-font-color="true"/>
    </style:style>
    <style:style style:name="T296" style:family="text">
      <style:text-properties fo:font-size="10.00pt" fo:font-weight="normal" fo:font-family="Cambria" style:font-family-asian="Cambria" style:font-family-complex="Cambria" fo:background-color="transparent" style:use-window-font-color="true" fo:font-style="italic"/>
    </style:style>
    <style:style style:name="T297" style:family="text">
      <style:text-properties fo:font-size="10.00pt" fo:font-weight="normal" fo:font-family="Cambria" style:font-family-asian="Cambria" style:font-family-complex="Cambria" fo:background-color="transparent" style:use-window-font-color="true"/>
    </style:style>
    <style:style style:name="T298" style:family="text">
      <style:text-properties fo:font-size="12.00pt" fo:font-weight="bold" fo:font-family="'Arial Black'" style:font-family-asian="'Arial Black'" style:font-family-complex="'Arial Black'" fo:background-color="transparent" style:use-window-font-color="true"/>
    </style:style>
    <style:style style:name="T299" style:family="text">
      <style:text-properties fo:font-size="12.00pt" style:text-position="super" fo:font-weight="bold" fo:font-family="'Arial Black'" style:font-family-asian="'Arial Black'" style:font-family-complex="'Arial Black'" fo:background-color="transparent" style:use-window-font-color="true" fo:font-style="italic"/>
    </style:style>
    <style:style style:name="T300" style:family="text">
      <style:text-properties fo:font-size="12.00pt" fo:font-weight="bold" fo:font-family="'Arial Black'" style:font-family-asian="'Arial Black'" style:font-family-complex="'Arial Black'" fo:background-color="transparent" style:use-window-font-color="true"/>
    </style:style>
    <style:style style:name="T301" style:family="text">
      <style:text-properties fo:font-size="12.00pt" fo:font-weight="bold" fo:font-family="'Arial Black'" style:font-family-asian="'Arial Black'" style:font-family-complex="'Arial Black'" fo:background-color="transparent" style:use-window-font-color="true"/>
    </style:style>
    <style:style style:name="T302" style:family="text">
      <style:text-properties fo:font-size="12.00pt" fo:font-weight="bold" fo:font-family="'Arial Black'" style:font-family-asian="'Arial Black'" style:font-family-complex="'Arial Black'" fo:background-color="transparent" style:use-window-font-color="true"/>
    </style:style>
    <style:style style:name="T303" style:family="text">
      <style:text-properties fo:font-size="12.00pt" fo:font-weight="bold" fo:font-family="'Arial Black'" style:font-family-asian="'Arial Black'" style:font-family-complex="'Arial Black'" fo:background-color="transparent" style:use-window-font-color="true" fo:font-style="italic"/>
    </style:style>
    <style:style style:name="T304" style:family="text">
      <style:text-properties fo:font-size="12.00pt" fo:font-weight="bold" fo:font-family="'Arial Black'" style:font-family-asian="'Arial Black'" style:font-family-complex="'Arial Black'" fo:background-color="transparent" style:use-window-font-color="true"/>
    </style:style>
    <style:style style:name="T305" style:family="text">
      <style:text-properties fo:font-size="10.00pt" fo:font-weight="normal" fo:font-family="Cambria" style:font-family-asian="Cambria" style:font-family-complex="Cambria" fo:background-color="transparent" style:use-window-font-color="true"/>
    </style:style>
    <style:style style:name="T306" style:family="text">
      <style:text-properties fo:font-size="10.00pt" fo:font-weight="normal" fo:font-family="'Courier New'" style:font-family-asian="'Courier New'" style:font-family-complex="'Courier New'" fo:background-color="transparent" style:use-window-font-color="true"/>
    </style:style>
    <style:style style:name="T307" style:family="text">
      <style:text-properties fo:font-size="10.00pt" fo:font-weight="normal" fo:font-family="Cambria" style:font-family-asian="Cambria" style:font-family-complex="Cambria" fo:background-color="transparent" style:use-window-font-color="true"/>
    </style:style>
    <style:style style:name="T308" style:family="text">
      <style:text-properties fo:font-size="10.00pt" fo:font-weight="normal" fo:font-family="Cambria" style:font-family-asian="Cambria" style:font-family-complex="Cambria" fo:background-color="transparent" style:use-window-font-color="true" fo:font-style="italic"/>
    </style:style>
    <style:style style:name="T309" style:family="text">
      <style:text-properties fo:font-size="10.00pt" fo:font-weight="normal" fo:font-family="Cambria" style:font-family-asian="Cambria" style:font-family-complex="Cambria" fo:background-color="transparent" style:use-window-font-color="true"/>
    </style:style>
    <style:style style:name="T310" style:family="text">
      <style:text-properties fo:font-size="10.00pt" fo:font-weight="normal" fo:font-family="Cambria" style:font-family-asian="Cambria" style:font-family-complex="Cambria" fo:background-color="transparent" style:use-window-font-color="true" fo:font-style="italic"/>
    </style:style>
    <style:style style:name="T311" style:family="text">
      <style:text-properties fo:font-size="10.00pt" fo:font-weight="normal" fo:font-family="Cambria" style:font-family-asian="Cambria" style:font-family-complex="Cambria" fo:background-color="transparent" style:use-window-font-color="true"/>
    </style:style>
    <style:style style:name="T312" style:family="text">
      <style:text-properties fo:font-size="10.00pt" fo:font-weight="normal" fo:font-family="Cambria" style:font-family-asian="Cambria" style:font-family-complex="Cambria" fo:background-color="transparent" style:use-window-font-color="true" fo:font-style="italic"/>
    </style:style>
    <style:style style:name="T313" style:family="text">
      <style:text-properties fo:font-size="10.00pt" fo:font-weight="normal" fo:font-family="Cambria" style:font-family-asian="Cambria" style:font-family-complex="Cambria" fo:background-color="transparent" style:use-window-font-color="true"/>
    </style:style>
    <style:style style:name="T314" style:family="text">
      <style:text-properties fo:font-size="10.00pt" fo:font-weight="bold" fo:font-family="'Arial Black'" style:font-family-asian="'Arial Black'" style:font-family-complex="'Arial Black'" fo:background-color="transparent" style:use-window-font-color="true"/>
    </style:style>
    <style:style style:name="T315" style:family="text">
      <style:text-properties fo:font-size="10.00pt" fo:font-weight="normal" fo:font-family="Cambria" style:font-family-asian="Cambria" style:font-family-complex="Cambria" fo:background-color="transparent" style:use-window-font-color="true"/>
    </style:style>
    <style:style style:name="T316" style:family="text">
      <style:text-properties fo:font-size="10.00pt" fo:font-weight="normal" fo:font-family="'Courier New'" style:font-family-asian="'Courier New'" style:font-family-complex="'Courier New'" fo:background-color="transparent" style:use-window-font-color="true"/>
    </style:style>
    <style:style style:name="T317" style:family="text">
      <style:text-properties fo:font-size="10.00pt" fo:font-weight="normal" fo:font-family="Cambria" style:font-family-asian="Cambria" style:font-family-complex="Cambria" fo:background-color="transparent" style:use-window-font-color="true"/>
    </style:style>
    <style:style style:name="T318" style:family="text">
      <style:text-properties fo:font-size="10.00pt" fo:font-weight="normal" fo:font-family="Cambria" style:font-family-asian="Cambria" style:font-family-complex="Cambria" fo:background-color="transparent" style:use-window-font-color="true" fo:font-style="italic"/>
    </style:style>
    <style:style style:name="T319" style:family="text">
      <style:text-properties fo:font-size="10.00pt" fo:font-weight="normal" fo:font-family="Cambria" style:font-family-asian="Cambria" style:font-family-complex="Cambria" fo:background-color="transparent" style:use-window-font-color="true"/>
    </style:style>
    <style:style style:name="T320" style:family="text">
      <style:text-properties fo:font-size="10.00pt" fo:font-weight="normal" fo:font-family="Cambria" style:font-family-asian="Cambria" style:font-family-complex="Cambria" fo:background-color="transparent" style:use-window-font-color="true" fo:font-style="italic"/>
    </style:style>
    <style:style style:name="T321" style:family="text">
      <style:text-properties fo:font-size="10.00pt" fo:font-weight="normal" fo:font-family="Cambria" style:font-family-asian="Cambria" style:font-family-complex="Cambria" fo:background-color="transparent" style:use-window-font-color="true"/>
    </style:style>
    <style:style style:name="T322" style:family="text">
      <style:text-properties fo:font-size="10.00pt" fo:font-weight="normal" fo:font-family="Cambria" style:font-family-asian="Cambria" style:font-family-complex="Cambria" fo:background-color="transparent" style:use-window-font-color="true" fo:font-style="italic"/>
    </style:style>
    <style:style style:name="T323" style:family="text">
      <style:text-properties fo:font-size="10.00pt" fo:font-weight="normal" fo:font-family="Cambria" style:font-family-asian="Cambria" style:font-family-complex="Cambria" fo:background-color="transparent" style:use-window-font-color="true"/>
    </style:style>
    <style:style style:name="T324" style:family="text">
      <style:text-properties fo:font-size="12.00pt" fo:font-weight="bold" fo:font-family="'Arial Black'" style:font-family-asian="'Arial Black'" style:font-family-complex="'Arial Black'" fo:background-color="transparent" style:use-window-font-color="true"/>
    </style:style>
    <style:style style:name="T325" style:family="text">
      <style:text-properties fo:font-size="10.00pt" fo:font-weight="normal" fo:font-family="Cambria" style:font-family-asian="Cambria" style:font-family-complex="Cambria" fo:background-color="transparent" style:use-window-font-color="true"/>
    </style:style>
    <style:style style:name="T326" style:family="text">
      <style:text-properties fo:font-size="12.00pt" fo:font-weight="bold" fo:font-family="'Arial Black'" style:font-family-asian="'Arial Black'" style:font-family-complex="'Arial Black'" fo:background-color="transparent" style:use-window-font-color="true"/>
    </style:style>
    <style:style style:name="T327" style:family="text">
      <style:text-properties fo:font-size="10.00pt" fo:font-weight="normal" fo:font-family="Cambria" style:font-family-asian="Cambria" style:font-family-complex="Cambria" fo:background-color="transparent" style:use-window-font-color="true"/>
    </style:style>
    <style:style style:name="T328" style:family="text">
      <style:text-properties fo:font-size="12.00pt" fo:font-weight="bold" fo:font-family="'Arial Black'" style:font-family-asian="'Arial Black'" style:font-family-complex="'Arial Black'" fo:background-color="transparent" style:use-window-font-color="true"/>
    </style:style>
    <style:style style:name="T329" style:family="text">
      <style:text-properties fo:font-size="10.00pt" fo:font-weight="normal" fo:font-family="Cambria" style:font-family-asian="Cambria" style:font-family-complex="Cambria" fo:background-color="transparent" style:use-window-font-color="true"/>
    </style:style>
    <style:style style:name="T330" style:family="text">
      <style:text-properties fo:font-size="10.00pt" fo:font-weight="normal" fo:font-family="Cambria" style:font-family-asian="Cambria" style:font-family-complex="Cambria" fo:background-color="transparent" style:use-window-font-color="true" fo:font-style="italic"/>
    </style:style>
    <style:style style:name="T331" style:family="text">
      <style:text-properties fo:font-size="10.00pt" fo:font-weight="normal" fo:font-family="Cambria" style:font-family-asian="Cambria" style:font-family-complex="Cambria" fo:background-color="transparent" style:use-window-font-color="true"/>
    </style:style>
    <style:style style:name="T332" style:family="text">
      <style:text-properties fo:font-size="10.00pt" fo:font-weight="normal" fo:font-family="Cambria" style:font-family-asian="Cambria" style:font-family-complex="Cambria" fo:background-color="transparent" style:use-window-font-color="true" fo:font-style="italic"/>
    </style:style>
    <style:style style:name="T333" style:family="text">
      <style:text-properties fo:font-size="10.00pt" fo:font-weight="normal" fo:font-family="Cambria" style:font-family-asian="Cambria" style:font-family-complex="Cambria" fo:background-color="transparent" style:use-window-font-color="true"/>
    </style:style>
    <style:style style:name="T334" style:family="text">
      <style:text-properties fo:font-size="12.00pt" fo:font-weight="bold" fo:font-family="'Arial Black'" style:font-family-asian="'Arial Black'" style:font-family-complex="'Arial Black'" fo:background-color="transparent" style:use-window-font-color="true"/>
    </style:style>
    <style:style style:name="T335" style:family="text">
      <style:text-properties fo:font-size="12.00pt" fo:font-weight="bold" fo:font-family="'Arial Black'" style:font-family-asian="'Arial Black'" style:font-family-complex="'Arial Black'" fo:background-color="transparent" style:use-window-font-color="true" fo:font-style="italic"/>
    </style:style>
    <style:style style:name="T336" style:family="text">
      <style:text-properties fo:font-size="12.00pt" fo:font-weight="bold" fo:font-family="'Arial Black'" style:font-family-asian="'Arial Black'" style:font-family-complex="'Arial Black'" fo:background-color="transparent" style:use-window-font-color="true"/>
    </style:style>
    <style:style style:name="T337" style:family="text">
      <style:text-properties fo:font-size="10.00pt" fo:font-weight="normal" fo:font-family="Cambria" style:font-family-asian="Cambria" style:font-family-complex="Cambria" fo:background-color="transparent" style:use-window-font-color="true"/>
    </style:style>
    <style:style style:name="T338" style:family="text">
      <style:text-properties fo:font-size="10.00pt" fo:font-weight="normal" fo:font-family="Cambria" style:font-family-asian="Cambria" style:font-family-complex="Cambria" fo:background-color="transparent" style:use-window-font-color="true" fo:font-style="italic"/>
    </style:style>
    <style:style style:name="T339" style:family="text">
      <style:text-properties fo:font-size="10.00pt" style:text-position="super" fo:font-weight="normal" fo:font-family="Cambria" style:font-family-asian="Cambria" style:font-family-complex="Cambria" fo:background-color="transparent" style:use-window-font-color="true"/>
    </style:style>
    <style:style style:name="T340" style:family="text">
      <style:text-properties fo:font-size="10.00pt" fo:font-weight="normal" fo:font-family="Cambria" style:font-family-asian="Cambria" style:font-family-complex="Cambria" fo:background-color="transparent" style:use-window-font-color="true"/>
    </style:style>
    <style:style style:name="T341" style:family="text">
      <style:text-properties fo:font-size="10.00pt" style:text-position="sub" fo:font-weight="normal" fo:font-family="Cambria" style:font-family-asian="Cambria" style:font-family-complex="Cambria" fo:background-color="transparent" style:use-window-font-color="true"/>
    </style:style>
    <style:style style:name="T342" style:family="text">
      <style:text-properties fo:font-size="10.00pt" fo:font-weight="normal" fo:font-family="Cambria" style:font-family-asian="Cambria" style:font-family-complex="Cambria" fo:background-color="transparent" style:use-window-font-color="true" fo:font-style="italic"/>
    </style:style>
    <style:style style:name="T343" style:family="text">
      <style:text-properties fo:font-size="10.00pt" fo:font-weight="normal" fo:font-family="Cambria" style:font-family-asian="Cambria" style:font-family-complex="Cambria" fo:background-color="transparent" style:use-window-font-color="true"/>
    </style:style>
    <style:style style:name="T344" style:family="text">
      <style:text-properties fo:font-size="10.00pt" fo:font-weight="normal" fo:font-family="Cambria" style:font-family-asian="Cambria" style:font-family-complex="Cambria" fo:background-color="transparent" style:use-window-font-color="true" fo:font-style="italic"/>
    </style:style>
    <style:style style:name="T345" style:family="text">
      <style:text-properties fo:font-size="10.00pt" fo:font-weight="normal" fo:font-family="Cambria" style:font-family-asian="Cambria" style:font-family-complex="Cambria" fo:background-color="transparent" style:use-window-font-color="true"/>
    </style:style>
    <style:style style:name="T346" style:family="text">
      <style:text-properties fo:font-size="12.00pt" fo:font-weight="bold" fo:font-family="'Arial Black'" style:font-family-asian="'Arial Black'" style:font-family-complex="'Arial Black'" fo:background-color="transparent" style:use-window-font-color="true" fo:font-style="italic"/>
    </style:style>
    <style:style style:name="T347" style:family="text">
      <style:text-properties fo:font-size="12.00pt" style:text-position="super" fo:font-weight="bold" fo:font-family="'Arial Black'" style:font-family-asian="'Arial Black'" style:font-family-complex="'Arial Black'" fo:background-color="transparent" style:use-window-font-color="true"/>
    </style:style>
    <style:style style:name="T348" style:family="text">
      <style:text-properties fo:font-size="10.00pt" fo:font-weight="normal" fo:font-family="Cambria" style:font-family-asian="Cambria" style:font-family-complex="Cambria" fo:background-color="transparent" style:use-window-font-color="true"/>
    </style:style>
    <style:style style:name="T349" style:family="text">
      <style:text-properties fo:font-size="10.00pt" style:text-position="sub" fo:font-weight="normal" fo:font-family="Cambria" style:font-family-asian="Cambria" style:font-family-complex="Cambria" fo:background-color="transparent" style:use-window-font-color="true"/>
    </style:style>
    <style:style style:name="T350" style:family="text">
      <style:text-properties fo:font-size="10.00pt" fo:font-weight="normal" fo:font-family="Cambria" style:font-family-asian="Cambria" style:font-family-complex="Cambria" fo:background-color="transparent" style:use-window-font-color="true" fo:font-style="italic"/>
    </style:style>
    <style:style style:name="T351" style:family="text">
      <style:text-properties fo:font-size="10.00pt" fo:font-weight="normal" fo:font-family="Cambria" style:font-family-asian="Cambria" style:font-family-complex="Cambria" fo:background-color="transparent" style:use-window-font-color="true"/>
    </style:style>
    <style:style style:name="T352" style:family="text">
      <style:text-properties fo:font-size="12.00pt" fo:font-weight="bold" fo:font-family="'Arial Black'" style:font-family-asian="'Arial Black'" style:font-family-complex="'Arial Black'" fo:background-color="transparent" style:use-window-font-color="true"/>
    </style:style>
    <style:style style:name="T353" style:family="text">
      <style:text-properties fo:font-size="10.00pt" fo:font-weight="normal" fo:font-family="Cambria" style:font-family-asian="Cambria" style:font-family-complex="Cambria" fo:background-color="transparent" style:use-window-font-color="true" fo:font-style="italic"/>
    </style:style>
    <style:style style:name="T354" style:family="text">
      <style:text-properties fo:font-size="10.00pt" fo:font-weight="normal" fo:font-family="Cambria" style:font-family-asian="Cambria" style:font-family-complex="Cambria" fo:background-color="transparent" style:use-window-font-color="true"/>
    </style:style>
    <style:style style:name="T355" style:family="text">
      <style:text-properties fo:font-size="10.00pt" fo:font-weight="normal" fo:font-family="Cambria" style:font-family-asian="Cambria" style:font-family-complex="Cambria" fo:background-color="transparent" style:use-window-font-color="true" fo:font-style="italic"/>
    </style:style>
    <style:style style:name="T356" style:family="text">
      <style:text-properties fo:font-size="10.00pt" style:text-position="super" fo:font-weight="normal" fo:font-family="Cambria" style:font-family-asian="Cambria" style:font-family-complex="Cambria" fo:background-color="transparent" style:use-window-font-color="true"/>
    </style:style>
    <style:style style:name="T357" style:family="text">
      <style:text-properties fo:font-size="10.00pt" fo:font-weight="normal" fo:font-family="Cambria" style:font-family-asian="Cambria" style:font-family-complex="Cambria" fo:background-color="transparent" style:use-window-font-color="true"/>
    </style:style>
    <style:style style:name="T358" style:family="text">
      <style:text-properties fo:font-size="10.00pt" style:text-position="sub" fo:font-weight="normal" fo:font-family="Cambria" style:font-family-asian="Cambria" style:font-family-complex="Cambria" fo:background-color="transparent" style:use-window-font-color="true"/>
    </style:style>
    <style:style style:name="T359" style:family="text">
      <style:text-properties fo:font-size="10.00pt" fo:font-weight="normal" fo:font-family="Cambria" style:font-family-asian="Cambria" style:font-family-complex="Cambria" fo:background-color="transparent" style:use-window-font-color="true" fo:font-style="italic"/>
    </style:style>
    <style:style style:name="T360" style:family="text">
      <style:text-properties fo:font-size="10.00pt" fo:font-weight="normal" fo:font-family="Cambria" style:font-family-asian="Cambria" style:font-family-complex="Cambria" fo:background-color="transparent" style:use-window-font-color="true"/>
    </style:style>
    <style:style style:name="T361" style:family="text">
      <style:text-properties fo:font-size="12.00pt" fo:font-weight="bold" fo:font-family="'Arial Black'" style:font-family-asian="'Arial Black'" style:font-family-complex="'Arial Black'" fo:background-color="transparent" style:use-window-font-color="true"/>
    </style:style>
    <style:style style:name="T362" style:family="text">
      <style:text-properties fo:font-size="10.00pt" fo:font-weight="normal" fo:font-family="Cambria" style:font-family-asian="Cambria" style:font-family-complex="Cambria" fo:background-color="transparent" style:use-window-font-color="true"/>
    </style:style>
    <style:style style:name="T363" style:family="text">
      <style:text-properties fo:font-size="10.00pt" fo:font-weight="normal" fo:font-family="Cambria" style:font-family-asian="Cambria" style:font-family-complex="Cambria" fo:background-color="transparent" style:use-window-font-color="true" fo:font-style="italic"/>
    </style:style>
    <style:style style:name="T364" style:family="text">
      <style:text-properties fo:font-size="10.00pt" fo:font-weight="normal" fo:font-family="Cambria" style:font-family-asian="Cambria" style:font-family-complex="Cambria" fo:background-color="transparent" style:use-window-font-color="true"/>
    </style:style>
    <style:style style:name="T365"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366" style:family="text">
      <style:text-properties fo:font-size="10.00pt" fo:font-weight="normal" fo:font-family="Cambria" style:font-family-asian="Cambria" style:font-family-complex="Cambria" fo:background-color="transparent" style:use-window-font-color="true"/>
    </style:style>
    <style:style style:name="T367" style:family="text">
      <style:text-properties fo:font-size="10.00pt" style:text-position="sub" fo:font-weight="normal" fo:font-family="Cambria" style:font-family-asian="Cambria" style:font-family-complex="Cambria" fo:background-color="transparent" style:use-window-font-color="true"/>
    </style:style>
    <style:style style:name="T368" style:family="text">
      <style:text-properties fo:font-size="10.00pt" fo:font-weight="normal" fo:font-family="Cambria" style:font-family-asian="Cambria" style:font-family-complex="Cambria" fo:background-color="transparent" style:use-window-font-color="true" fo:font-style="italic"/>
    </style:style>
    <style:style style:name="T369" style:family="text">
      <style:text-properties fo:font-size="10.00pt" fo:font-weight="normal" fo:font-family="Cambria" style:font-family-asian="Cambria" style:font-family-complex="Cambria" fo:background-color="transparent" style:use-window-font-color="true"/>
    </style:style>
    <style:style style:name="T370" style:family="text">
      <style:text-properties fo:font-size="12.00pt" fo:font-weight="bold" fo:font-family="'Arial Black'" style:font-family-asian="'Arial Black'" style:font-family-complex="'Arial Black'" fo:background-color="transparent" style:use-window-font-color="true"/>
    </style:style>
    <style:style style:name="T371" style:family="text">
      <style:text-properties fo:font-size="10.00pt" fo:font-weight="normal" fo:font-family="Cambria" style:font-family-asian="Cambria" style:font-family-complex="Cambria" fo:background-color="transparent" style:use-window-font-color="true"/>
    </style:style>
    <style:style style:name="T372" style:family="text">
      <style:text-properties fo:font-size="10.00pt" fo:font-weight="normal" fo:font-family="Cambria" style:font-family-asian="Cambria" style:font-family-complex="Cambria" fo:background-color="transparent" style:use-window-font-color="true" fo:font-style="italic"/>
    </style:style>
    <style:style style:name="T373" style:family="text">
      <style:text-properties fo:font-size="10.00pt" fo:font-weight="normal" fo:font-family="Cambria" style:font-family-asian="Cambria" style:font-family-complex="Cambria" fo:background-color="transparent" style:use-window-font-color="true"/>
    </style:style>
    <style:style style:name="T374"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375" style:family="text">
      <style:text-properties fo:font-size="10.00pt" fo:font-weight="normal" fo:font-family="Cambria" style:font-family-asian="Cambria" style:font-family-complex="Cambria" fo:background-color="transparent" style:use-window-font-color="true"/>
    </style:style>
    <style:style style:name="T376" style:family="text">
      <style:text-properties fo:font-size="10.00pt" style:text-position="sub" fo:font-weight="normal" fo:font-family="Cambria" style:font-family-asian="Cambria" style:font-family-complex="Cambria" fo:background-color="transparent" style:use-window-font-color="true"/>
    </style:style>
    <style:style style:name="T377" style:family="text">
      <style:text-properties fo:font-size="10.00pt" fo:font-weight="normal" fo:font-family="Cambria" style:font-family-asian="Cambria" style:font-family-complex="Cambria" fo:background-color="transparent" style:use-window-font-color="true" fo:font-style="italic"/>
    </style:style>
    <style:style style:name="T378" style:family="text">
      <style:text-properties fo:font-size="10.00pt" fo:font-weight="normal" fo:font-family="Cambria" style:font-family-asian="Cambria" style:font-family-complex="Cambria" fo:background-color="transparent" style:use-window-font-color="true"/>
    </style:style>
    <style:style style:name="T379" style:family="text">
      <style:text-properties fo:font-size="12.00pt" fo:font-weight="bold" fo:font-family="'Arial Black'" style:font-family-asian="'Arial Black'" style:font-family-complex="'Arial Black'" fo:background-color="transparent" style:use-window-font-color="true" fo:font-style="italic"/>
    </style:style>
    <style:style style:name="T380" style:family="text">
      <style:text-properties fo:font-size="10.00pt" fo:font-weight="normal" fo:font-family="Cambria" style:font-family-asian="Cambria" style:font-family-complex="Cambria" fo:background-color="transparent" style:use-window-font-color="true"/>
    </style:style>
    <style:style style:name="T381"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382" style:family="text">
      <style:text-properties fo:font-size="10.00pt" fo:font-weight="normal" fo:font-family="Cambria" style:font-family-asian="Cambria" style:font-family-complex="Cambria" fo:background-color="transparent" style:use-window-font-color="true"/>
    </style:style>
    <style:style style:name="T383" style:family="text">
      <style:text-properties fo:font-size="10.00pt" style:text-position="sub" fo:font-weight="normal" fo:font-family="Cambria" style:font-family-asian="Cambria" style:font-family-complex="Cambria" fo:background-color="transparent" style:use-window-font-color="true"/>
    </style:style>
    <style:style style:name="T384" style:family="text">
      <style:text-properties fo:font-size="10.00pt" fo:font-weight="normal" fo:font-family="Cambria" style:font-family-asian="Cambria" style:font-family-complex="Cambria" fo:background-color="transparent" style:use-window-font-color="true" fo:font-style="italic"/>
    </style:style>
    <style:style style:name="T385" style:family="text">
      <style:text-properties fo:font-size="10.00pt" fo:font-weight="normal" fo:font-family="Cambria" style:font-family-asian="Cambria" style:font-family-complex="Cambria" fo:background-color="transparent" style:use-window-font-color="true"/>
    </style:style>
    <style:style style:name="T386" style:family="text">
      <style:text-properties fo:font-size="12.00pt" fo:font-weight="bold" fo:font-family="'Arial Black'" style:font-family-asian="'Arial Black'" style:font-family-complex="'Arial Black'" fo:background-color="transparent" style:use-window-font-color="true"/>
    </style:style>
    <style:style style:name="T387" style:family="text">
      <style:text-properties fo:font-size="12.00pt" fo:font-weight="bold" fo:font-family="'Arial Black'" style:font-family-asian="'Arial Black'" style:font-family-complex="'Arial Black'" fo:background-color="transparent" style:use-window-font-color="true" fo:font-style="italic"/>
    </style:style>
    <style:style style:name="T388" style:family="text">
      <style:text-properties fo:font-size="12.00pt" style:text-position="super" fo:font-weight="bold" fo:font-family="'Arial Black'" style:font-family-asian="'Arial Black'" style:font-family-complex="'Arial Black'" fo:background-color="transparent" style:use-window-font-color="true"/>
    </style:style>
    <style:style style:name="T389" style:family="text">
      <style:text-properties fo:font-size="12.00pt" fo:font-weight="bold" fo:font-family="'Arial Black'" style:font-family-asian="'Arial Black'" style:font-family-complex="'Arial Black'" fo:background-color="transparent" style:use-window-font-color="true"/>
    </style:style>
    <style:style style:name="T390" style:family="text">
      <style:text-properties fo:font-size="10.00pt" fo:font-weight="normal" fo:font-family="Cambria" style:font-family-asian="Cambria" style:font-family-complex="Cambria" fo:background-color="transparent" style:use-window-font-color="true"/>
    </style:style>
    <style:style style:name="T391" style:family="text">
      <style:text-properties fo:font-size="10.00pt" fo:font-weight="normal" fo:font-family="Cambria" style:font-family-asian="Cambria" style:font-family-complex="Cambria" fo:background-color="transparent" style:use-window-font-color="true" fo:font-style="italic"/>
    </style:style>
    <style:style style:name="T392" style:family="text">
      <style:text-properties fo:font-size="10.00pt" style:text-position="super" fo:font-weight="normal" fo:font-family="Cambria" style:font-family-asian="Cambria" style:font-family-complex="Cambria" fo:background-color="transparent" style:use-window-font-color="true"/>
    </style:style>
    <style:style style:name="T393" style:family="text">
      <style:text-properties fo:font-size="10.00pt" fo:font-weight="normal" fo:font-family="Cambria" style:font-family-asian="Cambria" style:font-family-complex="Cambria" fo:background-color="transparent" style:use-window-font-color="true"/>
    </style:style>
    <style:style style:name="T394" style:family="text">
      <style:text-properties fo:font-size="10.00pt" style:text-position="super" fo:font-weight="normal" fo:font-family="Cambria" style:font-family-asian="Cambria" style:font-family-complex="Cambria" fo:background-color="transparent" style:use-window-font-color="true" fo:font-style="italic"/>
    </style:style>
    <style:style style:name="T395" style:family="text">
      <style:text-properties fo:font-size="10.00pt" fo:font-weight="normal" fo:font-family="Cambria" style:font-family-asian="Cambria" style:font-family-complex="Cambria" fo:background-color="transparent" style:use-window-font-color="true"/>
    </style:style>
    <style:style style:name="T396" style:family="text">
      <style:text-properties fo:font-size="10.00pt" style:text-position="sub" fo:font-weight="normal" fo:font-family="Cambria" style:font-family-asian="Cambria" style:font-family-complex="Cambria" fo:background-color="transparent" style:use-window-font-color="true"/>
    </style:style>
    <style:style style:name="T397" style:family="text">
      <style:text-properties fo:font-size="10.00pt" fo:font-weight="normal" fo:font-family="Cambria" style:font-family-asian="Cambria" style:font-family-complex="Cambria" fo:background-color="transparent" style:use-window-font-color="true" fo:font-style="italic"/>
    </style:style>
    <style:style style:name="T398" style:family="text">
      <style:text-properties fo:font-size="10.00pt" fo:font-weight="normal" fo:font-family="Cambria" style:font-family-asian="Cambria" style:font-family-complex="Cambria" fo:background-color="transparent" style:use-window-font-color="true"/>
    </style:style>
    <style:style style:name="T399" style:family="text">
      <style:text-properties fo:font-size="10.00pt" fo:font-weight="normal" fo:font-family="Cambria" style:font-family-asian="Cambria" style:font-family-complex="Cambria" fo:background-color="transparent" style:use-window-font-color="true" fo:font-style="italic"/>
    </style:style>
    <style:style style:name="T400" style:family="text">
      <style:text-properties fo:font-size="10.00pt" style:text-position="super" fo:font-weight="normal" fo:font-family="Cambria" style:font-family-asian="Cambria" style:font-family-complex="Cambria" fo:background-color="transparent" style:use-window-font-color="true"/>
    </style:style>
    <style:style style:name="T401" style:family="text">
      <style:text-properties fo:font-size="10.00pt" fo:font-weight="normal" fo:font-family="Cambria" style:font-family-asian="Cambria" style:font-family-complex="Cambria" fo:background-color="transparent" style:use-window-font-color="true"/>
    </style:style>
    <style:style style:name="T402" style:family="text">
      <style:text-properties fo:font-size="10.00pt" fo:font-weight="normal" fo:font-family="Cambria" style:font-family-asian="Cambria" style:font-family-complex="Cambria" fo:background-color="transparent" style:use-window-font-color="true" fo:font-style="italic"/>
    </style:style>
    <style:style style:name="T403" style:family="text">
      <style:text-properties fo:font-size="10.00pt" style:text-position="super" fo:font-weight="normal" fo:font-family="Cambria" style:font-family-asian="Cambria" style:font-family-complex="Cambria" fo:background-color="transparent" style:use-window-font-color="true"/>
    </style:style>
    <style:style style:name="T404" style:family="text">
      <style:text-properties fo:font-size="10.00pt" fo:font-weight="normal" fo:font-family="Cambria" style:font-family-asian="Cambria" style:font-family-complex="Cambria" fo:background-color="transparent" style:use-window-font-color="true"/>
    </style:style>
    <style:style style:name="T405" style:family="text">
      <style:text-properties fo:font-size="12.00pt" fo:font-weight="bold" fo:font-family="'Arial Black'" style:font-family-asian="'Arial Black'" style:font-family-complex="'Arial Black'" fo:background-color="transparent" style:use-window-font-color="true"/>
    </style:style>
    <style:style style:name="T406" style:family="text">
      <style:text-properties fo:font-size="12.00pt" style:text-position="super" fo:font-weight="bold" fo:font-family="'Arial Black'" style:font-family-asian="'Arial Black'" style:font-family-complex="'Arial Black'" fo:background-color="transparent" style:use-window-font-color="true" fo:font-style="italic"/>
    </style:style>
    <style:style style:name="T407" style:family="text">
      <style:text-properties fo:font-size="12.00pt" fo:font-weight="bold" fo:font-family="'Arial Black'" style:font-family-asian="'Arial Black'" style:font-family-complex="'Arial Black'" fo:background-color="transparent" style:use-window-font-color="true"/>
    </style:style>
    <style:style style:name="T408" style:family="text">
      <style:text-properties fo:font-size="10.00pt" fo:font-weight="normal" fo:font-family="Cambria" style:font-family-asian="Cambria" style:font-family-complex="Cambria" fo:background-color="transparent" style:use-window-font-color="true"/>
    </style:style>
    <style:style style:name="T409" style:family="text">
      <style:text-properties fo:font-size="10.00pt" style:text-position="sub" fo:font-weight="normal" fo:font-family="Cambria" style:font-family-asian="Cambria" style:font-family-complex="Cambria" fo:background-color="transparent" style:use-window-font-color="true"/>
    </style:style>
    <style:style style:name="T410" style:family="text">
      <style:text-properties fo:font-size="10.00pt" fo:font-weight="normal" fo:font-family="Cambria" style:font-family-asian="Cambria" style:font-family-complex="Cambria" fo:background-color="transparent" style:use-window-font-color="true" fo:font-style="italic"/>
    </style:style>
    <style:style style:name="T411" style:family="text">
      <style:text-properties fo:font-size="10.00pt" fo:font-weight="normal" fo:font-family="Cambria" style:font-family-asian="Cambria" style:font-family-complex="Cambria" fo:background-color="transparent" style:use-window-font-color="true"/>
    </style:style>
    <style:style style:name="T412" style:family="text">
      <style:text-properties fo:font-size="12.00pt" fo:font-weight="normal" fo:font-family="Cambria" style:font-family-asian="Cambria" style:font-family-complex="Cambria" fo:background-color="transparent" style:use-window-font-color="true"/>
    </style:style>
    <style:style style:name="T413" style:family="text">
      <style:text-properties fo:font-size="10.00pt" fo:font-weight="normal" fo:font-family="'Courier New'" style:font-family-asian="'Courier New'" style:font-family-complex="'Courier New'" fo:background-color="transparent" style:use-window-font-color="true"/>
    </style:style>
    <style:style style:name="T414" style:family="text">
      <style:text-properties fo:font-size="10.50pt" fo:font-weight="normal" fo:font-family="Cambria" style:font-family-asian="Cambria" style:font-family-complex="Cambria" fo:background-color="transparent" style:use-window-font-color="true"/>
    </style:style>
    <style:style style:name="T415" style:family="text">
      <style:text-properties fo:font-size="10.50pt" fo:font-weight="normal" fo:font-family="Cambria" style:font-family-asian="Cambria" style:font-family-complex="Cambria" fo:background-color="transparent" style:use-window-font-color="true" fo:font-style="italic"/>
    </style:style>
    <style:style style:name="T416" style:family="text">
      <style:text-properties fo:font-size="10.50pt" fo:font-weight="normal" fo:font-family="Cambria" style:font-family-asian="Cambria" style:font-family-complex="Cambria" fo:background-color="transparent" style:use-window-font-color="true"/>
    </style:style>
    <style:style style:name="T417" style:family="text">
      <style:text-properties fo:font-size="10.50pt" fo:font-weight="normal" fo:font-family="Cambria" style:font-family-asian="Cambria" style:font-family-complex="Cambria" fo:background-color="transparent" style:use-window-font-color="true" fo:font-style="italic"/>
    </style:style>
    <style:style style:name="T418" style:family="text">
      <style:text-properties fo:font-size="10.50pt" fo:font-weight="normal" fo:font-family="Cambria" style:font-family-asian="Cambria" style:font-family-complex="Cambria" fo:background-color="transparent" style:use-window-font-color="true"/>
    </style:style>
    <style:style style:name="T419" style:family="text">
      <style:text-properties fo:font-size="10.50pt" fo:font-weight="normal" fo:font-family="Cambria" style:font-family-asian="Cambria" style:font-family-complex="Cambria" fo:background-color="transparent" style:use-window-font-color="true" fo:font-style="italic"/>
    </style:style>
    <style:style style:name="T420" style:family="text">
      <style:text-properties fo:font-size="10.50pt" fo:font-weight="normal" fo:font-family="Cambria" style:font-family-asian="Cambria" style:font-family-complex="Cambria" fo:background-color="transparent" style:use-window-font-color="true"/>
    </style:style>
    <style:style style:name="T421" style:family="text">
      <style:text-properties fo:font-size="12.00pt" fo:font-weight="bold" fo:font-family="'Arial Black'" style:font-family-asian="'Arial Black'" style:font-family-complex="'Arial Black'" fo:background-color="transparent" style:use-window-font-color="true"/>
    </style:style>
    <style:style style:name="T422" style:family="text">
      <style:text-properties fo:font-size="10.50pt" fo:font-weight="normal" fo:font-family="Cambria" style:font-family-asian="Cambria" style:font-family-complex="Cambria" fo:background-color="transparent" style:use-window-font-color="true"/>
    </style:style>
    <style:style style:name="T423" style:family="text">
      <style:text-properties fo:font-size="10.00pt" fo:font-weight="normal" fo:font-family="Cambria" style:font-family-asian="Cambria" style:font-family-complex="Cambria" fo:background-color="transparent" style:use-window-font-color="true"/>
    </style:style>
    <style:style style:name="T424" style:family="text">
      <style:text-properties fo:font-size="16.00pt" fo:font-weight="bold" fo:font-family="Calibri" style:font-family-asian="Calibri" style:font-family-complex="Calibri" fo:background-color="transparent" fo:color="#345a8a"/>
    </style:style>
    <style:style style:name="T425" style:family="text">
      <style:text-properties fo:font-size="10.00pt" fo:font-weight="normal" fo:font-family="Cambria" style:font-family-asian="Cambria" style:font-family-complex="Cambria" fo:background-color="transparent" style:use-window-font-color="true"/>
    </style:style>
    <style:style style:name="T426" style:family="text">
      <style:text-properties fo:font-size="16.00pt" fo:font-weight="normal" fo:font-family="Cambria" style:font-family-asian="Cambria" style:font-family-complex="Cambria" fo:background-color="transparent" style:use-window-font-color="true"/>
    </style:style>
    <style:style style:name="T427" style:family="text">
      <style:text-properties fo:font-size="16.00pt" fo:font-weight="bold" fo:font-family="'Arial Black'" style:font-family-asian="'Arial Black'" style:font-family-complex="'Arial Black'" fo:background-color="transparent" style:use-window-font-color="true"/>
    </style:style>
    <style:style style:name="T428" style:family="text">
      <style:text-properties fo:font-size="16.00pt" fo:font-weight="normal" fo:font-family="Cambria" style:font-family-asian="Cambria" style:font-family-complex="Cambria" fo:background-color="transparent" style:use-window-font-color="true"/>
    </style:style>
    <style:style style:name="T429" style:family="text">
      <style:text-properties fo:font-size="16.00pt" fo:font-weight="normal" fo:font-family="Cambria" style:font-family-asian="Cambria" style:font-family-complex="Cambria" fo:background-color="transparent" style:use-window-font-color="true" fo:font-style="italic"/>
    </style:style>
    <style:style style:name="T430" style:family="text">
      <style:text-properties fo:font-size="16.00pt" fo:font-weight="normal" fo:font-family="Cambria" style:font-family-asian="Cambria" style:font-family-complex="Cambria" fo:background-color="transparent" style:use-window-font-color="true"/>
    </style:style>
    <style:style style:name="T431" style:family="text">
      <style:text-properties fo:font-size="16.00pt" fo:font-weight="normal" fo:font-family="Cambria" style:font-family-asian="Cambria" style:font-family-complex="Cambria" fo:background-color="transparent" style:use-window-font-color="true" fo:font-style="italic"/>
    </style:style>
    <style:style style:name="T432" style:family="text">
      <style:text-properties fo:font-size="16.00pt" fo:font-weight="normal" fo:font-family="Cambria" style:font-family-asian="Cambria" style:font-family-complex="Cambria" fo:background-color="transparent" style:use-window-font-color="true"/>
    </style:style>
    <style:style style:name="T433" style:family="text">
      <style:text-properties fo:font-size="16.00pt" fo:font-weight="normal" fo:font-family="Cambria" style:font-family-asian="Cambria" style:font-family-complex="Cambria" fo:background-color="transparent" style:use-window-font-color="true" fo:font-style="italic"/>
    </style:style>
    <style:style style:name="T434" style:family="text">
      <style:text-properties fo:font-size="16.00pt" style:text-position="super" fo:font-weight="normal" fo:font-family="Cambria" style:font-family-asian="Cambria" style:font-family-complex="Cambria" fo:background-color="transparent" style:use-window-font-color="true"/>
    </style:style>
    <style:style style:name="T435" style:family="text">
      <style:text-properties fo:font-size="16.00pt" fo:font-weight="normal" fo:font-family="Cambria" style:font-family-asian="Cambria" style:font-family-complex="Cambria" fo:background-color="transparent" style:use-window-font-color="true"/>
    </style:style>
    <style:style style:name="T436" style:family="text">
      <style:text-properties fo:font-size="16.00pt" fo:font-weight="bold" fo:font-family="'Arial Black'" style:font-family-asian="'Arial Black'" style:font-family-complex="'Arial Black'" fo:background-color="transparent" style:use-window-font-color="true"/>
    </style:style>
    <style:style style:name="T437" style:family="text">
      <style:text-properties fo:font-size="16.00pt" fo:font-weight="normal" fo:font-family="Cambria" style:font-family-asian="Cambria" style:font-family-complex="Cambria" fo:background-color="transparent" style:use-window-font-color="true"/>
    </style:style>
    <style:style style:name="T438" style:family="text">
      <style:text-properties fo:font-size="16.00pt" style:text-position="sub" fo:font-weight="normal" fo:font-family="Cambria" style:font-family-asian="Cambria" style:font-family-complex="Cambria" fo:background-color="transparent" style:use-window-font-color="true"/>
    </style:style>
    <style:style style:name="T439" style:family="text">
      <style:text-properties fo:font-size="16.00pt" fo:font-weight="normal" fo:font-family="Cambria" style:font-family-asian="Cambria" style:font-family-complex="Cambria" fo:background-color="transparent" style:use-window-font-color="true" fo:font-style="italic"/>
    </style:style>
    <style:style style:name="T440" style:family="text">
      <style:text-properties fo:font-size="16.00pt" fo:font-weight="normal" fo:font-family="Cambria" style:font-family-asian="Cambria" style:font-family-complex="Cambria" fo:background-color="transparent" style:use-window-font-color="true"/>
    </style:style>
    <style:style style:name="T441" style:family="text">
      <style:text-properties fo:font-size="16.00pt" fo:font-weight="normal" fo:font-family="Cambria" style:font-family-asian="Cambria" style:font-family-complex="Cambria" fo:background-color="transparent" style:use-window-font-color="true" fo:font-style="italic"/>
    </style:style>
    <style:style style:name="T442" style:family="text">
      <style:text-properties fo:font-size="16.00pt" fo:font-weight="normal" fo:font-family="Cambria" style:font-family-asian="Cambria" style:font-family-complex="Cambria" fo:background-color="transparent" style:use-window-font-color="true"/>
    </style:style>
    <style:style style:name="T443" style:family="text">
      <style:text-properties fo:font-size="16.00pt" fo:font-weight="bold" fo:font-family="'Arial Black'" style:font-family-asian="'Arial Black'" style:font-family-complex="'Arial Black'" fo:background-color="transparent" style:use-window-font-color="true"/>
    </style:style>
    <style:style style:name="T444" style:family="text">
      <style:text-properties fo:font-size="16.00pt" fo:font-weight="normal" fo:font-family="Cambria" style:font-family-asian="Cambria" style:font-family-complex="Cambria" fo:background-color="transparent" style:use-window-font-color="true"/>
    </style:style>
    <style:style style:name="T445" style:family="text">
      <style:text-properties fo:font-size="16.00pt" fo:font-weight="bold" fo:font-family="'Arial Black'" style:font-family-asian="'Arial Black'" style:font-family-complex="'Arial Black'" fo:background-color="transparent" style:use-window-font-color="true"/>
    </style:style>
    <style:style style:name="T446" style:family="text">
      <style:text-properties fo:font-size="16.00pt" fo:font-weight="normal" fo:font-family="Cambria" style:font-family-asian="Cambria" style:font-family-complex="Cambria" fo:background-color="transparent" style:use-window-font-color="true"/>
    </style:style>
    <style:style style:name="T447" style:family="text">
      <style:text-properties fo:font-size="22.00pt" fo:font-weight="normal" fo:font-family="Cambria" style:font-family-asian="Cambria" style:font-family-complex="Cambria" fo:background-color="transparent" style:use-window-font-color="true"/>
    </style:style>
    <style:style style:name="T448" style:family="text">
      <style:text-properties fo:font-size="16.00pt" fo:font-weight="bold" fo:font-family="'Arial Black'" style:font-family-asian="'Arial Black'" style:font-family-complex="'Arial Black'" fo:background-color="transparent" style:use-window-font-color="true"/>
    </style:style>
    <style:style style:name="T449" style:family="text">
      <style:text-properties fo:font-size="22.00pt" fo:font-weight="normal" fo:font-family="Cambria" style:font-family-asian="Cambria" style:font-family-complex="Cambria" fo:background-color="transparent" style:use-window-font-color="true"/>
    </style:style>
    <style:style style:name="T450" style:family="text">
      <style:text-properties fo:font-size="16.00pt" fo:font-weight="bold" fo:font-family="'Arial Black'" style:font-family-asian="'Arial Black'" style:font-family-complex="'Arial Black'" fo:background-color="transparent" style:use-window-font-color="true"/>
    </style:style>
    <style:style style:name="T451" style:family="text">
      <style:text-properties fo:font-size="16.00pt" fo:font-weight="bold" fo:font-family="'Arial Black'" style:font-family-asian="'Arial Black'" style:font-family-complex="'Arial Black'" fo:background-color="transparent" style:use-window-font-color="true"/>
    </style:style>
    <style:style style:name="T452" style:family="text">
      <style:text-properties fo:font-size="10.00pt" fo:font-weight="normal" fo:font-family="Cambria" style:font-family-asian="Cambria" style:font-family-complex="Cambria" fo:background-color="transparent" style:use-window-font-color="true"/>
    </style:style>
    <style:style style:name="T453" style:family="text">
      <style:text-properties fo:font-size="12.00pt" fo:font-weight="normal" fo:font-family="Times" style:font-family-asian="Times" style:font-family-complex="Times" fo:background-color="transparent" style:use-window-font-color="true"/>
    </style:style>
    <style:style style:name="P1" style:family="paragraph">
      <style:paragraph-properties fo:line-height="100.00%" fo:text-align="left" fo:margin-top="24.00pt"/>
    </style:style>
    <style:style style:name="P2" style:family="paragraph">
      <style:paragraph-properties fo:line-height="100.00%" fo:text-align="left"/>
    </style:style>
    <style:style style:name="P3"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6"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5.40pt" fo:text-indent="-5.40pt">
        <style:tab-stops>
          <style:tab-stop style:position="80.60pt" style:type="center"/>
          <style:tab-stop style:position="-5.40pt"/>
          <style:tab-stop style:position="421116.25pt" style:type="right"/>
        </style:tab-stops>
      </style:paragraph-properties>
    </style:style>
    <style:style style:name="P33" style:family="paragraph">
      <style:paragraph-properties fo:line-height="100.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00.00%" fo:text-align="left" fo:margin-top="5.00pt" fo:margin-bottom="5.00pt"/>
    </style:style>
    <style:style style:name="P35" style:family="paragraph">
      <style:paragraph-properties fo:line-height="100.00%" fo:text-align="left" fo:margin-left="36.00pt" fo:text-indent="0.00pt" fo:margin-top="5.00pt" fo:margin-bottom="5.00pt"/>
    </style:style>
    <style:style style:name="P36" style:family="paragraph">
      <style:paragraph-properties fo:line-height="100.00%" fo:text-align="left" fo:margin-top="5.00pt" fo:margin-bottom="5.00pt"/>
    </style:style>
    <style:style style:name="P37" style:family="paragraph">
      <style:paragraph-properties fo:line-height="100.00%" fo:text-align="left" fo:margin-left="36.00pt" fo:text-indent="0.00pt" fo:margin-top="5.00pt" fo:margin-bottom="5.00pt"/>
    </style:style>
    <style:style style:name="P38" style:family="paragraph">
      <style:paragraph-properties fo:line-height="100.00%" fo:text-align="left" fo:margin-top="5.00pt" fo:margin-bottom="5.00pt"/>
    </style:style>
    <style:style style:name="P39" style:family="paragraph">
      <style:paragraph-properties fo:line-height="100.00%" fo:text-align="left" fo:margin-left="18.00pt" fo:text-indent="0.00pt" fo:margin-top="5.00pt" fo:margin-bottom="5.00pt"/>
    </style:style>
    <style:style style:name="P40" style:family="paragraph">
      <style:paragraph-properties fo:line-height="100.00%" fo:text-align="left" fo:margin-left="36.00pt" fo:text-indent="0.00pt" fo:margin-top="5.00pt" fo:margin-bottom="5.00pt"/>
    </style:style>
    <style:style style:name="P41" style:family="paragraph">
      <style:paragraph-properties fo:line-height="100.00%" fo:text-align="lef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00.00%" fo:text-align="left" fo:margin-top="5.00pt" fo:margin-bottom="5.00pt"/>
    </style:style>
    <style:style style:name="P43" style:family="paragraph">
      <style:paragraph-properties fo:line-height="100.00%" fo:text-align="left" fo:margin-left="36.00pt" fo:text-indent="0.00pt" fo:margin-top="5.00pt" fo:margin-bottom="5.00pt"/>
    </style:style>
    <style:style style:name="P44" style:family="paragraph">
      <style:paragraph-properties fo:line-height="100.00%" fo:text-align="left" fo:margin-top="5.00pt" fo:margin-bottom="5.00pt"/>
    </style:style>
    <style:style style:name="P45" style:family="paragraph">
      <style:paragraph-properties fo:line-height="100.00%" fo:text-align="left" fo:margin-top="5.00pt" fo:margin-bottom="5.00p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00.00%" fo:text-align="left" fo:margin-top="5.00pt" fo:margin-bottom="5.00pt"/>
    </style:style>
    <style:style style:name="P47" style:family="paragraph">
      <style:paragraph-properties fo:line-height="100.00%" fo:text-align="left" fo:margin-top="5.00pt" fo:margin-bottom="5.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style:style>
    <style:style style:name="P49" style:family="paragraph">
      <style:paragraph-properties fo:line-height="100.00%" fo:text-align="left"/>
    </style:style>
    <style:style style:name="P50" style:family="paragraph">
      <style:paragraph-properties fo:line-height="100.00%" fo:text-align="left" fo:margin-left="18.00pt" fo:text-indent="18.00p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fo:margin-top="5.00pt" fo:margin-bottom="5.00pt"/>
    </style:style>
    <style:style style:name="P52" style:family="paragraph">
      <style:paragraph-properties fo:line-height="100.00%" fo:text-align="left" fo:margin-top="5.00pt" fo:margin-bottom="5.00pt"/>
    </style:style>
    <style:style style:name="P53" style:family="paragraph">
      <style:paragraph-properties fo:line-height="100.00%" fo:text-align="lef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00.00%" fo:text-align="left"/>
    </style:style>
    <style:style style:name="P55" style:family="paragraph">
      <style:paragraph-properties fo:line-height="100.00%" fo:text-align="left" fo:margin-left="18.00pt" fo:text-indent="18.00pt"/>
    </style:style>
    <text:list-style style:name="L56">
      <text:list-level-style-bullet text:level="1" text:bullet-char="•">
        <style:list-level-properties text:space-before="18.00pt" text:min-label-width="18.00pt"/>
        <style:text-properties fo:font-family="Symbol"/>
      </text:list-level-style-bullet>
    </text:list-style>
    <style:style style:name="P56" style:family="paragraph">
      <style:paragraph-properties fo:line-height="100.00%" fo:text-align="left"/>
    </style:style>
    <style:style style:name="P57" style:family="paragraph">
      <style:paragraph-properties fo:line-height="100.00%" fo:text-align="left"/>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00.00%" fo:text-align="left"/>
    </style:style>
    <style:style style:name="P59" style:family="paragraph">
      <style:paragraph-properties fo:line-height="100.00%" fo:text-align="left" fo:margin-left="18.00pt" fo:text-indent="0.00pt"/>
    </style:style>
    <style:style style:name="P60" style:family="paragraph">
      <style:paragraph-properties fo:line-height="100.00%" fo:text-align="left" fo:margin-left="18.00pt" fo:text-indent="0.00pt" fo:margin-top="5.00pt" fo:margin-bottom="5.00pt"/>
    </style:style>
    <style:style style:name="P61" style:family="paragraph">
      <style:paragraph-properties fo:line-height="100.00%" fo:text-align="left"/>
    </style:style>
    <text:list-style style:name="L62">
      <text:list-level-style-bullet text:level="1" text:bullet-char="•">
        <style:list-level-properties text:space-before="18.00pt" text:min-label-width="18.00pt"/>
        <style:text-properties fo:font-family="Symbol"/>
      </text:list-level-style-bullet>
    </text:list-style>
    <style:style style:name="P62" style:family="paragraph">
      <style:paragraph-properties fo:line-height="100.00%" fo:text-align="left"/>
    </style:style>
    <style:style style:name="P63" style:family="paragraph">
      <style:paragraph-properties fo:line-height="100.00%" fo:text-align="left" fo:margin-left="0.00pt" fo:text-indent="36.00pt"/>
    </style:style>
    <style:style style:name="P64" style:family="paragraph">
      <style:paragraph-properties fo:line-height="100.00%" fo:text-align="left" fo:margin-left="18.00pt" fo:text-indent="0.00pt" fo:margin-top="5.00pt" fo:margin-bottom="5.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fo:margin-left="36.00pt" fo:text-indent="0.00pt"/>
    </style:style>
    <style:style style:name="P67" style:family="paragraph">
      <style:paragraph-properties fo:line-height="100.00%" fo:text-align="lef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style:style>
    <style:style style:name="P69" style:family="paragraph">
      <style:paragraph-properties fo:line-height="100.00%" fo:text-align="left" fo:margin-left="36.00pt" fo:text-indent="0.00pt"/>
    </style:style>
    <style:style style:name="P70" style:family="paragraph">
      <style:paragraph-properties fo:line-height="100.00%" fo:text-align="left"/>
    </style:style>
    <style:style style:name="P71" style:family="paragraph">
      <style:paragraph-properties fo:line-height="100.00%" fo:text-align="left" fo:margin-left="54.00pt" fo:text-indent="0.00pt"/>
    </style:style>
    <style:style style:name="P72" style:family="paragraph">
      <style:paragraph-properties fo:line-height="100.00%" fo:text-align="lef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00.00%" fo:text-align="left"/>
    </style:style>
    <style:style style:name="P74" style:family="paragraph">
      <style:paragraph-properties fo:line-height="100.00%" fo:text-align="left"/>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00.00%" fo:text-align="left"/>
    </style:style>
    <style:style style:name="P76" style:family="paragraph">
      <style:paragraph-properties fo:line-height="100.00%" fo:text-align="lef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00.00%" fo:text-align="left"/>
    </style:style>
    <style:style style:name="P78" style:family="paragraph">
      <style:paragraph-properties fo:line-height="100.00%" fo:text-align="left"/>
    </style:style>
    <text:list-style style:name="L79">
      <text:list-level-style-bullet text:level="1" text:bullet-char="•">
        <style:list-level-properties text:space-before="18.00pt" text:min-label-width="18.00pt"/>
        <style:text-properties fo:font-family="Symbol"/>
      </text:list-level-style-bullet>
    </text:list-style>
    <style:style style:name="P79" style:family="paragraph">
      <style:paragraph-properties fo:line-height="100.00%" fo:text-align="left"/>
    </style:style>
    <style:style style:name="P80" style:family="paragraph">
      <style:paragraph-properties fo:line-height="100.00%" fo:text-align="lef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00.00%" fo:text-align="left"/>
    </style:style>
    <style:style style:name="P82" style:family="paragraph">
      <style:paragraph-properties fo:line-height="100.00%" fo:text-align="left"/>
    </style:style>
    <style:style style:name="P83" style:family="paragraph">
      <style:paragraph-properties fo:line-height="100.00%" fo:text-align="left" fo:margin-left="18.00pt" fo:text-indent="0.00pt"/>
    </style:style>
    <style:style style:name="P84" style:family="paragraph">
      <style:paragraph-properties fo:line-height="100.00%" fo:text-align="left" fo:margin-left="36.00pt" fo:text-indent="0.00pt">
        <style:tab-stops>
          <style:tab-stop style:position="-4.50pt"/>
        </style:tab-stops>
      </style:paragraph-properties>
    </style:style>
    <style:style style:name="P85" style:family="paragraph">
      <style:paragraph-properties fo:line-height="100.00%" fo:text-align="lef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left" fo:margin-left="4.50pt" fo:text-indent="-4.50pt"/>
    </style:style>
    <style:style style:name="P87" style:family="paragraph">
      <style:paragraph-properties fo:line-height="100.00%" fo:text-align="left" fo:margin-left="40.50pt" fo:text-indent="0.00pt"/>
    </style:style>
    <style:style style:name="P88" style:family="paragraph">
      <style:paragraph-properties fo:line-height="100.00%" fo:text-align="lef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style:style>
    <style:style style:name="P90" style:family="paragraph">
      <style:paragraph-properties fo:line-height="100.00%" fo:text-align="left"/>
    </style:style>
    <style:style style:name="P91" style:family="paragraph">
      <style:paragraph-properties fo:line-height="100.00%" fo:text-align="left" fo:margin-left="36.00pt" fo:text-indent="0.00pt"/>
    </style:style>
    <style:style style:name="P92" style:family="paragraph">
      <style:paragraph-properties fo:line-height="100.00%" fo:text-align="left"/>
    </style:style>
    <text:list-style style:name="L93">
      <text:list-level-style-bullet text:level="1" text:bullet-char="•">
        <style:list-level-properties text:space-before="54.00pt" text:min-label-width="18.00pt"/>
        <style:text-properties fo:font-family="Symbol"/>
      </text:list-level-style-bullet>
    </text:list-style>
    <style:style style:name="P93" style:family="paragraph">
      <style:paragraph-properties fo:line-height="100.00%" fo:text-align="left"/>
    </style:style>
    <style:style style:name="P94" style:family="paragraph">
      <style:paragraph-properties fo:line-height="100.00%" fo:text-align="left"/>
    </style:style>
    <style:style style:name="P95" style:family="paragraph">
      <style:paragraph-properties fo:line-height="100.00%" fo:text-align="left" fo:margin-left="54.00pt" fo:text-indent="0.00pt"/>
    </style:style>
    <style:style style:name="P96" style:family="paragraph">
      <style:paragraph-properties fo:line-height="100.00%" fo:text-align="lef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style:style>
    <style:style style:name="P98" style:family="paragraph">
      <style:paragraph-properties fo:line-height="100.00%" fo:text-align="left" fo:margin-left="36.00pt" fo:text-indent="0.00pt"/>
    </style:style>
    <text:list-style style:name="L99">
      <text:list-level-style-bullet text:level="1" text:bullet-char="•">
        <style:list-level-properties text:space-before="54.00pt" text:min-label-width="18.00pt"/>
        <style:text-properties fo:font-family="Symbol"/>
      </text:list-level-style-bullet>
    </text:list-style>
    <style:style style:name="P99" style:family="paragraph">
      <style:paragraph-properties fo:line-height="100.00%" fo:text-align="left"/>
    </style:style>
    <style:style style:name="P100" style:family="paragraph">
      <style:paragraph-properties fo:line-height="100.00%" fo:text-align="left"/>
    </style:style>
    <text:list-style style:name="L101">
      <text:list-level-style-bullet text:level="1" text:bullet-char="•">
        <style:list-level-properties text:space-before="18.00pt" text:min-label-width="18.00pt"/>
        <style:text-properties fo:font-family="Symbol"/>
      </text:list-level-style-bullet>
    </text:list-style>
    <style:style style:name="P101" style:family="paragraph">
      <style:paragraph-properties fo:line-height="100.00%" fo:text-align="left"/>
    </style:style>
    <style:style style:name="P102" style:family="paragraph">
      <style:paragraph-properties fo:line-height="100.00%" fo:text-align="left"/>
    </style:style>
    <style:style style:name="P103" style:family="paragraph">
      <style:paragraph-properties fo:line-height="100.00%" fo:text-align="left" fo:margin-left="36.00pt" fo:text-indent="0.00pt"/>
    </style:style>
    <text:list-style style:name="L104">
      <text:list-level-style-bullet text:level="1" text:bullet-char="•">
        <style:list-level-properties text:space-before="54.00pt" text:min-label-width="18.00pt"/>
        <style:text-properties fo:font-family="Symbol"/>
      </text:list-level-style-bullet>
    </text:list-style>
    <style:style style:name="P104" style:family="paragraph">
      <style:paragraph-properties fo:line-height="100.00%" fo:text-align="left"/>
    </style:style>
    <style:style style:name="P105" style:family="paragraph">
      <style:paragraph-properties fo:line-height="100.00%" fo:text-align="left" fo:margin-left="-36.00pt" fo:text-indent="0.00pt"/>
    </style:style>
    <style:style style:name="P106" style:family="paragraph">
      <style:paragraph-properties fo:line-height="100.00%" fo:text-align="left"/>
    </style:style>
    <style:style style:name="P107" style:family="paragraph">
      <style:paragraph-properties fo:line-height="100.00%" fo:text-align="left" fo:margin-left="-36.00pt" fo:text-indent="0.00pt"/>
    </style:style>
    <style:style style:name="P108" style:family="paragraph">
      <style:paragraph-properties fo:line-height="100.00%" fo:text-align="left" fo:margin-left="18.00pt" fo:text-indent="0.00pt"/>
    </style:style>
    <style:style style:name="P109" style:family="paragraph">
      <style:paragraph-properties fo:line-height="100.00%" fo:text-align="left"/>
    </style:style>
    <text:list-style style:name="L110">
      <text:list-level-style-bullet text:level="1" text:bullet-char="•">
        <style:list-level-properties text:space-before="18.00pt" text:min-label-width="18.00pt"/>
        <style:text-properties fo:font-family="Symbol"/>
      </text:list-level-style-bullet>
    </text:list-style>
    <style:style style:name="P110" style:family="paragraph">
      <style:paragraph-properties fo:line-height="100.00%" fo:text-align="left"/>
    </style:style>
    <style:style style:name="P111" style:family="paragraph">
      <style:paragraph-properties fo:line-height="100.00%" fo:text-align="left" fo:margin-left="18.00pt" fo:text-indent="0.00pt"/>
    </style:style>
    <text:list-style style:name="L112">
      <text:list-level-style-bullet text:level="1" text:bullet-char="•">
        <style:list-level-properties text:space-before="18.00pt" text:min-label-width="18.00pt"/>
        <style:text-properties fo:font-family="Symbol"/>
      </text:list-level-style-bullet>
    </text:list-style>
    <style:style style:name="P112" style:family="paragraph">
      <style:paragraph-properties fo:line-height="100.00%" fo:text-align="left">
        <style:tab-stops>
          <style:tab-stop style:position="-25.00pt"/>
          <style:tab-stop style:position="9.00pt"/>
        </style:tab-stops>
      </style:paragraph-properties>
    </style:style>
    <style:style style:name="P113" style:family="paragraph">
      <style:paragraph-properties fo:line-height="100.00%" fo:text-align="left" fo:margin-left="18.00pt" fo:text-indent="0.00pt">
        <style:tab-stops>
          <style:tab-stop style:position="-7.00pt"/>
          <style:tab-stop style:position="18.00pt"/>
        </style:tab-stops>
      </style:paragraph-properties>
    </style:style>
    <text:list-style style:name="L114">
      <text:list-level-style-bullet text:level="1" text:bullet-char="•">
        <style:list-level-properties text:space-before="18.00pt" text:min-label-width="18.00pt"/>
        <style:text-properties fo:font-family="Symbol"/>
      </text:list-level-style-bullet>
    </text:list-style>
    <style:style style:name="P114" style:family="paragraph">
      <style:paragraph-properties fo:line-height="100.00%" fo:text-align="left">
        <style:tab-stops>
          <style:tab-stop style:position="-25.00pt"/>
          <style:tab-stop style:position="9.00pt"/>
        </style:tab-stops>
      </style:paragraph-properties>
    </style:style>
    <style:style style:name="P115" style:family="paragraph">
      <style:paragraph-properties fo:line-height="100.00%" fo:text-align="justify"/>
    </style:style>
    <text:list-style style:name="L116">
      <text:list-level-style-bullet text:level="1" text:bullet-char="•">
        <style:list-level-properties text:space-before="18.00pt" text:min-label-width="18.00pt"/>
        <style:text-properties fo:font-family="Symbol"/>
      </text:list-level-style-bullet>
    </text:list-style>
    <style:style style:name="P116" style:family="paragraph">
      <style:paragraph-properties fo:line-height="100.00%" fo:text-align="justify"/>
    </style:style>
    <style:style style:name="P117" style:family="paragraph">
      <style:paragraph-properties fo:line-height="100.00%" fo:text-align="justify" fo:margin-left="36.00pt" fo:text-indent="0.00pt">
        <style:tab-stops>
          <style:tab-stop style:position="0.00pt"/>
        </style:tab-stops>
      </style:paragraph-properties>
    </style:style>
    <style:style style:name="P118" style:family="paragraph">
      <style:paragraph-properties fo:line-height="100.00%" fo:text-align="justify"/>
    </style:style>
    <text:list-style style:name="L119">
      <text:list-level-style-bullet text:level="1" text:bullet-char="•">
        <style:list-level-properties text:space-before="18.00pt" text:min-label-width="18.00pt"/>
        <style:text-properties fo:font-family="Symbol"/>
      </text:list-level-style-bullet>
    </text:list-style>
    <style:style style:name="P119" style:family="paragraph">
      <style:paragraph-properties fo:line-height="100.00%" fo:text-align="justify"/>
    </style:style>
    <style:style style:name="P120" style:family="paragraph">
      <style:paragraph-properties fo:line-height="100.00%" fo:text-align="justify" fo:margin-left="36.00pt" fo:text-indent="0.00pt"/>
    </style:style>
    <style:style style:name="P121" style:family="paragraph">
      <style:paragraph-properties fo:line-height="100.00%" fo:text-align="justify"/>
    </style:style>
    <text:list-style style:name="L122">
      <text:list-level-style-bullet text:level="1" text:bullet-char="•">
        <style:list-level-properties text:space-before="18.00pt" text:min-label-width="18.00pt"/>
        <style:text-properties fo:font-family="Symbol"/>
      </text:list-level-style-bullet>
    </text:list-style>
    <style:style style:name="P122" style:family="paragraph">
      <style:paragraph-properties fo:line-height="100.00%" fo:text-align="justify"/>
    </style:style>
    <style:style style:name="P123" style:family="paragraph">
      <style:paragraph-properties fo:line-height="100.00%" fo:text-align="justify" fo:margin-left="36.00pt" fo:text-indent="0.00pt"/>
    </style:style>
    <style:style style:name="P124" style:family="paragraph">
      <style:paragraph-properties fo:line-height="100.00%" fo:text-align="justify"/>
    </style:style>
    <text:list-style style:name="L125">
      <text:list-level-style-bullet text:level="1" text:bullet-char="•">
        <style:list-level-properties text:space-before="18.00pt" text:min-label-width="18.00pt"/>
        <style:text-properties fo:font-family="Symbol"/>
      </text:list-level-style-bullet>
    </text:list-style>
    <style:style style:name="P125" style:family="paragraph">
      <style:paragraph-properties fo:line-height="100.00%" fo:text-align="justify"/>
    </style:style>
    <style:style style:name="P126" style:family="paragraph">
      <style:paragraph-properties fo:line-height="100.00%" fo:text-align="justify" fo:margin-left="18.00pt" fo:text-indent="0.00pt"/>
    </style:style>
    <text:list-style style:name="L127">
      <text:list-level-style-bullet text:level="1" text:bullet-char="•">
        <style:list-level-properties text:space-before="54.00pt" text:min-label-width="18.00pt"/>
        <style:text-properties fo:font-family="Symbol"/>
      </text:list-level-style-bullet>
    </text:list-style>
    <style:style style:name="P127" style:family="paragraph">
      <style:paragraph-properties fo:line-height="100.00%" fo:text-align="justify"/>
    </style:style>
    <style:style style:name="P128" style:family="paragraph">
      <style:paragraph-properties fo:line-height="100.00%" fo:text-align="justify"/>
    </style:style>
    <text:list-style style:name="L129">
      <text:list-level-style-bullet text:level="1" text:bullet-char="•">
        <style:list-level-properties text:space-before="18.00pt" text:min-label-width="18.00pt"/>
        <style:text-properties fo:font-family="Symbol"/>
      </text:list-level-style-bullet>
    </text:list-style>
    <style:style style:name="P129" style:family="paragraph">
      <style:paragraph-properties fo:line-height="100.00%" fo:text-align="justify"/>
    </style:style>
    <style:style style:name="P130" style:family="paragraph">
      <style:paragraph-properties fo:line-height="100.00%" fo:text-align="justify" fo:margin-left="18.00pt" fo:text-indent="0.00pt"/>
    </style:style>
    <text:list-style style:name="L131">
      <text:list-level-style-bullet text:level="1" text:bullet-char="•">
        <style:list-level-properties text:space-before="54.00pt" text:min-label-width="18.00pt"/>
        <style:text-properties fo:font-family="Symbol"/>
      </text:list-level-style-bullet>
    </text:list-style>
    <style:style style:name="P131" style:family="paragraph">
      <style:paragraph-properties fo:line-height="100.00%" fo:text-align="justify"/>
    </style:style>
    <style:style style:name="P132" style:family="paragraph">
      <style:paragraph-properties fo:line-height="100.00%" fo:text-align="justify"/>
    </style:style>
    <text:list-style style:name="L133">
      <text:list-level-style-bullet text:level="1" text:bullet-char="•">
        <style:list-level-properties text:space-before="18.00pt" text:min-label-width="18.00pt"/>
        <style:text-properties fo:font-family="Symbol"/>
      </text:list-level-style-bullet>
    </text:list-style>
    <style:style style:name="P133" style:family="paragraph">
      <style:paragraph-properties fo:line-height="100.00%" fo:text-align="justify"/>
    </style:style>
    <style:style style:name="P134" style:family="paragraph">
      <style:paragraph-properties fo:line-height="100.00%" fo:text-align="justify" fo:margin-left="18.00pt" fo:text-indent="0.00pt"/>
    </style:style>
    <text:list-style style:name="L135">
      <text:list-level-style-bullet text:level="1" text:bullet-char="•">
        <style:list-level-properties text:space-before="54.00pt" text:min-label-width="18.00pt"/>
        <style:text-properties fo:font-family="Symbol"/>
      </text:list-level-style-bullet>
    </text:list-style>
    <style:style style:name="P135" style:family="paragraph">
      <style:paragraph-properties fo:line-height="100.00%" fo:text-align="justify"/>
    </style:style>
    <style:style style:name="P136" style:family="paragraph">
      <style:paragraph-properties fo:line-height="100.00%" fo:text-align="justify"/>
    </style:style>
    <text:list-style style:name="L137">
      <text:list-level-style-bullet text:level="1" text:bullet-char="•">
        <style:list-level-properties text:space-before="18.00pt" text:min-label-width="18.00pt"/>
        <style:text-properties fo:font-family="Symbol"/>
      </text:list-level-style-bullet>
    </text:list-style>
    <style:style style:name="P137" style:family="paragraph">
      <style:paragraph-properties fo:line-height="100.00%" fo:text-align="justify"/>
    </style:style>
    <style:style style:name="P138" style:family="paragraph">
      <style:paragraph-properties fo:line-height="100.00%" fo:text-align="justify" fo:margin-left="36.00pt" fo:text-indent="0.00pt"/>
    </style:style>
    <style:style style:name="P139" style:family="paragraph">
      <style:paragraph-properties fo:line-height="100.00%" fo:text-align="justify"/>
    </style:style>
    <style:style style:name="P140" style:family="paragraph">
      <style:paragraph-properties fo:line-height="100.00%" fo:text-align="left"/>
    </style:style>
    <text:list-style style:name="L141">
      <text:list-level-style-bullet text:level="1" text:bullet-char="•">
        <style:list-level-properties text:space-before="18.00pt" text:min-label-width="18.00pt"/>
        <style:text-properties fo:font-family="Symbol"/>
      </text:list-level-style-bullet>
    </text:list-style>
    <style:style style:name="P141" style:family="paragraph">
      <style:paragraph-properties fo:line-height="100.00%" fo:text-align="justify"/>
    </style:style>
    <style:style style:name="P142" style:family="paragraph">
      <style:paragraph-properties fo:line-height="100.00%" fo:text-align="justify" fo:margin-left="18.00pt" fo:text-indent="0.00pt"/>
    </style:style>
    <style:style style:name="P143" style:family="paragraph">
      <style:paragraph-properties fo:line-height="100.00%" fo:text-align="justify" fo:margin-left="0.00pt" fo:text-indent="18.00pt"/>
    </style:style>
    <text:list-style style:name="L144">
      <text:list-level-style-bullet text:level="1" text:bullet-char="•">
        <style:list-level-properties text:space-before="54.00pt" text:min-label-width="18.00pt"/>
        <style:text-properties fo:font-family="Symbol"/>
      </text:list-level-style-bullet>
    </text:list-style>
    <style:style style:name="P144" style:family="paragraph">
      <style:paragraph-properties fo:line-height="100.00%" fo:text-align="justify"/>
    </style:style>
    <style:style style:name="P145" style:family="paragraph">
      <style:paragraph-properties fo:line-height="100.00%" fo:text-align="justify"/>
    </style:style>
    <text:list-style style:name="L146">
      <text:list-level-style-bullet text:level="1" text:bullet-char="•">
        <style:list-level-properties text:space-before="18.00pt" text:min-label-width="18.00pt"/>
        <style:text-properties fo:font-family="Symbol"/>
      </text:list-level-style-bullet>
    </text:list-style>
    <style:style style:name="P146" style:family="paragraph">
      <style:paragraph-properties fo:line-height="100.00%" fo:text-align="justify"/>
    </style:style>
    <style:style style:name="P147" style:family="paragraph">
      <style:paragraph-properties fo:line-height="100.00%" fo:text-align="justify" fo:margin-left="18.00pt" fo:text-indent="0.00pt"/>
    </style:style>
    <style:style style:name="P148" style:family="paragraph">
      <style:paragraph-properties fo:line-height="100.00%" fo:text-align="justify" fo:margin-left="0.00pt" fo:text-indent="18.00pt"/>
    </style:style>
    <text:list-style style:name="L149">
      <text:list-level-style-bullet text:level="1" text:bullet-char="•">
        <style:list-level-properties text:space-before="54.00pt" text:min-label-width="18.00pt"/>
        <style:text-properties fo:font-family="Symbol"/>
      </text:list-level-style-bullet>
    </text:list-style>
    <style:style style:name="P149" style:family="paragraph">
      <style:paragraph-properties fo:line-height="100.00%" fo:text-align="justify"/>
    </style:style>
    <style:style style:name="P150" style:family="paragraph">
      <style:paragraph-properties fo:line-height="100.00%" fo:text-align="justify"/>
    </style:style>
    <text:list-style style:name="L151">
      <text:list-level-style-bullet text:level="1" text:bullet-char="•">
        <style:list-level-properties text:space-before="18.00pt" text:min-label-width="18.00pt"/>
        <style:text-properties fo:font-family="Symbol"/>
      </text:list-level-style-bullet>
    </text:list-style>
    <style:style style:name="P151" style:family="paragraph">
      <style:paragraph-properties fo:line-height="100.00%" fo:text-align="justify"/>
    </style:style>
    <style:style style:name="P152" style:family="paragraph">
      <style:paragraph-properties fo:line-height="100.00%" fo:text-align="justify" fo:margin-left="36.00pt" fo:text-indent="0.00pt"/>
    </style:style>
    <style:style style:name="P153" style:family="paragraph">
      <style:paragraph-properties fo:line-height="100.00%" fo:text-align="justify"/>
    </style:style>
    <text:list-style style:name="L154">
      <text:list-level-style-bullet text:level="1" text:bullet-char="•">
        <style:list-level-properties text:space-before="18.00pt" text:min-label-width="18.00pt"/>
        <style:text-properties fo:font-family="Symbol"/>
      </text:list-level-style-bullet>
    </text:list-style>
    <style:style style:name="P154" style:family="paragraph">
      <style:paragraph-properties fo:line-height="100.00%" fo:text-align="justify"/>
    </style:style>
    <style:style style:name="P155" style:family="paragraph">
      <style:paragraph-properties fo:line-height="100.00%" fo:text-align="justify" fo:margin-left="36.00pt" fo:text-indent="0.00pt"/>
    </style:style>
    <style:style style:name="P156" style:family="paragraph">
      <style:paragraph-properties fo:line-height="100.00%" fo:text-align="justify"/>
    </style:style>
    <text:list-style style:name="L157">
      <text:list-level-style-bullet text:level="1" text:bullet-char="•">
        <style:list-level-properties text:space-before="18.00pt" text:min-label-width="18.00pt"/>
        <style:text-properties fo:font-family="Symbol"/>
      </text:list-level-style-bullet>
    </text:list-style>
    <style:style style:name="P157" style:family="paragraph">
      <style:paragraph-properties fo:line-height="100.00%" fo:text-align="justify"/>
    </style:style>
    <style:style style:name="P158" style:family="paragraph">
      <style:paragraph-properties fo:line-height="100.00%" fo:text-align="justify" fo:margin-left="36.00pt" fo:text-indent="0.00pt"/>
    </style:style>
    <style:style style:name="P159" style:family="paragraph">
      <style:paragraph-properties fo:line-height="100.00%" fo:text-align="justify"/>
    </style:style>
    <text:list-style style:name="L160">
      <text:list-level-style-bullet text:level="1" text:bullet-char="•">
        <style:list-level-properties text:space-before="18.00pt" text:min-label-width="18.00pt"/>
        <style:text-properties fo:font-family="Symbol"/>
      </text:list-level-style-bullet>
    </text:list-style>
    <style:style style:name="P160" style:family="paragraph">
      <style:paragraph-properties fo:line-height="100.00%" fo:text-align="justify"/>
    </style:style>
    <style:style style:name="P161" style:family="paragraph">
      <style:paragraph-properties fo:line-height="100.00%" fo:text-align="justify" fo:margin-left="36.00pt" fo:text-indent="0.00pt"/>
    </style:style>
    <style:style style:name="P162" style:family="paragraph">
      <style:paragraph-properties fo:line-height="100.00%" fo:text-align="justify"/>
    </style:style>
    <style:style style:name="P163" style:family="paragraph">
      <style:paragraph-properties fo:line-height="100.00%" fo:text-align="left"/>
    </style:style>
    <text:list-style style:name="L164">
      <text:list-level-style-bullet text:level="1" text:bullet-char="•">
        <style:list-level-properties text:space-before="18.00pt" text:min-label-width="18.00pt"/>
        <style:text-properties fo:font-family="Symbol"/>
      </text:list-level-style-bullet>
    </text:list-style>
    <style:style style:name="P164" style:family="paragraph">
      <style:paragraph-properties fo:line-height="100.00%" fo:text-align="justify"/>
    </style:style>
    <style:style style:name="P165" style:family="paragraph">
      <style:paragraph-properties fo:line-height="100.00%" fo:text-align="justify" fo:margin-left="36.00pt" fo:text-indent="0.00pt"/>
    </style:style>
    <style:style style:name="P166" style:family="paragraph">
      <style:paragraph-properties fo:line-height="100.00%" fo:text-align="justify"/>
    </style:style>
    <text:list-style style:name="L167">
      <text:list-level-style-bullet text:level="1" text:bullet-char="•">
        <style:list-level-properties text:space-before="18.00pt" text:min-label-width="18.00pt"/>
        <style:text-properties fo:font-family="Symbol"/>
      </text:list-level-style-bullet>
    </text:list-style>
    <style:style style:name="P167" style:family="paragraph">
      <style:paragraph-properties fo:line-height="100.00%" fo:text-align="justify"/>
    </style:style>
    <style:style style:name="P168" style:family="paragraph">
      <style:paragraph-properties fo:line-height="100.00%" fo:text-align="justify" fo:margin-left="36.00pt" fo:text-indent="0.00pt"/>
    </style:style>
    <style:style style:name="P169" style:family="paragraph">
      <style:paragraph-properties fo:line-height="100.00%" fo:text-align="justify"/>
    </style:style>
    <text:list-style style:name="L170">
      <text:list-level-style-bullet text:level="1" text:bullet-char="•">
        <style:list-level-properties text:space-before="18.00pt" text:min-label-width="18.00pt"/>
        <style:text-properties fo:font-family="Symbol"/>
      </text:list-level-style-bullet>
    </text:list-style>
    <style:style style:name="P170" style:family="paragraph">
      <style:paragraph-properties fo:line-height="100.00%" fo:text-align="justify"/>
    </style:style>
    <style:style style:name="P171" style:family="paragraph">
      <style:paragraph-properties fo:line-height="100.00%" fo:text-align="justify" fo:margin-left="36.00pt" fo:text-indent="0.00pt"/>
    </style:style>
    <style:style style:name="P172" style:family="paragraph">
      <style:paragraph-properties fo:line-height="100.00%" fo:text-align="justify"/>
    </style:style>
    <text:list-style style:name="L173">
      <text:list-level-style-bullet text:level="1" text:bullet-char="•">
        <style:list-level-properties text:space-before="18.00pt" text:min-label-width="18.00pt"/>
        <style:text-properties fo:font-family="Symbol"/>
      </text:list-level-style-bullet>
    </text:list-style>
    <style:style style:name="P173" style:family="paragraph">
      <style:paragraph-properties fo:line-height="100.00%" fo:text-align="justify"/>
    </style:style>
    <style:style style:name="P174" style:family="paragraph">
      <style:paragraph-properties fo:line-height="100.00%" fo:text-align="justify" fo:margin-left="36.00pt" fo:text-indent="0.00pt"/>
    </style:style>
    <style:style style:name="P175" style:family="paragraph">
      <style:paragraph-properties fo:line-height="100.00%" fo:text-align="justify"/>
    </style:style>
    <style:style style:name="P176" style:family="paragraph">
      <style:paragraph-properties fo:line-height="100.00%" fo:text-align="justify" fo:margin-left="36.00pt" fo:text-indent="0.00pt"/>
    </style:style>
    <style:style style:name="P177" style:family="paragraph">
      <style:paragraph-properties fo:line-height="100.00%" fo:text-align="justify"/>
    </style:style>
    <text:list-style style:name="L178">
      <text:list-level-style-bullet text:level="1" text:bullet-char="•">
        <style:list-level-properties text:space-before="18.00pt" text:min-label-width="18.00pt"/>
        <style:text-properties fo:font-family="Symbol"/>
      </text:list-level-style-bullet>
    </text:list-style>
    <style:style style:name="P178" style:family="paragraph">
      <style:paragraph-properties fo:line-height="100.00%" fo:text-align="justify"/>
    </style:style>
    <style:style style:name="P179" style:family="paragraph">
      <style:paragraph-properties fo:line-height="100.00%" fo:text-align="justify" fo:margin-left="36.00pt" fo:text-indent="0.00pt"/>
    </style:style>
    <style:style style:name="P180" style:family="paragraph">
      <style:paragraph-properties fo:line-height="100.00%" fo:text-align="justify"/>
    </style:style>
    <text:list-style style:name="L181">
      <text:list-level-style-bullet text:level="1" text:bullet-char="•">
        <style:list-level-properties text:space-before="18.00pt" text:min-label-width="18.00pt"/>
        <style:text-properties fo:font-family="Symbol"/>
      </text:list-level-style-bullet>
    </text:list-style>
    <style:style style:name="P181" style:family="paragraph">
      <style:paragraph-properties fo:line-height="100.00%" fo:text-align="justify"/>
    </style:style>
    <style:style style:name="P182" style:family="paragraph">
      <style:paragraph-properties fo:line-height="100.00%" fo:text-align="justify" fo:margin-left="40.50pt" fo:text-indent="0.00pt"/>
    </style:style>
    <style:style style:name="P183" style:family="paragraph">
      <style:paragraph-properties fo:line-height="100.00%" fo:text-align="justify" fo:margin-left="18.00pt" fo:text-indent="0.00pt"/>
    </style:style>
    <text:list-style style:name="L184">
      <text:list-level-style-bullet text:level="1" text:bullet-char="•">
        <style:list-level-properties text:space-before="54.00pt" text:min-label-width="18.00pt"/>
        <style:text-properties fo:font-family="Symbol"/>
      </text:list-level-style-bullet>
    </text:list-style>
    <style:style style:name="P184" style:family="paragraph">
      <style:paragraph-properties fo:line-height="100.00%" fo:text-align="justify"/>
    </style:style>
    <style:style style:name="P185" style:family="paragraph">
      <style:paragraph-properties fo:line-height="100.00%" fo:text-align="justify"/>
    </style:style>
    <style:style style:name="P186" style:family="paragraph">
      <style:paragraph-properties fo:line-height="100.00%" fo:text-align="left" fo:margin-top="24.00pt"/>
    </style:style>
    <style:style style:name="P187" style:family="paragraph">
      <style:paragraph-properties fo:line-height="100.00%" fo:text-align="justify"/>
    </style:style>
    <text:list-style style:name="L188">
      <text:list-level-style-bullet text:level="1" text:bullet-char="•">
        <style:list-level-properties text:space-before="0.00pt" text:min-label-width="18.00pt"/>
        <style:text-properties fo:font-family="Symbol"/>
      </text:list-level-style-bullet>
    </text:list-style>
    <style:style style:name="P188" style:family="paragraph">
      <style:paragraph-properties fo:line-height="100.00%" fo:text-align="justify">
        <style:tab-stops>
          <style:tab-stop style:position="0.00pt"/>
        </style:tab-stops>
      </style:paragraph-properties>
    </style:style>
    <style:style style:name="P189" style:family="paragraph">
      <style:paragraph-properties fo:line-height="100.00%" fo:text-align="justify">
        <style:tab-stops>
          <style:tab-stop style:position="18.00pt"/>
        </style:tab-stops>
      </style:paragraph-properties>
    </style:style>
    <style:style style:name="P190" style:family="paragraph">
      <style:paragraph-properties fo:line-height="100.00%" fo:text-align="justify"/>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00.00%" fo:text-align="justify">
        <style:tab-stops>
          <style:tab-stop style:position="0.00pt"/>
        </style:tab-stops>
      </style:paragraph-properties>
    </style:style>
    <style:style style:name="P192" style:family="paragraph">
      <style:paragraph-properties fo:line-height="100.00%" fo:text-align="justify">
        <style:tab-stops>
          <style:tab-stop style:position="18.00pt"/>
        </style:tab-stops>
      </style:paragraph-properties>
    </style:style>
    <style:style style:name="P193" style:family="paragraph">
      <style:paragraph-properties fo:line-height="100.00%" fo:text-align="justify"/>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00.00%" fo:text-align="justify">
        <style:tab-stops>
          <style:tab-stop style:position="0.00pt"/>
        </style:tab-stops>
      </style:paragraph-properties>
    </style:style>
    <style:style style:name="P195" style:family="paragraph">
      <style:paragraph-properties fo:line-height="100.00%" fo:text-align="justify">
        <style:tab-stops>
          <style:tab-stop style:position="18.00pt"/>
        </style:tab-stops>
      </style:paragraph-properties>
    </style:style>
    <style:style style:name="P196" style:family="paragraph">
      <style:paragraph-properties fo:line-height="100.00%" fo:text-align="justify"/>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00.00%" fo:text-align="justify">
        <style:tab-stops>
          <style:tab-stop style:position="0.00pt"/>
        </style:tab-stops>
      </style:paragraph-properties>
    </style:style>
    <style:style style:name="P198" style:family="paragraph">
      <style:paragraph-properties fo:line-height="100.00%" fo:text-align="justify"/>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00.00%" fo:text-align="justify">
        <style:tab-stops>
          <style:tab-stop style:position="0.00pt"/>
        </style:tab-stops>
      </style:paragraph-properties>
    </style:style>
    <style:style style:name="P200" style:family="paragraph">
      <style:paragraph-properties fo:line-height="100.00%" fo:text-align="justify">
        <style:tab-stops>
          <style:tab-stop style:position="18.00pt"/>
        </style:tab-stops>
      </style:paragraph-properties>
    </style:style>
    <style:style style:name="P201" style:family="paragraph">
      <style:paragraph-properties fo:line-height="100.00%" fo:text-align="lef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00.00%" fo:text-align="justify">
        <style:tab-stops>
          <style:tab-stop style:position="0.00pt"/>
        </style:tab-stops>
      </style:paragraph-properties>
    </style:style>
    <style:style style:name="P203" style:family="paragraph">
      <style:paragraph-properties fo:line-height="100.00%" fo:text-align="justify"/>
    </style:style>
    <style:style style:name="P204" style:family="paragraph">
      <style:paragraph-properties fo:line-height="100.00%" fo:text-align="left" fo:margin-left="36.00pt" fo:text-indent="0.00pt">
        <style:tab-stops>
          <style:tab-stop style:position="-25.00pt"/>
          <style:tab-stop style:position="9.00pt"/>
        </style:tab-stops>
      </style:paragraph-properties>
    </style:style>
    <style:style style:name="TableColumn0100" style:family="table-column">
      <style:table-column-properties style:column-width="1.194444in"/>
    </style:style>
    <style:style style:name="TableColumn0101" style:family="table-column">
      <style:table-column-properties style:column-width="1.194444in"/>
    </style:style>
    <style:style style:name="TableColumn0102" style:family="table-column">
      <style:table-column-properties style:column-width="1.638889in"/>
    </style:style>
    <style:style style:name="Table01" style:family="table">
      <style:table-properties style:width="4.027778in" fo:margin-left="0.000000in" style:writing-mode="lr" table:align="left" style:may-break-between-rows="true"/>
    </style:style>
    <style:style style:name="TableRow0100" style:family="table-row">
      <style:table-row-properties style:min-row-height="0.250000in"/>
    </style:style>
    <style:style style:name="TableCell0100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0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0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1" style:family="table-row">
      <style:table-row-properties/>
    </style:style>
    <style:style style:name="TableCell0101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1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1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2" style:family="table-row">
      <style:table-row-properties/>
    </style:style>
    <style:style style:name="TableCell0102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2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2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3" style:family="table-row">
      <style:table-row-properties/>
    </style:style>
    <style:style style:name="TableCell0103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3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3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4" style:family="table-row">
      <style:table-row-properties/>
    </style:style>
    <style:style style:name="TableCell0104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4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4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5" style:family="table-row">
      <style:table-row-properties/>
    </style:style>
    <style:style style:name="TableCell0105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5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5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6" style:family="table-row">
      <style:table-row-properties/>
    </style:style>
    <style:style style:name="TableCell0106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6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6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7" style:family="table-row">
      <style:table-row-properties/>
    </style:style>
    <style:style style:name="TableCell0107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7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7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8" style:family="table-row">
      <style:table-row-properties/>
    </style:style>
    <style:style style:name="TableCell0108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8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8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09" style:family="table-row">
      <style:table-row-properties/>
    </style:style>
    <style:style style:name="TableCell0109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9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09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10" style:family="table-row">
      <style:table-row-properties/>
    </style:style>
    <style:style style:name="TableCell0110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0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0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11" style:family="table-row">
      <style:table-row-properties/>
    </style:style>
    <style:style style:name="TableCell0111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1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1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12" style:family="table-row">
      <style:table-row-properties/>
    </style:style>
    <style:style style:name="TableCell0112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2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2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Row0113" style:family="table-row">
      <style:table-row-properties/>
    </style:style>
    <style:style style:name="TableCell011300"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301"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style:style style:name="TableCell011302" style:family="table-cell">
      <style:table-cell-properties fo:border-top="0.000000in solid #000000" fo:border-left="0.000000in solid #000000" fo:border-right="0.000000in solid #000000" fo:border-bottom="0.000000in solid #000000" fo:padding-left="0.075000in" fo:padding-right="0.075000in" fo:vertical-align="center" fo:background-color="#ffffff"/>
    </style:style>
  </office:automatic-styles>
  <office:body>
    <office:text>
      <text:p text:style-name="P1"><text:span text:style-name="T1">CSCI 2270<text:s/></text:span><text:span text:style-name="T2">–</text:span><text:span text:style-name="T3"><text:s/>Final Exam<text:line-break/></text:span><text:span text:style-name="T4">Name__________Rohith Chintalapally_______________<text:line-break/>Student ID ________102360779_____________<text:line-break/>TA Name &amp; Section Number____Kannan 112________________</text:span></text:p>
      <text:p text:style-name="P2"><text:span text:style-name="T5"/></text:p>
      <text:p text:style-name="P2"><text:span text:style-name="T6">In order to help you with your TA names and sections, I have printed them below:<text:line-break/><text:line-break/><text:line-break/></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4"><text:span text:style-name="T8">Section</text:span><text:span text:style-name="T9"/></text:p>
          </table:table-cell>
          <table:table-cell table:style-name="TableCell010001">
            <text:p text:style-name="P4"><text:span text:style-name="T10">TA</text:span><text:span text:style-name="T11"/></text:p>
          </table:table-cell>
          <table:table-cell table:style-name="TableCell010002">
            <text:p text:style-name="P4"><text:span text:style-name="T12">Meeting Time</text:span><text:span text:style-name="T13"/></text:p>
          </table:table-cell>
        </table:table-row>
        <table:table-row table:style-name="TableRow0101">
          <table:table-cell table:style-name="TableCell010100">
            <text:p text:style-name="P7"><text:span text:style-name="T14">101</text:span><text:span text:style-name="T15"/></text:p>
          </table:table-cell>
          <table:table-cell table:style-name="TableCell010101">
            <text:p text:style-name="P7"><text:span text:style-name="T16">Ding</text:span><text:span text:style-name="T17"/></text:p>
          </table:table-cell>
          <table:table-cell table:style-name="TableCell010102">
            <text:p text:style-name="P7"><text:span text:style-name="T18">T, 8-9:15am</text:span><text:span text:style-name="T19"/></text:p>
          </table:table-cell>
        </table:table-row>
        <table:table-row table:style-name="TableRow0102">
          <table:table-cell table:style-name="TableCell010200">
            <text:p text:style-name="P9"><text:span text:style-name="T20">102</text:span><text:span text:style-name="T21"/></text:p>
          </table:table-cell>
          <table:table-cell table:style-name="TableCell010201">
            <text:p text:style-name="P9"><text:span text:style-name="T22">Apoorva</text:span><text:span text:style-name="T23"/></text:p>
          </table:table-cell>
          <table:table-cell table:style-name="TableCell010202">
            <text:p text:style-name="P9"><text:span text:style-name="T24">T, 930-1045am</text:span><text:span text:style-name="T25"/></text:p>
          </table:table-cell>
        </table:table-row>
        <table:table-row table:style-name="TableRow0103">
          <table:table-cell table:style-name="TableCell010300">
            <text:p text:style-name="P11"><text:span text:style-name="T26">103</text:span><text:span text:style-name="T27"/></text:p>
          </table:table-cell>
          <table:table-cell table:style-name="TableCell010301">
            <text:p text:style-name="P11"><text:span text:style-name="T28">Upendra</text:span><text:span text:style-name="T29"/></text:p>
          </table:table-cell>
          <table:table-cell table:style-name="TableCell010302">
            <text:p text:style-name="P11"><text:span text:style-name="T30">T, 11-1215pm</text:span><text:span text:style-name="T31"/></text:p>
          </table:table-cell>
        </table:table-row>
        <table:table-row table:style-name="TableRow0104">
          <table:table-cell table:style-name="TableCell010400">
            <text:p text:style-name="P13"><text:span text:style-name="T32">104</text:span><text:span text:style-name="T33"/></text:p>
          </table:table-cell>
          <table:table-cell table:style-name="TableCell010401">
            <text:p text:style-name="P13"><text:span text:style-name="T34">Kannan</text:span><text:span text:style-name="T35"/></text:p>
          </table:table-cell>
          <table:table-cell table:style-name="TableCell010402">
            <text:p text:style-name="P13"><text:span text:style-name="T36">T, 1230-145pm</text:span><text:span text:style-name="T37"/></text:p>
          </table:table-cell>
        </table:table-row>
        <table:table-row table:style-name="TableRow0105">
          <table:table-cell table:style-name="TableCell010500">
            <text:p text:style-name="P15"><text:span text:style-name="T38">105</text:span><text:span text:style-name="T39"/></text:p>
          </table:table-cell>
          <table:table-cell table:style-name="TableCell010501">
            <text:p text:style-name="P15"><text:span text:style-name="T40">Kannan</text:span><text:span text:style-name="T41"/></text:p>
          </table:table-cell>
          <table:table-cell table:style-name="TableCell010502">
            <text:p text:style-name="P15"><text:span text:style-name="T42">T, 2-315pm</text:span><text:span text:style-name="T43"/></text:p>
          </table:table-cell>
        </table:table-row>
        <table:table-row table:style-name="TableRow0106">
          <table:table-cell table:style-name="TableCell010600">
            <text:p text:style-name="P17"><text:span text:style-name="T44">106</text:span><text:span text:style-name="T45"/></text:p>
          </table:table-cell>
          <table:table-cell table:style-name="TableCell010601">
            <text:p text:style-name="P17"><text:span text:style-name="T46">Sunil</text:span><text:span text:style-name="T47"/></text:p>
          </table:table-cell>
          <table:table-cell table:style-name="TableCell010602">
            <text:p text:style-name="P17"><text:span text:style-name="T48">T, 330-445pm</text:span><text:span text:style-name="T49"/></text:p>
          </table:table-cell>
        </table:table-row>
        <table:table-row table:style-name="TableRow0107">
          <table:table-cell table:style-name="TableCell010700">
            <text:p text:style-name="P19"><text:span text:style-name="T50">107</text:span><text:span text:style-name="T51"/></text:p>
          </table:table-cell>
          <table:table-cell table:style-name="TableCell010701">
            <text:p text:style-name="P19"><text:span text:style-name="T52">Sunil</text:span><text:span text:style-name="T53"/></text:p>
          </table:table-cell>
          <table:table-cell table:style-name="TableCell010702">
            <text:p text:style-name="P19"><text:span text:style-name="T54">T, 5-615pm</text:span><text:span text:style-name="T55"/></text:p>
          </table:table-cell>
        </table:table-row>
        <table:table-row table:style-name="TableRow0108">
          <table:table-cell table:style-name="TableCell010800">
            <text:p text:style-name="P21"><text:span text:style-name="T56">109</text:span><text:span text:style-name="T57"/></text:p>
          </table:table-cell>
          <table:table-cell table:style-name="TableCell010801">
            <text:p text:style-name="P21"><text:span text:style-name="T58">Apoorva</text:span><text:span text:style-name="T59"/></text:p>
          </table:table-cell>
          <table:table-cell table:style-name="TableCell010802">
            <text:p text:style-name="P21"><text:span text:style-name="T60">TH, 930-1045am</text:span><text:span text:style-name="T61"/></text:p>
          </table:table-cell>
        </table:table-row>
        <table:table-row table:style-name="TableRow0109">
          <table:table-cell table:style-name="TableCell010900">
            <text:p text:style-name="P23"><text:span text:style-name="T62">110</text:span><text:span text:style-name="T63"/></text:p>
          </table:table-cell>
          <table:table-cell table:style-name="TableCell010901">
            <text:p text:style-name="P23"><text:span text:style-name="T64">Upendra</text:span><text:span text:style-name="T65"/></text:p>
          </table:table-cell>
          <table:table-cell table:style-name="TableCell010902">
            <text:p text:style-name="P23"><text:span text:style-name="T66">TH, 11-1215pm</text:span><text:span text:style-name="T67"/></text:p>
          </table:table-cell>
        </table:table-row>
        <table:table-row table:style-name="TableRow0110">
          <table:table-cell table:style-name="TableCell011000">
            <text:p text:style-name="P25"><text:span text:style-name="T68">111</text:span><text:span text:style-name="T69"/></text:p>
          </table:table-cell>
          <table:table-cell table:style-name="TableCell011001">
            <text:p text:style-name="P25"><text:span text:style-name="T70">Ding</text:span><text:span text:style-name="T71"/></text:p>
          </table:table-cell>
          <table:table-cell table:style-name="TableCell011002">
            <text:p text:style-name="P25"><text:span text:style-name="T72">TH, 1230-145pm</text:span><text:span text:style-name="T73"/></text:p>
          </table:table-cell>
        </table:table-row>
        <table:table-row table:style-name="TableRow0111">
          <table:table-cell table:style-name="TableCell011100">
            <text:p text:style-name="P27"><text:span text:style-name="T74">112</text:span><text:span text:style-name="T75"/></text:p>
          </table:table-cell>
          <table:table-cell table:style-name="TableCell011101">
            <text:p text:style-name="P27"><text:span text:style-name="T76">Kannan</text:span><text:span text:style-name="T77"/></text:p>
          </table:table-cell>
          <table:table-cell table:style-name="TableCell011102">
            <text:p text:style-name="P27"><text:span text:style-name="T78">TH, 2-315pm</text:span><text:span text:style-name="T79"/></text:p>
          </table:table-cell>
        </table:table-row>
        <table:table-row table:style-name="TableRow0112">
          <table:table-cell table:style-name="TableCell011200">
            <text:p text:style-name="P29"><text:span text:style-name="T80">113</text:span><text:span text:style-name="T81"/></text:p>
          </table:table-cell>
          <table:table-cell table:style-name="TableCell011201">
            <text:p text:style-name="P29"><text:span text:style-name="T82">Upendra</text:span><text:span text:style-name="T83"/></text:p>
          </table:table-cell>
          <table:table-cell table:style-name="TableCell011202">
            <text:p text:style-name="P29"><text:span text:style-name="T84">TH, 330-445pm</text:span><text:span text:style-name="T85"/></text:p>
          </table:table-cell>
        </table:table-row>
        <table:table-row table:style-name="TableRow0113">
          <table:table-cell table:style-name="TableCell011300">
            <text:p text:style-name="P31"><text:span text:style-name="T86">114</text:span><text:span text:style-name="T87"/></text:p>
          </table:table-cell>
          <table:table-cell table:style-name="TableCell011301">
            <text:p text:style-name="P31"><text:span text:style-name="T88">Sunil</text:span><text:span text:style-name="T89"/></text:p>
          </table:table-cell>
          <table:table-cell table:style-name="TableCell011302">
            <text:p text:style-name="P31"><text:span text:style-name="T90">TH, 5-615pm</text:span><text:span text:style-name="T91"/></text:p>
          </table:table-cell>
        </table:table-row>
      </table:table>
      <text:p text:style-name="P33"><text:span text:style-name="T92"><text:s/></text:span></text:p>
      <text:p text:style-name="P33"><text:span text:style-name="T92"/></text:p>
      <text:list text:style-name="L34">
        <text:list-item>
          <text:p text:style-name="P34"><text:span text:style-name="T92">Suppose that the bag is implemented with a fixed-size array. Which of these operations are likely to have a constant worst-case time?</text:span><text:span text:style-name="T93"/></text:p>
        </text:list-item>
        <text:list-item>
          <text:p text:style-name="P35"><text:span text:style-name="T94">insert</text:span><text:span text:style-name="T95"/></text:p>
        </text:list-item>
        <text:list-item>
          <text:p text:style-name="P35"><text:span text:style-name="T96">count</text:span><text:span text:style-name="T97"/></text:p>
        </text:list-item>
        <text:list-item>
          <text:p text:style-name="P35"><text:span text:style-name="T98">erase_one</text:span><text:span text:style-name="T99"/></text:p>
        </text:list-item>
        <text:list-item>
          <text:p text:style-name="P35"><text:span text:style-name="T100">None of (A), (B), and (C) have a constant worst-case time</text:span><text:span text:style-name="T101"/></text:p>
        </text:list-item>
        <text:list-item>
          <text:p text:style-name="P35"><text:span text:style-name="T102">TWO of (A), (B), and (C) have a constant worst-case time</text:span><text:span text:style-name="T103"/></text:p>
        </text:list-item>
        <text:list-item>
          <text:p text:style-name="P35"><text:span text:style-name="T104">ALL of (A), (B), and (C) have a constant worst-case time<text:line-break/></text:span><text:span text:style-name="T105"/></text:p>
        </text:list-item>
        <text:list-item>
          <text:p text:style-name="P36"><text:span text:style-name="T106">Suppose that foo is a new class and you want to declare an array of 10 foo objects. Which constructor will be used to initialize the 10 foo components of the array?</text:span><text:span text:style-name="T107"/></text:p>
        </text:list-item>
        <text:list-item>
          <text:p text:style-name="P37"><text:span text:style-name="T108">Only the copy constructor can be used</text:span><text:span text:style-name="T109"/></text:p>
        </text:list-item>
        <text:list-item>
          <text:p text:style-name="P37"><text:span text:style-name="T110">Only the default constructor can be used</text:span><text:span text:style-name="T111"/></text:p>
        </text:list-item>
        <text:list-item>
          <text:p text:style-name="P37"><text:span text:style-name="T112">Any constructor can be used</text:span><text:span text:style-name="T113"><text:line-break/></text:span><text:span text:style-name="T114"/></text:p>
        </text:list-item>
        <text:list-item>
          <text:p text:style-name="P38"><text:span text:style-name="T115">I have an array named data, which contains n integers. I want to print all of the numbers, starting at data[0]. BUT if the number 42 occurs, then I want to stop my printing just before the 42 (without printing the 42!) Here is most of my for-loop to accomplish my goal:</text:span></text:p>
        </text:list-item>
      </text:list>
      <text:p text:style-name="P39"><text:span text:style-name="T115"><text:s text:c="4"/>for (i = 0;<text:s text:c="2"/>_</text:span><text:span text:style-name="T116">i&lt;n &amp;&amp; data[i]! = 42</text:span><text:span text:style-name="T117">__________; i++)<text:s text:c="4"/>cout &lt;&lt; data[i] &lt;&lt; endl;</text:span></text:p>
      <text:p text:style-name="P40"><text:span text:style-name="T117">What is the correct way to fill in the blank? </text:span></text:p>
      <text:p text:style-name="P41"><text:span text:style-name="T117"><text:s/></text:span></text:p>
      <text:p text:style-name="P41"><text:span text:style-name="T117"/></text:p>
      <text:list text:style-name="L42">
        <text:list-item>
          <text:p text:style-name="P42"><text:span text:style-name="T117">What is the best C++ statement to use when a program must choose between several alternatives that are controlled by the value of a single variable?</text:span></text:p>
        </text:list-item>
        <text:list-item>
          <text:p text:style-name="P43"><text:span text:style-name="T117">do-while statement</text:span></text:p>
        </text:list-item>
        <text:list-item>
          <text:p text:style-name="P43"><text:span text:style-name="T117">for-statement</text:span></text:p>
        </text:list-item>
        <text:list-item>
          <text:p text:style-name="P43"><text:span text:style-name="T117">if-else statement</text:span></text:p>
        </text:list-item>
        <text:list-item>
          <text:p text:style-name="P43"><text:span text:style-name="T118">switch statement</text:span><text:span text:style-name="T119"/></text:p>
        </text:list-item>
        <text:list-item>
          <text:p text:style-name="P43"><text:span text:style-name="T120">while statement<text:line-break/></text:span><text:span text:style-name="T121"/></text:p>
        </text:list-item>
        <text:list-item>
          <text:p text:style-name="P44"><text:span text:style-name="T121">Suppose that p is an int* variable. Write several lines of code that will make p point to an array of 100 integers, place the numbers 0 through 99 into the array components, and return the array to the heap. Do not use malloc.</text:span></text:p>
        </text:list-item>
      </text:list>
      <text:p text:style-name="P45"><text:span text:style-name="T122">int *p = new int[100];</text:span></text:p>
      <text:p text:style-name="P45"><text:span text:style-name="T122">for(int i=0;i&lt;100;i++)</text:span></text:p>
      <text:p text:style-name="P45"><text:span text:style-name="T122">p[i] = i;</text:span></text:p>
      <text:p text:style-name="P45"><text:span text:style-name="T122">delete [ ] p;<text:line-break/></text:span><text:span text:style-name="T123"/></text:p>
      <text:list text:style-name="L46">
        <text:list-item>
          <text:p text:style-name="P46"><text:span text:style-name="T123">What happens if you call<text:s/></text:span><text:span text:style-name="T124">new</text:span><text:span text:style-name="T125"><text:s/>but the heap is out of memory?</text:span></text:p>
        </text:list-item>
      </text:list>
      <text:p text:style-name="P47"><text:span text:style-name="T126">It throws a bad_alloc exception</text:span><text:span text:style-name="T127"/></text:p>
      <text:list text:style-name="L48">
        <text:list-item>
          <text:p text:style-name="P48"><text:span text:style-name="T127">Draw a picture of memory after these statements:</text:span></text:p>
        </text:list-item>
      </text:list>
      <text:p text:style-name="P49"><text:span text:style-name="T127"/></text:p>
      <text:p text:style-name="P50"><text:span text:style-name="T127">int i = 42;</text:span></text:p>
      <text:p text:style-name="P50"><text:span text:style-name="T127">int k = 80;</text:span></text:p>
      <text:p text:style-name="P50"><text:span text:style-name="T127">int* p1;</text:span></text:p>
      <text:p text:style-name="P50"><text:span text:style-name="T127">int* p2;</text:span></text:p>
      <text:p text:style-name="P50"><text:span text:style-name="T127">p1 = &amp;i;</text:span></text:p>
      <text:p text:style-name="P50"><text:span text:style-name="T127">p2 = &amp;k;<text:line-break/><text:tab/>p1 = p2;<text:line-break/></text:span></text:p>
      <text:p text:style-name="P50"><text:span text:style-name="T128">Before p1 = p2</text:span></text:p>
      <text:p text:style-name="P50"><text:span text:style-name="T128"/></text:p>
      <text:p text:style-name="P50"><text:span text:style-name="T128">p1 <text:tab/><text:tab/>i<text:tab/><text:tab/>p2<text:tab/><text:tab/>k</text:span><text:span text:style-name="T129"><text:line-break/></text:span><text:span text:style-name="T130"/></text:p>
      <text:p text:style-name="P50"><text:span text:style-name="T131">After p1 = p2</text:span></text:p>
      <text:p text:style-name="P50"><text:span text:style-name="T131"/></text:p>
      <text:p text:style-name="P50"><text:span text:style-name="T131">p1<text:s text:c="13"/>i</text:span></text:p>
      <text:p text:style-name="P50"><text:span text:style-name="T131">p2<text:tab/><text:tab/>k</text:span></text:p>
      <text:p text:style-name="P50"><text:span text:style-name="T131"/></text:p>
      <text:p text:style-name="P50"><text:span text:style-name="T132"/></text:p>
      <text:list text:style-name="L51">
        <text:list-item>
          <text:p text:style-name="P51"><text:span text:style-name="T133">Consider the following prototype:<text:line-break/>function foo (const int * p);<text:line-break/><text:line-break/>What restriction does the const keyword provide within the implementation of foo?<text:line-break/><text:line-break/></text:span><text:span text:style-name="T134">The restriction prevents the value of p from changing in foo.</text:span><text:span text:style-name="T135"/></text:p>
        </text:list-item>
      </text:list>
      <text:p text:style-name="P52"><text:span text:style-name="T136"><text:tab/>p = new int[69] will not compile in foo, instead it will spit out an error</text:span><text:span text:style-name="T137"/></text:p>
      <text:p text:style-name="P53"><text:span text:style-name="T137"><text:s/></text:span></text:p>
      <text:p text:style-name="P53"><text:span text:style-name="T137"/></text:p>
      <text:list text:style-name="L54">
        <text:list-item>
          <text:p text:style-name="P54"><text:span text:style-name="T137">Consider the following statements:</text:span></text:p>
        </text:list-item>
      </text:list>
      <text:p text:style-name="P55"><text:span text:style-name="T137"><text:s text:c="3"/><text:line-break/><text:tab/>int i = 42;</text:span></text:p>
      <text:p text:style-name="P55"><text:span text:style-name="T137">int j = 80;</text:span></text:p>
      <text:p text:style-name="P55"><text:span text:style-name="T137">int *p1;</text:span></text:p>
      <text:p text:style-name="P55"><text:span text:style-name="T137">int *p2;</text:span></text:p>
      <text:p text:style-name="P55"><text:span text:style-name="T137">p1 = &amp;i;</text:span></text:p>
      <text:p text:style-name="P55"><text:span text:style-name="T137">p2 = &amp;j;</text:span></text:p>
      <text:p text:style-name="P55"><text:span text:style-name="T137">*p1 = *p2;</text:span></text:p>
      <text:p text:style-name="P55"><text:span text:style-name="T137">cout &lt;&lt; i &lt;&lt; j &lt;&lt; endl;<text:line-break/><text:line-break/>What numbers are printed by the output statement?<text:line-break/></text:span></text:p>
      <text:p text:style-name="P55"><text:span text:style-name="T138">80 80</text:span><text:span text:style-name="T139"><text:line-break/><text:line-break/></text:span></text:p>
      <text:list text:style-name="L56">
        <text:list-item>
          <text:p text:style-name="P56"><text:span text:style-name="T139">Suppose you have the following function prototype and variable declaration:<text:line-break/>void goop(int z[ ]);<text:line-break/>int x[10];<text:line-break/><text:line-break/>What is the correct way to call the goop function with x as the argument:<text:line-break/></text:span><text:span text:style-name="T140">goop(x)</text:span><text:span text:style-name="T141"/></text:p>
        </text:list-item>
      </text:list>
      <text:p text:style-name="P57"><text:span text:style-name="T141"><text:tab/><text:line-break/><text:line-break/></text:span><text:span text:style-name="T142"/></text:p>
      <text:list text:style-name="L58">
        <text:list-item>
          <text:p text:style-name="P58"><text:span text:style-name="T143">Here is a function declaration:<text:line-break/></text:span></text:p>
        </text:list-item>
      </text:list>
      <text:p text:style-name="P59"><text:span text:style-name="T143"><text:s text:c="4"/>void goo(int* x)</text:span></text:p>
      <text:p text:style-name="P59"><text:span text:style-name="T143"><text:s text:c="4"/>{</text:span></text:p>
      <text:p text:style-name="P59"><text:span text:style-name="T143"><text:s text:c="8"/>*x = 1;</text:span></text:p>
      <text:p text:style-name="P59"><text:span text:style-name="T143"><text:s text:c="4"/>}</text:span></text:p>
      <text:p text:style-name="P60"><text:span text:style-name="T143">Suppose that a is an int* variable pointing to some integer, and *a is equal to zero. What is printed if you print *a after the function call goo(a)?</text:span></text:p>
      <text:p text:style-name="P60"><text:span text:style-name="T144">1</text:span><text:span text:style-name="T145"/></text:p>
      <text:p text:style-name="P61"><text:span text:style-name="T145"><text:s/></text:span></text:p>
      <text:p text:style-name="P61"><text:span text:style-name="T145"/></text:p>
      <text:list text:style-name="L62">
        <text:list-item>
          <text:p text:style-name="P62"><text:span text:style-name="T145">Here is a small function that uses a dynamic bag class:</text:span></text:p>
        </text:list-item>
      </text:list>
      <text:p text:style-name="P63"><text:span text:style-name="T146"><text:line-break/><text:tab/></text:span><text:span text:style-name="T147">void quiz( )</text:span></text:p>
      <text:p text:style-name="P63"><text:span text:style-name="T147"><text:s text:c="4"/>{</text:span></text:p>
      <text:p text:style-name="P63"><text:span text:style-name="T147"><text:s text:c="8"/>bag::size_type i;<text:s text:c="3"/>// Line 1</text:span></text:p>
      <text:p text:style-name="P63"><text:span text:style-name="T147"><text:s text:c="8"/>bag b;<text:s text:c="14"/>// Line 2</text:span></text:p>
      <text:p text:style-name="P63"><text:span text:style-name="T147"/></text:p>
      <text:p text:style-name="P63"><text:span text:style-name="T147"><text:s text:c="8"/>b.insert(42);<text:s text:c="7"/>// Line 3</text:span></text:p>
      <text:p text:style-name="P63"><text:span text:style-name="T147"><text:s text:c="8"/>i = b.size( );<text:s text:c="6"/>// Line 4</text:span></text:p>
      <text:p text:style-name="P63"><text:span text:style-name="T147"><text:s text:c="8"/>cout &lt;&lt; i;<text:s text:c="4"/>// Line 5</text:span></text:p>
      <text:p text:style-name="P63"><text:span text:style-name="T147"><text:s text:c="4"/>}</text:span></text:p>
      <text:p text:style-name="P64"><text:span text:style-name="T147">When is the bag's dynamic array allocated?<text:line-break/></text:span><text:span text:style-name="T148"><text:line-break/>Line 2<text:line-break/></text:span><text:span text:style-name="T149"><text:line-break/></text:span></text:p>
      <text:list text:style-name="L65">
        <text:list-item>
          <text:p text:style-name="P65"><text:span text:style-name="T149">What is the usual worst-case performance for resizing a container class that stores its data in a dynamic array?</text:span></text:p>
        </text:list-item>
        <text:list-item>
          <text:p text:style-name="P66"><text:span text:style-name="T149">Constant time</text:span></text:p>
        </text:list-item>
        <text:list-item>
          <text:p text:style-name="P66"><text:span text:style-name="T149">Logarithmic time</text:span></text:p>
        </text:list-item>
        <text:list-item>
          <text:p text:style-name="P66"><text:span text:style-name="T149">Linear time</text:span></text:p>
        </text:list-item>
        <text:list-item>
          <text:p text:style-name="P66"><text:span text:style-name="T149">Quadratic time</text:span></text:p>
        </text:list-item>
      </text:list>
      <text:p text:style-name="P67"><text:span text:style-name="T150">Linear Time</text:span><text:span text:style-name="T151"><text:line-break/></text:span></text:p>
      <text:list text:style-name="L68">
        <text:list-item>
          <text:p text:style-name="P68"><text:span text:style-name="T151">When a class uses dynamic memory, what member functions should be provided by the class?</text:span></text:p>
        </text:list-item>
        <text:list-item>
          <text:p text:style-name="P69"><text:span text:style-name="T151">The assignment operator.</text:span></text:p>
        </text:list-item>
        <text:list-item>
          <text:p text:style-name="P69"><text:span text:style-name="T151">The copy constructor.</text:span></text:p>
        </text:list-item>
        <text:list-item>
          <text:p text:style-name="P69"><text:span text:style-name="T151">A destructor.</text:span></text:p>
        </text:list-item>
        <text:list-item>
          <text:p text:style-name="P69"><text:span text:style-name="T151">All of the above.<text:line-break/></text:span></text:p>
        </text:list-item>
      </text:list>
      <text:p text:style-name="P70"><text:span text:style-name="T152">A Destructor</text:span><text:span text:style-name="T153"><text:s/></text:span></text:p>
      <text:p text:style-name="P70"><text:span text:style-name="T153"/></text:p>
      <text:p text:style-name="P71"><text:span text:style-name="T153">Use the following code for the next 2 questions:</text:span></text:p>
      <text:p text:style-name="P71"><text:span text:style-name="T153"><text:line-break/><text:line-break/><text:line-break/></text:span></text:p>
      <text:p text:style-name="P71"><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p text:style-name="P72"><text:span text:style-name="T153"/></text:p>
      <text:list text:style-name="L73">
        <text:list-item>
          <text:p text:style-name="P73"><text:span text:style-name="T153">What is the one statement that can be used to insert a new node at the head of a linked list. Assume that the list's head_pointer is called head_ptr and the that the data for the new node is called entry.<text:line-break/><text:line-break/></text:span><text:span text:style-name="T154">head_ptr = new node (entry, head_ptr);</text:span><text:span text:style-name="T155"><text:line-break/><text:line-break/></text:span></text:p>
        </text:list-item>
        <text:list-item>
          <text:p text:style-name="P73"><text:span text:style-name="T155">Suppose that p is a pointer to a node in a linked list, and *p is not the tail node. What are the steps to removing the node after *p? Use one short English sentence for each step.</text:span></text:p>
        </text:list-item>
      </text:list>
      <text:p text:style-name="P74"><text:span text:style-name="T155"><text:s/></text:span></text:p>
      <text:p text:style-name="P74"><text:span text:style-name="T156">To remove all the nodes after *p, we need following steps:</text:span></text:p>
      <text:p text:style-name="P74"><text:span text:style-name="T156">Declare two temporary variables<text:s/></text:span><text:span text:style-name="T157">–</text:span><text:span text:style-name="T158"><text:s/>temp1 and temp2. </text:span></text:p>
      <text:p text:style-name="P74"><text:span text:style-name="T158">Point temp1 to next node after p and temp2 to next node after temp1.</text:span></text:p>
      <text:p text:style-name="P74"><text:span text:style-name="T158">Make p-&gt;link_field = temp2</text:span></text:p>
      <text:p text:style-name="P74"><text:span text:style-name="T158">delete temp1</text:span><text:span text:style-name="T159"/></text:p>
      <text:list text:style-name="L75">
        <text:list-item>
          <text:p text:style-name="P75"><text:span text:style-name="T160">Suppose we are using the usual node definition (with member functions called data and link). Your program is using a node* variable called head_ptr to point to the first node of a linked list (or head_ptr == NULL for the empty list). Write a few lines of C++ code that will print all the double numbers on the list. <text:line-break/></text:span></text:p>
        </text:list-item>
      </text:list>
      <text:p text:style-name="P76"><text:span text:style-name="T161">node* temp = head_ptr;</text:span></text:p>
      <text:p text:style-name="P76"><text:span text:style-name="T161">while (temp) {</text:span></text:p>
      <text:p text:style-name="P76"><text:span text:style-name="T161"><text:s text:c="4"/>std::cout &lt;&lt; temp-&gt;data() &lt;&lt; " ";</text:span></text:p>
      <text:p text:style-name="P76"><text:span text:style-name="T161"><text:s text:c="4"/>temp = temp-&gt;link();</text:span></text:p>
      <text:p text:style-name="P76"><text:span text:style-name="T161">}<text:line-break/></text:span><text:span text:style-name="T162"/></text:p>
      <text:list text:style-name="L77">
        <text:list-item>
          <text:p text:style-name="P77"><text:span text:style-name="T162">Suppose we are using the usual node definition (with member functions called data and link), and that locate_ptr is pointing to a node in a linked list. Write a statement that will make locate_ptr point to the next node in the list (if there is one). If there is no next node, then your statement should set locate_ptr to NULL.<text:line-break/></text:span><text:span text:style-name="T163">locate_ptr=locate_ptr-&gt;link;<text:line-break/></text:span><text:span text:style-name="T164"><text:line-break/><text:line-break/><text:line-break/></text:span></text:p>
        </text:list-item>
        <text:list-item>
          <text:p text:style-name="P77"><text:span text:style-name="T164">Suppose that a_ptr and b_ptr are node pointers. Write one clear sentence to tell me when the expression (a_ptr==b_ptr) will be true.</text:span></text:p>
        </text:list-item>
      </text:list>
      <text:p text:style-name="P78"><text:span text:style-name="T165">When both a_ptr and b_ptr are pointing to the same node in a linked list, the alternative is that both are null.</text:span><text:span text:style-name="T166"><text:line-break/><text:line-break/><text:line-break/><text:line-break/></text:span></text:p>
      <text:list text:style-name="L79">
        <text:list-item>
          <text:p text:style-name="P79"><text:span text:style-name="T166">Write one or two short sentences to clearly explain the advantage of template functions.</text:span></text:p>
        </text:list-item>
      </text:list>
      <text:p text:style-name="P80"><text:span text:style-name="T167">The advantage is that if you call the function foo with an int, you can then call the same function foo with a string without having to write an overload of foo, or repetetively stating functions.</text:span><text:span text:style-name="T168"><text:line-break/></text:span></text:p>
      <text:p text:style-name="P80"><text:span text:style-name="T168"><text:s/></text:span></text:p>
      <text:p text:style-name="P80"><text:span text:style-name="T168"/></text:p>
      <text:list text:style-name="L81">
        <text:list-item>
          <text:p text:style-name="P81"><text:span text:style-name="T168">Consider the code below which is supposed to shift the values from data[0] through data[n-1] rightward one position (so these values now reside in data[1] through data[n]).<text:line-break/><text:line-break/>size_t i;</text:span></text:p>
        </text:list-item>
      </text:list>
      <text:p text:style-name="P82"><text:span text:style-name="T168"><text:s text:c="3"/><text:tab/> for (i = 0; i &lt; n; ++i)</text:span></text:p>
      <text:p text:style-name="P83"><text:span text:style-name="T168"><text:s text:c="8"/><text:tab/>data[i+1] = data[i];<text:line-break/></text:span></text:p>
      <text:p text:style-name="P84"><text:span text:style-name="T168">There is a bug in the above code. Write one sentence to describe the bug and write new code that does the job correctly.</text:span></text:p>
      <text:p text:style-name="P84"><text:span text:style-name="T168"/></text:p>
      <text:p text:style-name="P84"><text:span text:style-name="T169">Since we are traversing indexes from the first to last, eventually the number in at the first position will be copied at all positions in the array. Therefore, we should start from the last index and descend to first index.</text:span></text:p>
      <text:p text:style-name="P84"><text:span text:style-name="T169"/></text:p>
      <text:p text:style-name="P84"><text:span text:style-name="T169">Correct code:</text:span></text:p>
      <text:p text:style-name="P84"><text:span text:style-name="T169"><text:s text:c="11"/>size_t i</text:span></text:p>
      <text:p text:style-name="P84"><text:span text:style-name="T169"><text:s text:c="11"/>for(i=n; i&gt;0; i-- )</text:span></text:p>
      <text:p text:style-name="P84"><text:span text:style-name="T169"><text:s text:c="22"/>data[i] = data[i-1]</text:span></text:p>
      <text:p text:style-name="P85"><text:span text:style-name="T170"><text:s/></text:span></text:p>
      <text:p text:style-name="P85"><text:span text:style-name="T170"/></text:p>
      <text:list text:style-name="L86">
        <text:list-item>
          <text:p text:style-name="P86"><text:span text:style-name="T170">Complete the body of this function. Use a queue of characters to store the input line as it is being read.<text:line-break/></text:span></text:p>
        </text:list-item>
      </text:list>
      <text:p text:style-name="P87"><text:span text:style-name="T171"><text:s text:c="2"/></text:span><text:span text:style-name="T172">size_t counter( )</text:span></text:p>
      <text:p text:style-name="P87"><text:span text:style-name="T172"><text:s text:c="4"/>// Precondition: There is a line of input waiting to be read from cin.</text:span></text:p>
      <text:p text:style-name="P87"><text:span text:style-name="T172"><text:s text:c="4"/>// Postcondition: A line of input has been read from cin, up to but not</text:span></text:p>
      <text:p text:style-name="P87"><text:span text:style-name="T172"><text:s text:c="4"/>// including the newline character. The return value of the function</text:span></text:p>
      <text:p text:style-name="P87"><text:span text:style-name="T172"><text:s text:c="4"/>// is the number of times that the LAST character of the line appeared</text:span></text:p>
      <text:p text:style-name="P87"><text:span text:style-name="T172"><text:s text:c="4"/>// somewhere in this line.</text:span></text:p>
      <text:p text:style-name="P87"><text:span text:style-name="T172"><text:s text:c="4"/>// EXAMPLE Input: ABBXDXXZX</text:span></text:p>
      <text:p text:style-name="P87"><text:span text:style-name="T172"><text:s text:c="4"/>// The value returned by counter would be 4 for this input since there</text:span></text:p>
      <text:p text:style-name="P87"><text:span text:style-name="T172"><text:s text:c="4"/>// are 4 X's in the input line.</text:span><text:span text:style-name="T173"/></text:p>
      <text:p text:style-name="P87"><text:span text:style-name="T173"><text:s text:c="3"/>{</text:span></text:p>
      <text:p text:style-name="P87"><text:span text:style-name="T173"><text:s text:c="10"/>size_t answer = 0;</text:span></text:p>
      <text:p text:style-name="P87"><text:span text:style-name="T173"><text:s text:c="10"/>queue q;</text:span></text:p>
      <text:p text:style-name="P87"><text:span text:style-name="T173"/></text:p>
      <text:p text:style-name="P87"><text:span text:style-name="T173"><text:s text:c="10"/>int c = getchar();</text:span></text:p>
      <text:p text:style-name="P87"><text:span text:style-name="T173"><text:s text:c="10"/>while(c!=10) //ascii for newline</text:span></text:p>
      <text:p text:style-name="P87"><text:span text:style-name="T173"><text:s text:c="10"/>{</text:span></text:p>
      <text:p text:style-name="P87"><text:span text:style-name="T173"><text:s text:c="18"/>q.enqueue(c);</text:span></text:p>
      <text:p text:style-name="P87"><text:span text:style-name="T173"><text:s text:c="18"/>c = getchar();</text:span></text:p>
      <text:p text:style-name="P87"><text:span text:style-name="T173"><text:s text:c="10"/>}</text:span></text:p>
      <text:p text:style-name="P87"><text:span text:style-name="T173"><text:s text:c="10"/>int lastCharacter = q.last();</text:span></text:p>
      <text:p text:style-name="P87"><text:span text:style-name="T173"><text:s text:c="10"/>while(!q.isEmpty())</text:span></text:p>
      <text:p text:style-name="P87"><text:span text:style-name="T173"><text:s text:c="10"/>{</text:span></text:p>
      <text:p text:style-name="P87"><text:span text:style-name="T173"><text:s text:c="18"/>if(q.dequeue() == lastCharacter)</text:span></text:p>
      <text:p text:style-name="P87"><text:span text:style-name="T173"><text:s text:c="26"/>answer++;</text:span></text:p>
      <text:p text:style-name="P87"><text:span text:style-name="T173"><text:s text:c="10"/>}</text:span></text:p>
      <text:p text:style-name="P87"><text:span text:style-name="T173"><text:s text:c="10"/>return answer;</text:span></text:p>
      <text:p text:style-name="P87"><text:span text:style-name="T173">}</text:span></text:p>
      <text:p text:style-name="P87"><text:span text:style-name="T174"/></text:p>
      <text:p text:style-name="P88"><text:span text:style-name="T174"><text:s/></text:span></text:p>
      <text:p text:style-name="P88"><text:span text:style-name="T174"/></text:p>
      <text:list text:style-name="L89">
        <text:list-item>
          <text:p text:style-name="P89"><text:span text:style-name="T174">Suppose that you want to implement the priority_queue so that insertions occur in constant time, but getting the front item requires linear time. You will use these class definitions:</text:span></text:p>
        </text:list-item>
      </text:list>
      <text:p text:style-name="P90"><text:span text:style-name="T174"><text:s text:c="3"/></text:span></text:p>
      <text:p text:style-name="P91"><text:span text:style-name="T174"><text:s/>template class priority_queue</text:span></text:p>
      <text:p text:style-name="P91"><text:span text:style-name="T174"><text:s text:c="4"/>{</text:span></text:p>
      <text:p text:style-name="P91"><text:span text:style-name="T174"><text:s text:c="8"/>typedef Item value_type;</text:span></text:p>
      <text:p text:style-name="P91"><text:span text:style-name="T174"><text:s text:c="8"/>void push(const Item&amp;x<text:s text:c="2"/>entry);</text:span></text:p>
      <text:p text:style-name="P91"><text:span text:style-name="T174"><text:s text:c="8"/>value_type top( );</text:span></text:p>
      <text:p text:style-name="P91"><text:span text:style-name="T174"><text:s text:c="8"/>...</text:span></text:p>
      <text:p text:style-name="P91"><text:span text:style-name="T174"><text:s text:c="4"/>private:</text:span></text:p>
      <text:p text:style-name="P91"><text:span text:style-name="T174"><text:s text:c="8"/>node *head_ptr;</text:span></text:p>
      <text:p text:style-name="P91"><text:span text:style-name="T174"><text:s text:c="4"/>};</text:span></text:p>
      <text:p text:style-name="P92"><text:span text:style-name="T174"/></text:p>
      <text:list text:style-name="L93">
        <text:list-item>
          <text:p text:style-name="P93"><text:span text:style-name="T174">Write ONE sentence to describe how the insert member function will work (with constant time). <text:line-break/></text:span><text:span text:style-name="T175">The insert function will use the push function and a new value will always be inserted at the end of the queue which will take a constant time.<text:s/></text:span><text:span text:style-name="T176"><text:line-break/><text:line-break/><text:line-break/></text:span></text:p>
        </text:list-item>
        <text:list-item>
          <text:p text:style-name="P93"><text:span text:style-name="T176">Then implement the top function (which will have linear worst-case time). In your implementation, you DO NOT have to worry about items with equal priority (they may come out of the prioirty queue however you like, without necessarily having FIFO behavior). You may also assume that these two toolkit functions have been modified to work with the priority_queue's node:</text:span></text:p>
        </text:list-item>
      </text:list>
      <text:p text:style-name="P94"><text:span text:style-name="T177">value_type top()</text:span></text:p>
      <text:p text:style-name="P94"><text:span text:style-name="T177"><text:s text:c="29"/>{</text:span></text:p>
      <text:p text:style-name="P94"><text:span text:style-name="T177"><text:s text:c="36"/>if(head_ptr == NULL)</text:span></text:p>
      <text:p text:style-name="P94"><text:span text:style-name="T177"><text:s text:c="43"/>return NULL;</text:span></text:p>
      <text:p text:style-name="P94"><text:span text:style-name="T177"><text:s text:c="36"/>node *temp = head_ptr;</text:span></text:p>
      <text:p text:style-name="P94"><text:span text:style-name="T177"><text:s text:c="36"/>node *max=head_ptr;</text:span></text:p>
      <text:p text:style-name="P94"><text:span text:style-name="T177"><text:s text:c="36"/>node *prev, *max_prev;</text:span></text:p>
      <text:p text:style-name="P94"><text:span text:style-name="T177"><text:s text:c="36"/>value_type val = head_ptr-&gt;data;</text:span></text:p>
      <text:p text:style-name="P94"><text:span text:style-name="T177"><text:s text:c="32"/></text:span></text:p>
      <text:p text:style-name="P94"><text:span text:style-name="T177"><text:s text:c="36"/>while(temp!=NULL)</text:span></text:p>
      <text:p text:style-name="P94"><text:span text:style-name="T177"><text:s text:c="7"/>{</text:span></text:p>
      <text:p text:style-name="P94"><text:span text:style-name="T177"><text:s text:c="15"/>if(temp-&gt;data &gt; max-&gt;data)</text:span></text:p>
      <text:p text:style-name="P94"><text:span text:style-name="T177"><text:s text:c="15"/>{</text:span></text:p>
      <text:p text:style-name="P94"><text:span text:style-name="T177"><text:s text:c="22"/>val = temp-&gt;data;</text:span></text:p>
      <text:p text:style-name="P94"><text:span text:style-name="T177"><text:s text:c="22"/>max_prev = prev;</text:span></text:p>
      <text:p text:style-name="P94"><text:span text:style-name="T177"><text:s text:c="22"/>max = temp;</text:span></text:p>
      <text:p text:style-name="P94"><text:span text:style-name="T177"><text:s text:c="16"/>}</text:span></text:p>
      <text:p text:style-name="P94"><text:span text:style-name="T177"><text:s text:c="16"/>prev = temp;</text:span></text:p>
      <text:p text:style-name="P94"><text:span text:style-name="T177"><text:s text:c="16"/>temp = temp-&gt;next;</text:span></text:p>
      <text:p text:style-name="P94"><text:span text:style-name="T177"><text:s text:c="22"/>}</text:span></text:p>
      <text:p text:style-name="P94"><text:span text:style-name="T177"><text:s text:c="22"/>if(max == head_ptr)</text:span></text:p>
      <text:p text:style-name="P94"><text:span text:style-name="T177"><text:s text:c="30"/>list_head_remove(head_ptr);</text:span></text:p>
      <text:p text:style-name="P94"><text:span text:style-name="T177"><text:s text:c="22"/>else</text:span></text:p>
      <text:p text:style-name="P94"><text:span text:style-name="T177"><text:s text:c="30"/>list_remove(max_prev);</text:span></text:p>
      <text:p text:style-name="P94"><text:span text:style-name="T177"><text:s text:c="22"/>return val;</text:span></text:p>
      <text:p text:style-name="P94"><text:span text:style-name="T177"><text:s text:c="14"/>}</text:span></text:p>
      <text:p text:style-name="P94"><text:span text:style-name="T178"><text:line-break/></text:span></text:p>
      <text:p text:style-name="P95"><text:span text:style-name="T178"><text:s text:c="4"/>void list_head_remove(Node*&amp; head_ptr); // Removes head node of a list</text:span></text:p>
      <text:p text:style-name="P95"><text:span text:style-name="T178"><text:s text:c="4"/>void list_remove(Node* precursor);<text:s text:c="6"/>// Removes node after *precursor</text:span></text:p>
      <text:p text:style-name="P96"><text:span text:style-name="T179"><text:s/></text:span></text:p>
      <text:p text:style-name="P96"><text:span text:style-name="T179"/></text:p>
      <text:list text:style-name="L97">
        <text:list-item>
          <text:p text:style-name="P97"><text:span text:style-name="T180">Consider the following function:</text:span></text:p>
        </text:list-item>
      </text:list>
      <text:p text:style-name="P98"><text:span text:style-name="T180"><text:s text:c="4"/>void super_write_vertical(int number)</text:span></text:p>
      <text:p text:style-name="P98"><text:span text:style-name="T180"><text:s text:c="4"/>// Postcondition: The digits of the number have been written, </text:span></text:p>
      <text:p text:style-name="P98"><text:span text:style-name="T180"><text:s text:c="4"/>// stacked vertically.<text:s text:c="2"/>If number is negative, then a negative </text:span></text:p>
      <text:p text:style-name="P98"><text:span text:style-name="T180"><text:s text:c="4"/>// sign appears on top.<text:s text:c="2"/></text:span></text:p>
      <text:p text:style-name="P98"><text:span text:style-name="T180"><text:s text:c="4"/>// Library facilities used: iostream.h, math.h</text:span></text:p>
      <text:p text:style-name="P98"><text:span text:style-name="T180"><text:s text:c="4"/>{</text:span></text:p>
      <text:p text:style-name="P98"><text:span text:style-name="T180"><text:s text:c="8"/>if (number &lt; 0)</text:span></text:p>
      <text:p text:style-name="P98"><text:span text:style-name="T180"><text:s text:c="8"/>{</text:span></text:p>
      <text:p text:style-name="P98"><text:span text:style-name="T180"><text:s text:c="12"/>cout &lt;&lt; '-' &lt;&lt; endl;</text:span></text:p>
      <text:p text:style-name="P98"><text:span text:style-name="T180"><text:s text:c="12"/>super_write_vertical(abs(number));</text:span></text:p>
      <text:p text:style-name="P98"><text:span text:style-name="T180"><text:s text:c="8"/>}</text:span></text:p>
      <text:p text:style-name="P98"><text:span text:style-name="T180"><text:s text:c="8"/>else if (number &lt; 10)</text:span></text:p>
      <text:p text:style-name="P98"><text:span text:style-name="T180"><text:s text:c="12"/>cout &lt;&lt; number &lt;&lt; endl;</text:span></text:p>
      <text:p text:style-name="P98"><text:span text:style-name="T180"><text:s text:c="8"/>else</text:span></text:p>
      <text:p text:style-name="P98"><text:span text:style-name="T180"><text:s text:c="8"/>{</text:span></text:p>
      <text:p text:style-name="P98"><text:span text:style-name="T180"><text:s text:c="12"/>super_write_vertical(number/10);</text:span></text:p>
      <text:p text:style-name="P98"><text:span text:style-name="T180"><text:s text:c="12"/>cout &lt;&lt; number % 10 &lt;&lt; endl;</text:span></text:p>
      <text:p text:style-name="P98"><text:span text:style-name="T180"><text:s text:c="8"/>}</text:span></text:p>
      <text:p text:style-name="P98"><text:span text:style-name="T180"><text:s text:c="4"/>}</text:span></text:p>
      <text:p text:style-name="P98"><text:span text:style-name="T180">Which call will result in the most recursive calls?</text:span></text:p>
      <text:list text:style-name="L99">
        <text:list-item>
          <text:p text:style-name="P99"><text:span text:style-name="T181">super_write_vertical(-1023)</text:span><text:span text:style-name="T182"/></text:p>
        </text:list-item>
        <text:list-item>
          <text:p text:style-name="P99"><text:span text:style-name="T182">super_write_vertical(0)</text:span></text:p>
        </text:list-item>
        <text:list-item>
          <text:p text:style-name="P99"><text:span text:style-name="T182">super_write_vertical(100)</text:span></text:p>
        </text:list-item>
        <text:list-item>
          <text:p text:style-name="P99"><text:span text:style-name="T182">super_write_vertical(1023)</text:span></text:p>
        </text:list-item>
      </text:list>
      <text:p text:style-name="P100"><text:span text:style-name="T182"><text:s/></text:span></text:p>
      <text:p text:style-name="P100"><text:span text:style-name="T182"/></text:p>
      <text:list text:style-name="L101">
        <text:list-item>
          <text:p text:style-name="P101"><text:span text:style-name="T182">Here is a small binary tree:</text:span></text:p>
        </text:list-item>
      </text:list>
      <text:p text:style-name="P102"><text:span text:style-name="T183"><text:s text:c="7"/>14</text:span></text:p>
      <text:p text:style-name="P102"><text:span text:style-name="T183"><text:s text:c="6"/>/<text:s text:c="2"/>\</text:span></text:p>
      <text:p text:style-name="P102"><text:span text:style-name="T183"><text:s text:c="5"/>2<text:s text:c="4"/>11</text:span></text:p>
      <text:p text:style-name="P102"><text:span text:style-name="T183"><text:s text:c="4"/>/ \<text:s text:c="3"/>/ \</text:span></text:p>
      <text:p text:style-name="P102"><text:span text:style-name="T183"><text:s text:c="3"/>1<text:s text:c="2"/>3<text:s text:c="2"/>10<text:s text:c="2"/>30</text:span></text:p>
      <text:p text:style-name="P102"><text:span text:style-name="T183"><text:s text:c="9"/>/<text:s text:c="2"/>/<text:s text:c="12"/></text:span></text:p>
      <text:p text:style-name="P102"><text:span text:style-name="T183"><text:s text:c="8"/>7<text:s text:c="2"/>40<text:line-break/></text:span></text:p>
      <text:p text:style-name="P103"><text:span text:style-name="T184">Write the order of the nodes visited in: </text:span></text:p>
      <text:list text:style-name="L104">
        <text:list-item>
          <text:p text:style-name="P104"><text:span text:style-name="T184">An in-order traversal:</text:span><text:span text:style-name="T185"><text:s/>1 2 3 14 7 10 11 40 30</text:span></text:p>
        </text:list-item>
        <text:list-item>
          <text:p text:style-name="P104"><text:span text:style-name="T186">A pre-order traversal:<text:s/></text:span><text:span text:style-name="T187">14 2 1 3 11 10 7 30 40</text:span></text:p>
        </text:list-item>
        <text:list-item>
          <text:p text:style-name="P104"><text:span text:style-name="T188">A post-order traversal:<text:s/></text:span><text:span text:style-name="T189">1 3 2 7 10 40 30 11 14</text:span><text:span text:style-name="T190"><text:line-break/></text:span></text:p>
        </text:list-item>
        <text:list-item>
          <text:p text:style-name="P105"><text:span text:style-name="T190">Consider the node of a complete binary tree whose value is stored in data[i] for an array implementation. If this node has a right child, where will the right child's value be stored?<text:line-break/></text:span></text:p>
        </text:list-item>
        <text:list-item>
          <text:p text:style-name="P106"><text:span text:style-name="T190">data[i +1]</text:span></text:p>
        </text:list-item>
        <text:list-item>
          <text:p text:style-name="P106"><text:span text:style-name="T190">data[i+2]</text:span></text:p>
        </text:list-item>
        <text:list-item>
          <text:p text:style-name="P106"><text:span text:style-name="T190">data[2*i + 1]</text:span></text:p>
        </text:list-item>
        <text:list-item>
          <text:p text:style-name="P106"><text:span text:style-name="T191">data[2*i + 2]</text:span><text:span text:style-name="T192"><text:line-break/><text:line-break/><text:line-break/></text:span></text:p>
        </text:list-item>
        <text:list-item>
          <text:p text:style-name="P107"><text:span text:style-name="T192">Consider this binary search tree:</text:span></text:p>
        </text:list-item>
      </text:list>
      <text:p text:style-name="P108"><text:span text:style-name="T193"><text:s text:c="7"/>14</text:span></text:p>
      <text:p text:style-name="P108"><text:span text:style-name="T193"><text:s text:c="6"/>/<text:s text:c="2"/>\</text:span></text:p>
      <text:p text:style-name="P108"><text:span text:style-name="T193"><text:s text:c="5"/>2<text:s text:c="4"/>16</text:span></text:p>
      <text:p text:style-name="P108"><text:span text:style-name="T193"><text:s text:c="4"/>/ \<text:s text:c="4"/></text:span></text:p>
      <text:p text:style-name="P108"><text:span text:style-name="T193"><text:s text:c="3"/>1<text:s text:c="3"/>5 </text:span></text:p>
      <text:p text:style-name="P108"><text:span text:style-name="T193"><text:s text:c="6"/>/<text:s text:c="4"/></text:span></text:p>
      <text:p text:style-name="P108"><text:span text:style-name="T193"><text:s text:c="5"/>4<text:s text:c="5"/></text:span></text:p>
      <text:p text:style-name="P108"><text:span text:style-name="T194">Suppose we remove the root, replacing it with something from the left subtree. What will be the new root?</text:span></text:p>
      <text:p text:style-name="P108"><text:span text:style-name="T194"/></text:p>
      <text:p text:style-name="P108"><text:span text:style-name="T195">4</text:span><text:span text:style-name="T196"/></text:p>
      <text:p text:style-name="P108"><text:span text:style-name="T196"/></text:p>
      <text:p text:style-name="P109"><text:span text:style-name="T196"><text:s/></text:span></text:p>
      <text:p text:style-name="P109"><text:span text:style-name="T196"/></text:p>
      <text:list text:style-name="L110">
        <text:list-item>
          <text:p text:style-name="P110"><text:span text:style-name="T196">Give two different reasons to explain why the following binary tree is not a heap:<text:s text:c="12"/></text:span></text:p>
        </text:list-item>
      </text:list>
      <text:p text:style-name="P111"><text:span text:style-name="T197"/></text:p>
      <text:p text:style-name="P111"><text:span text:style-name="T198"><text:s text:c="10"/>91</text:span><text:span text:style-name="T199"/></text:p>
      <text:p text:style-name="P111"><text:span text:style-name="T200"><text:s text:c="9"/>/<text:s text:c="2"/>\</text:span><text:span text:style-name="T201"/></text:p>
      <text:p text:style-name="P111"><text:span text:style-name="T202"><text:s text:c="7"/>77<text:s text:c="4"/>46</text:span><text:span text:style-name="T203"/></text:p>
      <text:p text:style-name="P111"><text:span text:style-name="T204"><text:s text:c="6"/>/<text:s text:c="2"/>\<text:s text:c="5"/>\</text:span><text:span text:style-name="T205"/></text:p>
      <text:p text:style-name="P111"><text:span text:style-name="T206"><text:s text:c="4"/>68<text:s text:c="4"/>81<text:s text:c="4"/>11</text:span><text:span text:style-name="T207"/></text:p>
      <text:p text:style-name="P111"><text:span text:style-name="T207"/></text:p>
      <text:p text:style-name="P111"><text:span text:style-name="T207"><text:line-break/></text:span><text:span text:style-name="T208">77 and 81 are in the wrong place, and it is a max heap. They need to be swapped. In this heap each level is completely filled and all the nodes at each level are as far left as possible. Therefore 11 should be the left child of 46.</text:span><text:span text:style-name="T209"><text:line-break/><text:line-break/><text:line-break/></text:span></text:p>
      <text:list text:style-name="L112">
        <text:list-item>
          <text:p text:style-name="P112"><text:span text:style-name="T209">Draw a new heap that is created by inserting 82 into the following heap:<text:s/></text:span><text:span text:style-name="T210"><text:s text:c="19"/></text:span></text:p>
        </text:list-item>
      </text:list>
      <text:p text:style-name="P113"><text:span text:style-name="T211"/></text:p>
      <text:p text:style-name="P113"><text:span text:style-name="T212"><text:s text:c="10"/>910</text:span></text:p>
      <text:p text:style-name="P113"><text:span text:style-name="T212"><text:s text:c="10"/>/<text:s text:c="2"/>\</text:span></text:p>
      <text:p text:style-name="P113"><text:span text:style-name="T212"><text:s text:c="8"/>77<text:s text:c="4"/>66</text:span></text:p>
      <text:p text:style-name="P113"><text:span text:style-name="T212"><text:s text:c="7"/>/<text:s text:c="2"/>\<text:s text:c="2"/>/<text:s text:c="2"/>\</text:span></text:p>
      <text:p text:style-name="P113"><text:span text:style-name="T212"><text:s text:c="5"/>68<text:s text:c="3"/>1 3<text:s text:c="3"/>11<text:line-break/><text:line-break/></text:span><text:span text:style-name="T213"><text:line-break/><text:line-break/><text:s text:c="3"/><text:tab/><text:tab/><text:tab/><text:tab/><text:s text:c="14"/>910</text:span></text:p>
      <text:p text:style-name="P113"><text:span text:style-name="T213"><text:s text:c="45"/>/</text:span></text:p>
      <text:p text:style-name="P113"><text:span text:style-name="T213"><text:tab/><text:tab/><text:tab/><text:tab/><text:tab/>82<text:tab/><text:tab/>66</text:span></text:p>
      <text:p text:style-name="P113"><text:span text:style-name="T213"><text:tab/><text:tab/><text:tab/><text:tab/>77<text:tab/><text:s text:c="7"/>1<text:s text:c="4"/>3<text:tab/><text:tab/>11</text:span></text:p>
      <text:p text:style-name="P113"><text:span text:style-name="T213"><text:tab/><text:tab/><text:tab/>68</text:span></text:p>
      <text:p text:style-name="P113"><text:span text:style-name="T214"/></text:p>
      <text:p text:style-name="P113"><text:span text:style-name="T214"/></text:p>
      <text:list text:style-name="L114">
        <text:list-item>
          <text:p text:style-name="P114"><text:span text:style-name="T215">Suppose that you are performing a reheapification downward. Write a precise condition that describes the situation that causes the reheapification to stop.<text:line-break/></text:span><text:span text:style-name="T216">For a downward reheapification, we calculate the maximum value along the current node, the left child and the right child. This will stop when the max value is already at the parent position among the three.</text:span><text:span text:style-name="T217"><text:line-break/><text:line-break/></text:span></text:p>
        </text:list-item>
        <text:list-item>
          <text:p text:style-name="P114"><text:span text:style-name="T217">What is the major advantage that a heap implementation of a priority queue has over a binary search tree implementation?<text:line-break/></text:span><text:span text:style-name="T218">A heap just guarantees that elements on higher levels are greater for a max-heap or smaller for a min-heap than elements on lower levels, whereas BST guarantees an order from left to right. If you want sorted elements, go with a BST.</text:span></text:p>
        </text:list-item>
      </text:list>
      <text:p text:style-name="P115"><text:span text:style-name="T219"/></text:p>
      <text:p text:style-name="P115"><text:span text:style-name="T220"/></text:p>
      <text:list text:style-name="L116">
        <text:list-item>
          <text:p text:style-name="P116"><text:span text:style-name="T220">Which of the following is NOT part of the human cost of developing a computer program?</text:span></text:p>
        </text:list-item>
        <text:list-item>
          <text:p text:style-name="P117"><text:span text:style-name="T221">the efficiency of a program</text:span></text:p>
        </text:list-item>
        <text:list-item>
          <text:p text:style-name="P117"><text:span text:style-name="T222">the readability of a program</text:span><text:span text:style-name="T223"/></text:p>
        </text:list-item>
        <text:list-item>
          <text:p text:style-name="P117"><text:span text:style-name="T224">the modifiability of a program</text:span><text:span text:style-name="T225"/></text:p>
        </text:list-item>
        <text:list-item>
          <text:p text:style-name="P117"><text:span text:style-name="T226">the maintainability a program</text:span></text:p>
        </text:list-item>
      </text:list>
      <text:p text:style-name="P118"><text:span text:style-name="T226"/></text:p>
      <text:list text:style-name="L119">
        <text:list-item>
          <text:p text:style-name="P119"><text:span text:style-name="T226">Algorithm analysis should be independent of all of the following EXCEPT ______.</text:span></text:p>
        </text:list-item>
        <text:list-item>
          <text:p text:style-name="P120"><text:span text:style-name="T226">the programming style used in the implementation of the algorithm</text:span></text:p>
        </text:list-item>
        <text:list-item>
          <text:p text:style-name="P120"><text:span text:style-name="T226">the computer used to run a program which implements an algorithm</text:span></text:p>
        </text:list-item>
        <text:list-item>
          <text:p text:style-name="P120"><text:span text:style-name="T227">the number of significant operations in an algorithm</text:span><text:span text:style-name="T228"/></text:p>
        </text:list-item>
        <text:list-item>
          <text:p text:style-name="P120"><text:span text:style-name="T228">the test data used to test a program which implements an algorithm</text:span></text:p>
        </text:list-item>
      </text:list>
      <text:p text:style-name="P121"><text:span text:style-name="T228"/></text:p>
      <text:list text:style-name="L122">
        <text:list-item>
          <text:p text:style-name="P122"><text:span text:style-name="T228">An algorithm’s execution time is related to the number of ______ it requires.</text:span></text:p>
        </text:list-item>
        <text:list-item>
          <text:p text:style-name="P123"><text:span text:style-name="T228">parameters</text:span></text:p>
        </text:list-item>
        <text:list-item>
          <text:p text:style-name="P123"><text:span text:style-name="T228">test data sets</text:span></text:p>
        </text:list-item>
        <text:list-item>
          <text:p text:style-name="P123"><text:span text:style-name="T228">data fields</text:span></text:p>
        </text:list-item>
        <text:list-item>
          <text:p text:style-name="P123"><text:span text:style-name="T229">operations</text:span><text:span text:style-name="T230"/></text:p>
        </text:list-item>
      </text:list>
      <text:p text:style-name="P124"><text:span text:style-name="T230"/></text:p>
      <text:list text:style-name="L125">
        <text:list-item>
          <text:p text:style-name="P125"><text:span text:style-name="T230">Assuming a linked list of<text:s/></text:span><text:span text:style-name="T231">n</text:span><text:span text:style-name="T232"><text:s/>nodes, the C++ statements</text:span></text:p>
        </text:list-item>
      </text:list>
      <text:p text:style-name="P126"><text:span text:style-name="T233">Node *cur = head;</text:span></text:p>
      <text:p text:style-name="P126"><text:span text:style-name="T233">while (cur != null) </text:span></text:p>
      <text:p text:style-name="P126"><text:span text:style-name="T233">{<text:tab/>cout &lt;&lt; curr-&gt;item &lt;&lt; endl;</text:span></text:p>
      <text:p text:style-name="P126"><text:span text:style-name="T233"><text:tab/>cur = cur-&gt;next;</text:span></text:p>
      <text:p text:style-name="P126"><text:span text:style-name="T233">}<text:s text:c="2"/>// end while</text:span><text:span text:style-name="T234"/></text:p>
      <text:p text:style-name="P126"><text:span text:style-name="T234">require ______ assignment(s).</text:span></text:p>
      <text:list text:style-name="L127">
        <text:list-item>
          <text:p text:style-name="P127"><text:span text:style-name="T235">n</text:span><text:span text:style-name="T236"/></text:p>
        </text:list-item>
        <text:list-item>
          <text:p text:style-name="P127"><text:span text:style-name="T237">n</text:span><text:span text:style-name="T238"><text:s/></text:span><text:span text:style-name="T239">–</text:span><text:span text:style-name="T240"><text:s/>1</text:span></text:p>
        </text:list-item>
        <text:list-item>
          <text:p text:style-name="P127"><text:span text:style-name="T241">n</text:span><text:span text:style-name="T242"><text:s/>+ 1</text:span></text:p>
        </text:list-item>
        <text:list-item>
          <text:p text:style-name="P127"><text:span text:style-name="T242">1</text:span></text:p>
        </text:list-item>
      </text:list>
      <text:p text:style-name="P128"><text:span text:style-name="T242"/></text:p>
      <text:list text:style-name="L129">
        <text:list-item>
          <text:p text:style-name="P129"><text:span text:style-name="T242">Assuming a linked list of<text:s/></text:span><text:span text:style-name="T243">n</text:span><text:span text:style-name="T244"><text:s/>nodes, the C++ statements</text:span></text:p>
        </text:list-item>
      </text:list>
      <text:p text:style-name="P130"><text:span text:style-name="T245">Node *cur = head;</text:span></text:p>
      <text:p text:style-name="P130"><text:span text:style-name="T245">while (cur != null) </text:span></text:p>
      <text:p text:style-name="P130"><text:span text:style-name="T245">{<text:tab/>cout &lt;&lt; curr-&gt;item &lt;&lt; endl;</text:span></text:p>
      <text:p text:style-name="P130"><text:span text:style-name="T245"><text:tab/>cur = cur-&gt;next;</text:span></text:p>
      <text:p text:style-name="P130"><text:span text:style-name="T245">}<text:s text:c="2"/>// end while</text:span><text:span text:style-name="T246"/></text:p>
      <text:p text:style-name="P130"><text:span text:style-name="T246">require ______ comparison(s).</text:span></text:p>
      <text:list text:style-name="L131">
        <text:list-item>
          <text:p text:style-name="P131"><text:span text:style-name="T247">n</text:span><text:span text:style-name="T248"/></text:p>
        </text:list-item>
        <text:list-item>
          <text:p text:style-name="P131"><text:span text:style-name="T249">n</text:span><text:span text:style-name="T250"><text:s/></text:span><text:span text:style-name="T251">–</text:span><text:span text:style-name="T252"><text:s/>1</text:span></text:p>
        </text:list-item>
        <text:list-item>
          <text:p text:style-name="P131"><text:span text:style-name="T253">n</text:span><text:span text:style-name="T254"><text:s/>+ 1</text:span><text:span text:style-name="T255"/></text:p>
        </text:list-item>
        <text:list-item>
          <text:p text:style-name="P131"><text:span text:style-name="T255">1</text:span></text:p>
        </text:list-item>
      </text:list>
      <text:p text:style-name="P132"><text:span text:style-name="T255"/></text:p>
      <text:p text:style-name="P132"><text:span text:style-name="T255"/></text:p>
      <text:list text:style-name="L133">
        <text:list-item>
          <text:p text:style-name="P133"><text:span text:style-name="T255">Assuming a linked list of<text:s/></text:span><text:span text:style-name="T256">n</text:span><text:span text:style-name="T257"><text:s/>nodes, the C++ statements</text:span></text:p>
        </text:list-item>
      </text:list>
      <text:p text:style-name="P134"><text:span text:style-name="T258">Node *cur = head;</text:span></text:p>
      <text:p text:style-name="P134"><text:span text:style-name="T258">while (cur != null) {</text:span></text:p>
      <text:p text:style-name="P134"><text:span text:style-name="T258"><text:tab/>cout &lt;&lt; curr-&gt;item &lt;&lt; endl;</text:span></text:p>
      <text:p text:style-name="P134"><text:span text:style-name="T258"><text:tab/>cur = cur-&gt;next;</text:span></text:p>
      <text:p text:style-name="P134"><text:span text:style-name="T258">}<text:s text:c="2"/>// end while</text:span><text:span text:style-name="T259"/></text:p>
      <text:p text:style-name="P134"><text:span text:style-name="T259">perform ______ write operations.</text:span></text:p>
      <text:list text:style-name="L135">
        <text:list-item>
          <text:p text:style-name="P135"><text:span text:style-name="T260">n</text:span><text:span text:style-name="T261"/></text:p>
        </text:list-item>
        <text:list-item>
          <text:p text:style-name="P135"><text:span text:style-name="T262">n</text:span><text:span text:style-name="T263"><text:s/></text:span><text:span text:style-name="T264">–</text:span><text:span text:style-name="T265"><text:s/>1</text:span><text:span text:style-name="T266"/></text:p>
        </text:list-item>
        <text:list-item>
          <text:p text:style-name="P135"><text:span text:style-name="T267">n</text:span><text:span text:style-name="T268"><text:s/>+ 1</text:span><text:span text:style-name="T269"/></text:p>
        </text:list-item>
        <text:list-item>
          <text:p text:style-name="P135"><text:span text:style-name="T269">1</text:span></text:p>
        </text:list-item>
      </text:list>
      <text:p text:style-name="P136"><text:span text:style-name="T269"/></text:p>
      <text:list text:style-name="L137">
        <text:list-item>
          <text:p text:style-name="P137"><text:span text:style-name="T269">The solution to the Towers of Hanoi problem with<text:s/></text:span><text:span text:style-name="T270">n</text:span><text:span text:style-name="T271"><text:s/>disks requires 2</text:span><text:span text:style-name="T272">n</text:span><text:span text:style-name="T273"><text:s/></text:span><text:span text:style-name="T274">–</text:span><text:span text:style-name="T275"><text:s/>1 moves. If each move requires the same time<text:s/></text:span><text:span text:style-name="T276">m</text:span><text:span text:style-name="T277">, the solution requires ______ time units.</text:span></text:p>
        </text:list-item>
        <text:list-item>
          <text:p text:style-name="P138"><text:span text:style-name="T278">2</text:span><text:span text:style-name="T279">n</text:span><text:span text:style-name="T280"><text:s/></text:span><text:span text:style-name="T281">–</text:span><text:span text:style-name="T282"><text:s/>1</text:span></text:p>
        </text:list-item>
        <text:list-item>
          <text:p text:style-name="P138"><text:span text:style-name="T283">(2</text:span><text:span text:style-name="T284">n</text:span><text:span text:style-name="T285"><text:s/></text:span><text:span text:style-name="T286">–</text:span><text:span text:style-name="T287"><text:s/>1) +<text:s/></text:span><text:span text:style-name="T288">m</text:span><text:span text:style-name="T289"/></text:p>
        </text:list-item>
        <text:list-item>
          <text:p text:style-name="P138"><text:span text:style-name="T290">(</text:span><text:span text:style-name="T291">2</text:span><text:span text:style-name="T292">n</text:span><text:span text:style-name="T293"><text:s/></text:span><text:span text:style-name="T294">–</text:span><text:span text:style-name="T295"><text:s/>1) /<text:s/></text:span><text:span text:style-name="T296">m</text:span><text:span text:style-name="T297"/></text:p>
        </text:list-item>
        <text:list-item>
          <text:p text:style-name="P138"><text:span text:style-name="T298">(2</text:span><text:span text:style-name="T299">n</text:span><text:span text:style-name="T300"><text:s/></text:span><text:span text:style-name="T301">–</text:span><text:span text:style-name="T302"><text:s/>1) *<text:s/></text:span><text:span text:style-name="T303">m</text:span><text:span text:style-name="T304"/></text:p>
        </text:list-item>
      </text:list>
      <text:p text:style-name="P139"><text:span text:style-name="T305"/></text:p>
      <text:p text:style-name="P140"><text:span text:style-name="T305"><text:s/></text:span></text:p>
      <text:p text:style-name="P140"><text:span text:style-name="T305"/></text:p>
      <text:list text:style-name="L141">
        <text:list-item>
          <text:p text:style-name="P141"><text:span text:style-name="T305">Consider an algorithm that contains loops of this form:</text:span></text:p>
        </text:list-item>
      </text:list>
      <text:p text:style-name="P142"><text:span text:style-name="T306">for (i = 1 through n)</text:span></text:p>
      <text:p text:style-name="P142"><text:span text:style-name="T306">{ for (j = 1 through i)</text:span></text:p>
      <text:p text:style-name="P142"><text:span text:style-name="T306"><text:s text:c="2"/>{ for (k = 1 through 10)</text:span></text:p>
      <text:p text:style-name="P142"><text:span text:style-name="T306"><text:tab/> { Task T</text:span></text:p>
      <text:p text:style-name="P143"><text:span text:style-name="T306"><text:s text:c="4"/>}</text:span></text:p>
      <text:p text:style-name="P143"><text:span text:style-name="T306"><text:s text:c="2"/>}</text:span></text:p>
      <text:p text:style-name="P143"><text:span text:style-name="T306">}</text:span><text:span text:style-name="T307"/></text:p>
      <text:p text:style-name="P143"><text:span text:style-name="T307">If task<text:s/></text:span><text:span text:style-name="T308">T</text:span><text:span text:style-name="T309"><text:s/>requires<text:s/></text:span><text:span text:style-name="T310">t</text:span><text:span text:style-name="T311"><text:s/>time units, the innermost loop on<text:s/></text:span><text:span text:style-name="T312">k<text:s/></text:span><text:span text:style-name="T313">requires ______ time units. </text:span></text:p>
      <text:list text:style-name="L144">
        <text:list-item>
          <text:p text:style-name="P144"><text:span text:style-name="T313">j</text:span></text:p>
        </text:list-item>
        <text:list-item>
          <text:p text:style-name="P144"><text:span text:style-name="T313">10</text:span></text:p>
        </text:list-item>
        <text:list-item>
          <text:p text:style-name="P144"><text:span text:style-name="T313">k * t</text:span></text:p>
        </text:list-item>
        <text:list-item>
          <text:p text:style-name="P144"><text:span text:style-name="T314">10 * t</text:span></text:p>
        </text:list-item>
      </text:list>
      <text:p text:style-name="P145"><text:span text:style-name="T315"/></text:p>
      <text:list text:style-name="L146">
        <text:list-item>
          <text:p text:style-name="P146"><text:span text:style-name="T315">Consider an algorithm that contains loops of this form:</text:span></text:p>
        </text:list-item>
      </text:list>
      <text:p text:style-name="P147"><text:span text:style-name="T316">for (i = 1 through n )</text:span></text:p>
      <text:p text:style-name="P147"><text:span text:style-name="T316">{ for (j = 1 through i)</text:span></text:p>
      <text:p text:style-name="P147"><text:span text:style-name="T316"><text:s text:c="2"/>{ for (k = 1 through 10)</text:span></text:p>
      <text:p text:style-name="P147"><text:span text:style-name="T316"><text:tab/> {<text:s text:c="2"/>Task T</text:span></text:p>
      <text:p text:style-name="P148"><text:span text:style-name="T316"><text:s text:c="4"/>}</text:span></text:p>
      <text:p text:style-name="P148"><text:span text:style-name="T316"><text:s text:c="2"/>}</text:span></text:p>
      <text:p text:style-name="P148"><text:span text:style-name="T316">}</text:span><text:span text:style-name="T317"/></text:p>
      <text:p text:style-name="P148"><text:span text:style-name="T317">If task<text:s/></text:span><text:span text:style-name="T318">T</text:span><text:span text:style-name="T319"><text:s/>requires<text:s/></text:span><text:span text:style-name="T320">t</text:span><text:span text:style-name="T321"><text:s/>time units, the loop on<text:s/></text:span><text:span text:style-name="T322">j</text:span><text:span text:style-name="T323"><text:s/>requires ______ time units. </text:span></text:p>
      <text:list text:style-name="L149">
        <text:list-item>
          <text:p text:style-name="P149"><text:span text:style-name="T323">10 * t</text:span></text:p>
        </text:list-item>
        <text:list-item>
          <text:p text:style-name="P149"><text:span text:style-name="T323">(10 * t) + i</text:span></text:p>
        </text:list-item>
        <text:list-item>
          <text:p text:style-name="P149"><text:span text:style-name="T324">10 * t * i</text:span></text:p>
        </text:list-item>
        <text:list-item>
          <text:p text:style-name="P149"><text:span text:style-name="T325">t * i</text:span></text:p>
        </text:list-item>
      </text:list>
      <text:p text:style-name="P150"><text:span text:style-name="T325"/></text:p>
      <text:p text:style-name="P150"><text:span text:style-name="T325"/></text:p>
      <text:list text:style-name="L151">
        <text:list-item>
          <text:p text:style-name="P151"><text:span text:style-name="T325">Which of the following can be used to compare two algorithms?</text:span></text:p>
        </text:list-item>
        <text:list-item>
          <text:p text:style-name="P152"><text:span text:style-name="T326">growth rates of the two algorithms</text:span></text:p>
        </text:list-item>
        <text:list-item>
          <text:p text:style-name="P152"><text:span text:style-name="T327">implementations of the two algorithms</text:span></text:p>
        </text:list-item>
        <text:list-item>
          <text:p text:style-name="P152"><text:span text:style-name="T327">test data used to test programs which implement the two algorithms</text:span></text:p>
        </text:list-item>
        <text:list-item>
          <text:p text:style-name="P152"><text:span text:style-name="T327">computers on which programs which implement the two algorithms are run</text:span></text:p>
        </text:list-item>
      </text:list>
      <text:p text:style-name="P153"><text:span text:style-name="T327"/></text:p>
      <text:list text:style-name="L154">
        <text:list-item>
          <text:p text:style-name="P154"><text:span text:style-name="T327">Algorithm efficiency is typically a concern for ______.</text:span></text:p>
        </text:list-item>
        <text:list-item>
          <text:p text:style-name="P155"><text:span text:style-name="T327">small problems only</text:span></text:p>
        </text:list-item>
        <text:list-item>
          <text:p text:style-name="P155"><text:span text:style-name="T328">large problems only</text:span><text:span text:style-name="T329"/></text:p>
        </text:list-item>
        <text:list-item>
          <text:p text:style-name="P155"><text:span text:style-name="T329">medium sized problems only</text:span></text:p>
        </text:list-item>
        <text:list-item>
          <text:p text:style-name="P155"><text:span text:style-name="T329">problems of all sizes</text:span></text:p>
        </text:list-item>
      </text:list>
      <text:p text:style-name="P156"><text:span text:style-name="T329"/></text:p>
      <text:list text:style-name="L157">
        <text:list-item>
          <text:p text:style-name="P157"><text:span text:style-name="T329">If a problem of size<text:s/></text:span><text:span text:style-name="T330">n</text:span><text:span text:style-name="T331"><text:s/>requires time that is directly proportional to<text:s/></text:span><text:span text:style-name="T332">n</text:span><text:span text:style-name="T333">, the problem is ______.</text:span></text:p>
        </text:list-item>
        <text:list-item>
          <text:p text:style-name="P158"><text:span text:style-name="T333">O(1)</text:span></text:p>
        </text:list-item>
        <text:list-item>
          <text:p text:style-name="P158"><text:span text:style-name="T334">O(</text:span><text:span text:style-name="T335">n</text:span><text:span text:style-name="T336">)</text:span><text:span text:style-name="T337"/></text:p>
        </text:list-item>
        <text:list-item>
          <text:p text:style-name="P158"><text:span text:style-name="T337">O(</text:span><text:span text:style-name="T338">n</text:span><text:span text:style-name="T339">2</text:span><text:span text:style-name="T340">)</text:span></text:p>
        </text:list-item>
        <text:list-item>
          <text:p text:style-name="P158"><text:span text:style-name="T340">O(log</text:span><text:span text:style-name="T341">2</text:span><text:span text:style-name="T342"><text:s/>n</text:span><text:span text:style-name="T343">)</text:span></text:p>
        </text:list-item>
      </text:list>
      <text:p text:style-name="P159"><text:span text:style-name="T343"/></text:p>
      <text:list text:style-name="L160">
        <text:list-item>
          <text:p text:style-name="P160"><text:span text:style-name="T343">Which of the following growth-rate functions grows the fastest in value?</text:span></text:p>
        </text:list-item>
        <text:list-item>
          <text:p text:style-name="P161"><text:span text:style-name="T343">1</text:span></text:p>
        </text:list-item>
        <text:list-item>
          <text:p text:style-name="P161"><text:span text:style-name="T344">n</text:span><text:span text:style-name="T345"/></text:p>
        </text:list-item>
        <text:list-item>
          <text:p text:style-name="P161"><text:span text:style-name="T346">n</text:span><text:span text:style-name="T347">2</text:span><text:span text:style-name="T348"/></text:p>
        </text:list-item>
        <text:list-item>
          <text:p text:style-name="P161"><text:span text:style-name="T348">log</text:span><text:span text:style-name="T349">2</text:span><text:span text:style-name="T350"><text:s/>n</text:span><text:span text:style-name="T351"/></text:p>
        </text:list-item>
      </text:list>
      <text:p text:style-name="P162"><text:span text:style-name="T351"/></text:p>
      <text:p text:style-name="P163"><text:span text:style-name="T351"><text:s/></text:span></text:p>
      <text:p text:style-name="P163"><text:span text:style-name="T351"/></text:p>
      <text:list text:style-name="L164">
        <text:list-item>
          <text:p text:style-name="P164"><text:span text:style-name="T351">Which of the following growth-rate functions grows the slowest in value?</text:span></text:p>
        </text:list-item>
        <text:list-item>
          <text:p text:style-name="P165"><text:span text:style-name="T352">1</text:span></text:p>
        </text:list-item>
        <text:list-item>
          <text:p text:style-name="P165"><text:span text:style-name="T353">n</text:span><text:span text:style-name="T354"/></text:p>
        </text:list-item>
        <text:list-item>
          <text:p text:style-name="P165"><text:span text:style-name="T355">n</text:span><text:span text:style-name="T356">2</text:span><text:span text:style-name="T357"/></text:p>
        </text:list-item>
        <text:list-item>
          <text:p text:style-name="P165"><text:span text:style-name="T357">log</text:span><text:span text:style-name="T358">2</text:span><text:span text:style-name="T359"><text:s/>n</text:span><text:span text:style-name="T360"/></text:p>
        </text:list-item>
      </text:list>
      <text:p text:style-name="P166"><text:span text:style-name="T360"/></text:p>
      <text:list text:style-name="L167">
        <text:list-item>
          <text:p text:style-name="P167"><text:span text:style-name="T360">Which of the following growth-rate functions indicates a problem whose time requirement is constant?</text:span></text:p>
        </text:list-item>
        <text:list-item>
          <text:p text:style-name="P168"><text:span text:style-name="T361">1</text:span><text:span text:style-name="T362"/></text:p>
        </text:list-item>
        <text:list-item>
          <text:p text:style-name="P168"><text:span text:style-name="T363">n</text:span><text:span text:style-name="T364"/></text:p>
        </text:list-item>
        <text:list-item>
          <text:p text:style-name="P168"><text:span text:style-name="T364">2</text:span><text:span text:style-name="T365">n</text:span><text:span text:style-name="T366"/></text:p>
        </text:list-item>
        <text:list-item>
          <text:p text:style-name="P168"><text:span text:style-name="T366">log</text:span><text:span text:style-name="T367">2</text:span><text:span text:style-name="T368"><text:s/>n</text:span><text:span text:style-name="T369"/></text:p>
        </text:list-item>
      </text:list>
      <text:p text:style-name="P169"><text:span text:style-name="T369"/></text:p>
      <text:list text:style-name="L170">
        <text:list-item>
          <text:p text:style-name="P170"><text:span text:style-name="T369">Which of the following growth-rate functions indicates a problem whose time requirement is independent of the size of the problem?</text:span></text:p>
        </text:list-item>
        <text:list-item>
          <text:p text:style-name="P171"><text:span text:style-name="T370">1</text:span><text:span text:style-name="T371"/></text:p>
        </text:list-item>
        <text:list-item>
          <text:p text:style-name="P171"><text:span text:style-name="T372">n</text:span><text:span text:style-name="T373"/></text:p>
        </text:list-item>
        <text:list-item>
          <text:p text:style-name="P171"><text:span text:style-name="T373">2</text:span><text:span text:style-name="T374">n</text:span><text:span text:style-name="T375"/></text:p>
        </text:list-item>
        <text:list-item>
          <text:p text:style-name="P171"><text:span text:style-name="T375">log</text:span><text:span text:style-name="T376">2</text:span><text:span text:style-name="T377"><text:s/>n</text:span><text:span text:style-name="T378"/></text:p>
        </text:list-item>
      </text:list>
      <text:p text:style-name="P172"><text:span text:style-name="T378"/></text:p>
      <text:list text:style-name="L173">
        <text:list-item>
          <text:p text:style-name="P173"><text:span text:style-name="T378">A linear algorithm has the growth-rate function ______.</text:span></text:p>
        </text:list-item>
        <text:list-item>
          <text:p text:style-name="P174"><text:span text:style-name="T378">1</text:span></text:p>
        </text:list-item>
        <text:list-item>
          <text:p text:style-name="P174"><text:span text:style-name="T379">n</text:span><text:span text:style-name="T380"/></text:p>
        </text:list-item>
        <text:list-item>
          <text:p text:style-name="P174"><text:span text:style-name="T380">2</text:span><text:span text:style-name="T381">n</text:span><text:span text:style-name="T382"/></text:p>
        </text:list-item>
        <text:list-item>
          <text:p text:style-name="P174"><text:span text:style-name="T382">log</text:span><text:span text:style-name="T383">2</text:span><text:span text:style-name="T384"><text:s/>n</text:span><text:span text:style-name="T385"><text:line-break/></text:span></text:p>
        </text:list-item>
        <text:list-item>
          <text:p text:style-name="P175"><text:span text:style-name="T385">A quadratic algorithm is ______.</text:span></text:p>
        </text:list-item>
        <text:list-item>
          <text:p text:style-name="P176"><text:span text:style-name="T386">O(</text:span><text:span text:style-name="T387">n</text:span><text:span text:style-name="T388">2</text:span><text:span text:style-name="T389">)</text:span></text:p>
        </text:list-item>
        <text:list-item>
          <text:p text:style-name="P176"><text:span text:style-name="T390">O(</text:span><text:span text:style-name="T391">n</text:span><text:span text:style-name="T392">3</text:span><text:span text:style-name="T393">)</text:span></text:p>
        </text:list-item>
        <text:list-item>
          <text:p text:style-name="P176"><text:span text:style-name="T393">O(2</text:span><text:span text:style-name="T394">n</text:span><text:span text:style-name="T395">)</text:span></text:p>
        </text:list-item>
        <text:list-item>
          <text:p text:style-name="P176"><text:span text:style-name="T395">O(log</text:span><text:span text:style-name="T396">2<text:s/></text:span><text:span text:style-name="T397">n</text:span><text:span text:style-name="T398">)</text:span></text:p>
        </text:list-item>
      </text:list>
      <text:p text:style-name="P177"><text:span text:style-name="T398"/></text:p>
      <text:list text:style-name="L178">
        <text:list-item>
          <text:p text:style-name="P178"><text:span text:style-name="T398">An exponential algorithm is ______.</text:span></text:p>
        </text:list-item>
        <text:list-item>
          <text:p text:style-name="P179"><text:span text:style-name="T398">O(</text:span><text:span text:style-name="T399">n</text:span><text:span text:style-name="T400">2</text:span><text:span text:style-name="T401">)</text:span></text:p>
        </text:list-item>
        <text:list-item>
          <text:p text:style-name="P179"><text:span text:style-name="T401">O(</text:span><text:span text:style-name="T402">n</text:span><text:span text:style-name="T403">3</text:span><text:span text:style-name="T404">)</text:span></text:p>
        </text:list-item>
        <text:list-item>
          <text:p text:style-name="P179"><text:span text:style-name="T405">O(2</text:span><text:span text:style-name="T406">n</text:span><text:span text:style-name="T407">)</text:span></text:p>
        </text:list-item>
        <text:list-item>
          <text:p text:style-name="P179"><text:span text:style-name="T408">O(log</text:span><text:span text:style-name="T409">2<text:s/></text:span><text:span text:style-name="T410">n</text:span><text:span text:style-name="T411">)</text:span></text:p>
        </text:list-item>
      </text:list>
      <text:p text:style-name="P180"><text:span text:style-name="T411"/></text:p>
      <text:list text:style-name="L181">
        <text:list-item>
          <text:p text:style-name="P181"><text:span text:style-name="T412">Consider an algorithm that contains loops of this form:</text:span></text:p>
        </text:list-item>
      </text:list>
      <text:p text:style-name="P182"><text:span text:style-name="T413">for (i = 1 through n)</text:span></text:p>
      <text:p text:style-name="P182"><text:span text:style-name="T413"><text:s text:c="2"/>for (j = 1 through i)</text:span></text:p>
      <text:p text:style-name="P182"><text:span text:style-name="T413"><text:s text:c="4"/>for (k = 1 through 10)</text:span></text:p>
      <text:p text:style-name="P182"><text:span text:style-name="T413"><text:tab/><text:s text:c="3"/>Task T</text:span></text:p>
      <text:p text:style-name="P183"><text:span text:style-name="T414">If task<text:s/></text:span><text:span text:style-name="T415">T</text:span><text:span text:style-name="T416"><text:s/>requires<text:s/></text:span><text:span text:style-name="T417">t</text:span><text:span text:style-name="T418"><text:s/>time units, the innermost loop on<text:s/></text:span><text:span text:style-name="T419">k<text:s/></text:span><text:span text:style-name="T420">requires ______ time units. </text:span></text:p>
      <text:list text:style-name="L184">
        <text:list-item>
          <text:p text:style-name="P184"><text:span text:style-name="T420">j</text:span></text:p>
        </text:list-item>
        <text:list-item>
          <text:p text:style-name="P184"><text:span text:style-name="T420">10</text:span></text:p>
        </text:list-item>
        <text:list-item>
          <text:p text:style-name="P184"><text:span text:style-name="T420">k * t</text:span></text:p>
        </text:list-item>
        <text:list-item>
          <text:p text:style-name="P184"><text:span text:style-name="T421">10 * t</text:span><text:span text:style-name="T422"/></text:p>
        </text:list-item>
      </text:list>
      <text:p text:style-name="P185"><text:span text:style-name="T423"/></text:p>
      <text:p text:style-name="P185"><text:span text:style-name="T423"/></text:p>
      <text:p text:style-name="P186"><text:span text:style-name="T424"><text:s/></text:span></text:p>
      <text:p text:style-name="P186"><text:span text:style-name="T424">True/False Questions -- Explain your answer</text:span></text:p>
      <text:p text:style-name="P187"><text:span text:style-name="T425"/></text:p>
      <text:list text:style-name="L188">
        <text:list-item>
          <text:p text:style-name="P188"><text:span text:style-name="T426">The analysis of an algorithm must take into consideration the computer that will be used to run a program that implements the algorithm.</text:span></text:p>
        </text:list-item>
      </text:list>
      <text:p text:style-name="P189"><text:span text:style-name="T427">True, the machine must be considered in terms of benchmarks of performance, which will influence computing time and other factors.</text:span><text:span text:style-name="T428"/></text:p>
      <text:p text:style-name="P190"><text:span text:style-name="T428"/></text:p>
      <text:list text:style-name="L191">
        <text:list-item>
          <text:p text:style-name="P191"><text:span text:style-name="T428">For a problem of size<text:s/></text:span><text:span text:style-name="T429">n</text:span><text:span text:style-name="T430">, if Algorithm A requires time proportional to<text:s/></text:span><text:span text:style-name="T431">n</text:span><text:span text:style-name="T432">, and Algorithm B requires time proportional to<text:s/></text:span><text:span text:style-name="T433">n</text:span><text:span text:style-name="T434">2</text:span><text:span text:style-name="T435">, B’s time requirement increases at a slower rate than A’s time requirement.</text:span></text:p>
        </text:list-item>
      </text:list>
      <text:p text:style-name="P192"><text:span text:style-name="T436">False, as n grows b will grow much faster than a in relation to what the parameters of growth are.</text:span></text:p>
      <text:p text:style-name="P193"><text:span text:style-name="T437"/></text:p>
      <text:list text:style-name="L194">
        <text:list-item>
          <text:p text:style-name="P194"><text:span text:style-name="T437">The values of the growth-rate function O(log</text:span><text:span text:style-name="T438">2<text:s/></text:span><text:span text:style-name="T439">n</text:span><text:span text:style-name="T440">) grow faster than the values of the growth-rate function O(</text:span><text:span text:style-name="T441">n</text:span><text:span text:style-name="T442">).</text:span></text:p>
        </text:list-item>
      </text:list>
      <text:p text:style-name="P195"><text:span text:style-name="T443">False, the values for o(n) would have less complexity.</text:span><text:span text:style-name="T444"/></text:p>
      <text:p text:style-name="P196"><text:span text:style-name="T444"/></text:p>
      <text:list text:style-name="L197">
        <text:list-item>
          <text:p text:style-name="P197"><text:span text:style-name="T444">Low-order terms in an algorithm’s growth-rate function can be ignored.</text:span></text:p>
        </text:list-item>
      </text:list>
      <text:p text:style-name="P198"><text:span text:style-name="T445">True, only the time needs to be taken into account.</text:span><text:span text:style-name="T446"/></text:p>
      <text:list text:style-name="L199">
        <text:list-item>
          <text:p text:style-name="P199"><text:span text:style-name="T447">Function f(n) is O( g(n) ) if f(n)&gt;g(n) for all n&gt;0.</text:span></text:p>
        </text:list-item>
      </text:list>
      <text:p text:style-name="P200"><text:span text:style-name="T448">False, there are values os g(n) that would make the case incorrect.</text:span><text:span text:style-name="T449"/></text:p>
      <text:p text:style-name="P201"><text:span text:style-name="T449"/></text:p>
      <text:list text:style-name="L202">
        <text:list-item>
          <text:p text:style-name="P202"><text:span text:style-name="T449">The values of the growth-rate function O(log2 n) grow faster than the values of the growth-rate function O(n).</text:span></text:p>
        </text:list-item>
      </text:list>
      <text:p text:style-name="P203"><text:span text:style-name="T450">True, due to the parameters of the functions. O</text:span><text:span text:style-name="T451">nly the time needs to be taken into account.</text:span><text:span text:style-name="T452"/></text:p>
      <text:p text:style-name="P203"><text:span text:style-name="T452"/></text:p>
      <text:p text:style-name="P203"><text:span text:style-name="T453"><text:s/></text:span></text:p>
      <text:p text:style-name="P204"><text:span text:style-name="T45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